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2.4154in"/>
    </style:style>
    <style:style style:name="co19" style:family="table-column">
      <style:table-column-properties fo:break-before="auto" style:column-width="1.0528in"/>
    </style:style>
    <style:style style:name="co20" style:family="table-column">
      <style:table-column-properties fo:break-before="auto" style:column-width="1.2839in"/>
    </style:style>
    <style:style style:name="co21" style:family="table-column">
      <style:table-column-properties fo:break-before="auto" style:column-width="1.1764in"/>
    </style:style>
    <style:style style:name="co1" style:family="table-column">
      <style:table-column-properties fo:break-before="auto" style:column-width="0.8598in"/>
    </style:style>
    <style:style style:name="co22" style:family="table-column">
      <style:table-column-properties fo:break-before="auto" style:column-width="0.8307in"/>
    </style:style>
    <style:style style:name="co23" style:family="table-column">
      <style:table-column-properties fo:break-before="auto" style:column-width="1.302in"/>
    </style:style>
    <style:style style:name="co5" style:family="table-column">
      <style:table-column-properties fo:break-before="auto" style:column-width="0.7362in"/>
    </style:style>
    <style:style style:name="co24" style:family="table-column">
      <style:table-column-properties fo:break-before="auto" style:column-width="2.5181in"/>
    </style:style>
    <style:style style:name="co10" style:family="table-column">
      <style:table-column-properties fo:break-before="auto" style:column-width="1.5598in"/>
    </style:style>
    <style:style style:name="co7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8472in"/>
    </style:style>
    <style:style style:name="co25" style:family="table-column">
      <style:table-column-properties fo:break-before="auto" style:column-width="2.3929in"/>
    </style:style>
    <style:style style:name="co26" style:family="table-column">
      <style:table-column-properties fo:break-before="auto" style:column-width="1.5689in"/>
    </style:style>
    <style:style style:name="co6" style:family="table-column">
      <style:table-column-properties fo:break-before="auto" style:column-width="2.2354in"/>
    </style:style>
    <style:style style:name="co8" style:family="table-column">
      <style:table-column-properties fo:break-before="auto" style:column-width="1.1783in"/>
    </style:style>
    <style:style style:name="co9" style:family="table-column">
      <style:table-column-properties fo:break-before="auto" style:column-width="2.2618in"/>
    </style:style>
    <style:style style:name="co11" style:family="table-column">
      <style:table-column-properties fo:break-before="auto" style:column-width="2.7819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2.6244in"/>
    </style:style>
    <style:style style:name="co14" style:family="table-column">
      <style:table-column-properties fo:break-before="auto" style:column-width="0.9256in"/>
    </style:style>
    <style:style style:name="co15" style:family="table-column">
      <style:table-column-properties fo:break-before="auto" style:column-width="1.9854in"/>
    </style:style>
    <style:style style:name="co16" style:family="table-column">
      <style:table-column-properties fo:break-before="auto" style:column-width="0.8929in"/>
    </style:style>
    <style:style style:name="co17" style:family="table-column">
      <style:table-column-properties fo:break-before="auto" style:column-width="0.889in"/>
    </style:style>
    <style:style style:name="co34" style:family="table-column">
      <style:table-column-properties fo:break-before="auto" style:column-width="2.4189in"/>
    </style:style>
    <style:style style:name="co35" style:family="table-column">
      <style:table-column-properties fo:break-before="auto" style:column-width="1.1161in"/>
    </style:style>
    <style:style style:name="ro2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  <style:text-properties style:text-position=""/>
    </style:style>
    <style:style style:name="ce11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  <style:text-properties style:text-position=""/>
    </style:style>
    <style:style style:name="ce12" style:family="table-cell" style:parent-style-name="Pivot_20_Table_20_Field">
      <style:table-cell-properties fo:border-bottom="0.99pt solid #000000" fo:border-left="0.99pt solid #000000" fo:border-right="0.99pt solid #000000" fo:border-top="2.01pt solid #000000"/>
      <style:text-properties style:text-position=""/>
    </style:style>
    <style:style style:name="ce13" style:family="table-cell" style:parent-style-name="Pivot_20_Table_20_Category" style:data-style-name="N0">
      <style:table-cell-properties fo:border-bottom="0.99pt solid #000000" fo:border-left="0.99pt solid #000000" fo:border-right="none" fo:border-top="none"/>
      <style:text-properties style:text-position=""/>
    </style:style>
    <style:style style:name="ce14" style:family="table-cell" style:parent-style-name="Pivot_20_Table_20_Value" style:data-style-name="N41">
      <style:table-cell-properties fo:border-bottom="none" fo:border-left="0.99pt solid #000000" fo:border-right="none" fo:border-top="none"/>
      <style:text-properties style:text-position=""/>
    </style:style>
    <style:style style:name="ce15" style:family="table-cell" style:parent-style-name="Pivot_20_Table_20_Value" style:data-style-name="N41">
      <style:table-cell-properties fo:border-bottom="none" fo:border-left="0.99pt solid #000000" fo:border-right="none" fo:border-top="0.99pt solid #000000"/>
      <style:text-properties style:text-position=""/>
    </style:style>
    <style:style style:name="ce16" style:family="table-cell" style:parent-style-name="Pivot_20_Table_20_Value" style:data-style-name="N41">
      <style:table-cell-properties fo:border-bottom="0.99pt solid #000000" fo:border-left="0.99pt solid #000000" fo:border-right="none" fo:border-top="none"/>
      <style:text-properties style:text-position=""/>
    </style:style>
    <style:style style:name="ce17" style:family="table-cell" style:parent-style-name="Pivot_20_Table_20_Result" style:data-style-name="N41">
      <style:table-cell-properties fo:border-bottom="2.01pt solid #000000" fo:border-left="0.99pt solid #000000" fo:border-right="none" fo:border-top="0.99pt solid #000000"/>
      <style:text-properties style:text-position=""/>
    </style:style>
    <style:style style:name="ce18" style:family="table-cell" style:parent-style-name="Pivot_20_Table_20_Corner">
      <style:table-cell-properties fo:border-bottom="0.99pt solid #000000" fo:border-left="none" fo:border-right="none" fo:border-top="2.01pt solid #000000"/>
      <style:text-properties style:text-position=""/>
    </style:style>
    <style:style style:name="ce19" style:family="table-cell" style:parent-style-name="Pivot_20_Table_20_Category" style:data-style-name="N0">
      <style:table-cell-properties fo:border-bottom="0.99pt solid #000000" fo:border-left="none" fo:border-right="none" fo:border-top="none"/>
      <style:text-properties style:text-position=""/>
    </style:style>
    <style:style style:name="ce20" style:family="table-cell" style:parent-style-name="Pivot_20_Table_20_Value" style:data-style-name="N41">
      <style:text-properties style:text-position=""/>
    </style:style>
    <style:style style:name="ce21" style:family="table-cell" style:parent-style-name="Pivot_20_Table_20_Value" style:data-style-name="N41">
      <style:table-cell-properties fo:border-bottom="none" fo:border-left="none" fo:border-right="none" fo:border-top="0.99pt solid #000000"/>
      <style:text-properties style:text-position=""/>
    </style:style>
    <style:style style:name="ce22" style:family="table-cell" style:parent-style-name="Pivot_20_Table_20_Value" style:data-style-name="N41">
      <style:table-cell-properties fo:border-bottom="0.99pt solid #000000" fo:border-left="none" fo:border-right="none" fo:border-top="none"/>
      <style:text-properties style:text-position=""/>
    </style:style>
    <style:style style:name="ce23" style:family="table-cell" style:parent-style-name="Pivot_20_Table_20_Result" style:data-style-name="N41">
      <style:table-cell-properties fo:border-bottom="2.01pt solid #000000" fo:border-left="none" fo:border-right="none" fo:border-top="0.99pt solid #000000"/>
      <style:text-properties style:text-position=""/>
    </style:style>
    <style:style style:name="ce24" style:family="table-cell" style:parent-style-name="Pivot_20_Table_20_Corner">
      <style:table-cell-properties fo:border-bottom="0.99pt solid #000000" fo:border-left="none" fo:border-right="2.01pt solid #000000" fo:border-top="2.01pt solid #000000"/>
      <style:text-properties style:text-position=""/>
    </style:style>
    <style:style style:name="ce25" style:family="table-cell" style:parent-style-name="Pivot_20_Table_20_Category" style:data-style-name="N0">
      <style:table-cell-properties fo:border-bottom="0.99pt solid #000000" fo:border-left="none" fo:border-right="2.01pt solid #000000" fo:border-top="none"/>
      <style:text-properties style:text-position=""/>
    </style:style>
    <style:style style:name="ce26" style:family="table-cell" style:parent-style-name="Pivot_20_Table_20_Value" style:data-style-name="N0">
      <style:table-cell-properties fo:border-bottom="none" fo:border-left="none" fo:border-right="2.01pt solid #000000" fo:border-top="none"/>
      <style:text-properties style:text-position=""/>
    </style:style>
    <style:style style:name="ce27" style:family="table-cell" style:parent-style-name="Pivot_20_Table_20_Value" style:data-style-name="N0">
      <style:table-cell-properties fo:border-bottom="none" fo:border-left="none" fo:border-right="2.01pt solid #000000" fo:border-top="0.99pt solid #000000"/>
      <style:text-properties style:text-position=""/>
    </style:style>
    <style:style style:name="ce28" style:family="table-cell" style:parent-style-name="Pivot_20_Table_20_Value" style:data-style-name="N0">
      <style:table-cell-properties fo:border-bottom="0.99pt solid #000000" fo:border-left="none" fo:border-right="2.01pt solid #000000" fo:border-top="none"/>
      <style:text-properties style:text-position=""/>
    </style:style>
    <style:style style:name="ce29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  <style:text-properties style:text-position=""/>
    </style:style>
    <style:style style:name="ce7" style:family="table-cell" style:parent-style-name="Pivot_20_Table_20_Corner">
      <style:table-cell-properties fo:border-bottom="none" fo:border-left="2.01pt solid #000000" fo:border-right="0.99pt solid #000000" fo:border-top="2.01pt solid #000000"/>
      <style:text-properties style:text-position=""/>
    </style:style>
    <style:style style:name="ce8" style:family="table-cell" style:parent-style-name="Pivot_20_Table_20_Field">
      <style:table-cell-properties fo:border-bottom="0.99pt solid #000000" fo:border-left="2.01pt solid #000000" fo:border-right="0.99pt solid #000000" fo:border-top="0.99pt solid #000000"/>
      <style:text-properties style:text-position=""/>
    </style:style>
    <style:style style:name="ce9" style:family="table-cell" style:parent-style-name="Pivot_20_Table_20_Category" style:data-style-name="N0">
      <style:table-cell-properties fo:border-bottom="none" fo:border-left="2.01pt solid #000000" fo:border-right="0.99pt solid #000000" fo:border-top="none"/>
      <style:text-properties style:text-position="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3" style:family="table-cell" style:parent-style-name="Default" style:data-style-name="N84">
      <style:text-properties style:text-position="" style:font-name="Arial" fo:font-weight="bold" style:font-name-asian="Arial Unicode MS" style:font-weight-asian="bold" style:font-name-complex="Arial Unicode MS" style:font-weight-complex="bold"/>
    </style:style>
    <style:style style:name="ce30" style:family="table-cell" style:parent-style-name="Default" style:data-style-name="N84">
      <style:text-properties style:text-position="" style:font-name="Arial" fo:font-weight="normal" style:font-name-asian="Arial Unicode MS" style:font-weight-asian="normal" style:font-name-complex="Arial Unicode MS" style:font-weight-complex="normal"/>
    </style:style>
    <style:style style:name="ce31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style:text-position="" style:font-name="Arial" style:font-name-asian="Arial Unicode MS" style:font-name-complex="Arial Unicode MS"/>
    </style:style>
    <style:style style:name="ce32" style:family="table-cell" style:parent-style-name="Default" style:data-style-name="N41">
      <style:text-properties style:text-position="" fo:font-weight="bold" style:font-weight-asian="bold" style:font-weight-complex="bold"/>
    </style:style>
    <style:style style:name="ce4" style:family="table-cell" style:parent-style-name="Default" style:data-style-name="N41">
      <style:text-properties style:text-position=""/>
    </style:style>
    <style:style style:name="ce5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6" style:family="table-cell" style:parent-style-name="Default">
      <style:text-properties style:text-position="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4" style:family="table-cell" style:parent-style-name="Default" style:data-style-name="N84">
      <style:text-properties style:font-name="Arial" fo:font-weight="bold" style:font-name-asian="Arial Unicode MS" style:font-weight-asian="bold" style:font-name-complex="Arial Unicode MS" style:font-weight-complex="bold"/>
    </style:style>
    <style:style style:name="ce45" style:family="table-cell" style:parent-style-name="Default" style:data-style-name="N41"/>
    <style:style style:name="ce46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  <style:style style:name="ce4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egment lengths" table:style-name="ta1">
        <table:table-column table:style-name="co1" table:default-cell-style-name="Default"/>
        <table:table-column table:style-name="co34" table:default-cell-style-name="Default"/>
        <table:table-column table:style-name="co3" table:number-columns-repeated="2" table:default-cell-style-name="Default"/>
        <table:table-column table:style-name="co35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7" table:default-cell-style-name="Default"/>
        <table:table-column table:style-name="co3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7" table:default-cell-style-name="Default"/>
        <table:table-column table:style-name="co1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11" table:default-cell-style-name="Default"/>
        <table:table-column table:style-name="co7" table:default-cell-style-name="Default"/>
        <table:table-row table:style-name="ro1">
          <table:table-cell table:style-name="ce42" office:value-type="string" calcext:value-type="string">
            <text:p>Daily index</text:p>
          </table:table-cell>
          <table:table-cell table:style-name="ce44" office:value-type="string" calcext:value-type="string">
            <text:p>Segment</text:p>
          </table:table-cell>
          <table:table-cell table:style-name="ce44" office:value-type="string" calcext:value-type="string">
            <text:p>Timestamp</text:p>
          </table:table-cell>
          <table:table-cell table:style-name="ce44" office:value-type="string" calcext:value-type="string">
            <text:p>Duration</text:p>
          </table:table-cell>
          <table:table-cell table:number-columns-repeated="53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 table:style-name="ce45" office:value-type="time" office:time-value="PT00H02M02S" calcext:value-type="time">
            <text:p>00:02:02</text:p>
          </table:table-cell>
          <table:table-cell table:style-name="ce45" table:formula="of:=[.C3]-[.C2]" office:value-type="time" office:time-value="PT00H12M28S" calcext:value-type="time">
            <text:p>00:12:28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5" office:value-type="time" office:time-value="PT00H14M30S" calcext:value-type="time">
            <text:p>00:14:30</text:p>
          </table:table-cell>
          <table:table-cell table:style-name="ce45" table:formula="of:=[.C4]-[.C3]" office:value-type="time" office:time-value="PT00H13M30S" calcext:value-type="time">
            <text:p>00:13:3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5" office:value-type="time" office:time-value="PT00H28M00S" calcext:value-type="time">
            <text:p>00:28:00</text:p>
          </table:table-cell>
          <table:table-cell table:style-name="ce45" table:formula="of:=[.C5]-[.C4]" office:value-type="time" office:time-value="PT00H04M40S" calcext:value-type="time">
            <text:p>00:04:4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5" office:value-type="time" office:time-value="PT00H32M40S" calcext:value-type="time">
            <text:p>00:32:40</text:p>
          </table:table-cell>
          <table:table-cell table:style-name="ce45" table:formula="of:=[.C6]-[.C5]" office:value-type="time" office:time-value="PT00H01M20S" calcext:value-type="time">
            <text:p>00:01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5" office:value-type="time" office:time-value="PT00H34M00S" calcext:value-type="time">
            <text:p>00:34:00</text:p>
          </table:table-cell>
          <table:table-cell table:style-name="ce45" table:formula="of:=[.C7]-[.C6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45" office:value-type="time" office:time-value="PT00H34M20S" calcext:value-type="time">
            <text:p>00:34:20</text:p>
          </table:table-cell>
          <table:table-cell table:style-name="ce45" table:formula="of:=[.C8]-[.C7]" office:value-type="time" office:time-value="PT00H01M43S" calcext:value-type="time">
            <text:p>00:01:43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5" office:value-type="time" office:time-value="PT00H36M03S" calcext:value-type="time">
            <text:p>00:36:03</text:p>
          </table:table-cell>
          <table:table-cell table:style-name="ce45" table:formula="of:=[.C9]-[.C8]" office:value-type="time" office:time-value="PT00H00M33S" calcext:value-type="time">
            <text:p>00:00:33</text:p>
          </table:table-cell>
          <table:table-cell table:number-columns-repeated="53"/>
        </table:table-row>
        <table:table-row table:style-name="ro1">
          <table:table-cell/>
          <table:table-cell table:style-name="ce45" office:value-type="string" calcext:value-type="string">
            <text:p>RECORDING ENDS</text:p>
          </table:table-cell>
          <table:table-cell table:style-name="ce45" office:value-type="time" office:time-value="PT00H36M36S" calcext:value-type="time">
            <text:p>00:36:36</text:p>
          </table:table-cell>
          <table:table-cell table:number-columns-repeated="54"/>
        </table:table-row>
        <table:table-row table:style-name="ro1">
          <table:table-cell/>
          <table:table-cell table:style-name="ce45" table:number-columns-repeated="2"/>
          <table:table-cell table:number-columns-repeated="54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INTRO</text:p>
          </table:table-cell>
          <table:table-cell table:style-name="ce45" office:value-type="time" office:time-value="PT00H01M11S" calcext:value-type="time">
            <text:p>00:01:11</text:p>
          </table:table-cell>
          <table:table-cell table:style-name="ce45" table:formula="of:=[.C12]-[.C11]" office:value-type="time" office:time-value="PT00H08M59S" calcext:value-type="time">
            <text:p>00:08:59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CORE MODULE CONTINUUM</text:p>
          </table:table-cell>
          <table:table-cell table:style-name="ce45" office:value-type="time" office:time-value="PT00H10M10S" calcext:value-type="time">
            <text:p>00:10:10</text:p>
          </table:table-cell>
          <table:table-cell table:style-name="ce45" table:formula="of:=[.C13]-[.C12]" office:value-type="time" office:time-value="PT00H02M30S" calcext:value-type="time">
            <text:p>00:02:3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CYCLES</text:p>
          </table:table-cell>
          <table:table-cell table:style-name="ce45" office:value-type="time" office:time-value="PT00H12M40S" calcext:value-type="time">
            <text:p>00:12:40</text:p>
          </table:table-cell>
          <table:table-cell table:style-name="ce45" table:formula="of:=[.C14]-[.C13]" office:value-type="time" office:time-value="PT00H03M00S" calcext:value-type="time">
            <text:p>00:03:0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5" office:value-type="time" office:time-value="PT00H15M40S" calcext:value-type="time">
            <text:p>00:15:40</text:p>
          </table:table-cell>
          <table:table-cell table:style-name="ce45" table:formula="of:=[.C15]-[.C14]" office:value-type="time" office:time-value="PT00H13M20S" calcext:value-type="time">
            <text:p>00:13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5" office:value-type="time" office:time-value="PT00H29M00S" calcext:value-type="time">
            <text:p>00:29:00</text:p>
          </table:table-cell>
          <table:table-cell table:style-name="ce45" table:formula="of:=[.C16]-[.C15]" office:value-type="time" office:time-value="PT00H13M55S" calcext:value-type="time">
            <text:p>00:13:5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5" office:value-type="time" office:time-value="PT00H42M55S" calcext:value-type="time">
            <text:p>00:42:55</text:p>
          </table:table-cell>
          <table:table-cell table:style-name="ce45" table:formula="of:=[.C17]-[.C16]" office:value-type="time" office:time-value="PT00H02M30S" calcext:value-type="time">
            <text:p>00:02:3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5" office:value-type="time" office:time-value="PT00H45M25S" calcext:value-type="time">
            <text:p>00:45:25</text:p>
          </table:table-cell>
          <table:table-cell table:style-name="ce45" table:formula="of:=[.C18]-[.C17]" office:value-type="time" office:time-value="PT00H01M25S" calcext:value-type="time">
            <text:p>00:01:2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45" office:value-type="time" office:time-value="PT00H46M50S" calcext:value-type="time">
            <text:p>00:46:50</text:p>
          </table:table-cell>
          <table:table-cell table:style-name="ce45" table:formula="of:=[.C19]-[.C18]" office:value-type="time" office:time-value="PT00H01M40S" calcext:value-type="time">
            <text:p>00:01:4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5" office:value-type="time" office:time-value="PT00H48M30S" calcext:value-type="time">
            <text:p>00:48:30</text:p>
          </table:table-cell>
          <table:table-cell table:style-name="ce45" table:formula="of:=[.C20]-[.C19]" office:value-type="time" office:time-value="PT00H00M23S" calcext:value-type="time">
            <text:p>00:00:23</text:p>
          </table:table-cell>
          <table:table-cell table:number-columns-repeated="53"/>
        </table:table-row>
        <table:table-row table:style-name="ro1">
          <table:table-cell/>
          <table:table-cell table:style-name="ce45" office:value-type="string" calcext:value-type="string">
            <text:p>RECORDING ENDS</text:p>
          </table:table-cell>
          <table:table-cell table:style-name="ce45" office:value-type="time" office:time-value="PT00H48M53S" calcext:value-type="time">
            <text:p>00:48:53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table:style-name="ce43" office:value-type="float" office:value="3" calcext:value-type="float">
            <text:p>3</text:p>
          </table:table-cell>
          <table:table-cell office:value-type="string" calcext:value-type="string">
            <text:p>INTRO</text:p>
          </table:table-cell>
          <table:table-cell table:style-name="ce45" office:value-type="time" office:time-value="PT00H00M40S" calcext:value-type="time">
            <text:p>00:00:40</text:p>
          </table:table-cell>
          <table:table-cell table:style-name="ce45" table:formula="of:=[.C23]-[.C22]" office:value-type="time" office:time-value="PT00H10M45S" calcext:value-type="time">
            <text:p>00:10:4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5" office:value-type="time" office:time-value="PT00H11M25S" calcext:value-type="time">
            <text:p>00:11:25</text:p>
          </table:table-cell>
          <table:table-cell table:style-name="ce45" table:formula="of:=[.C24]-[.C23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5" office:value-type="time" office:time-value="PT00H13M10S" calcext:value-type="time">
            <text:p>00:13:10</text:p>
          </table:table-cell>
          <table:table-cell table:style-name="ce45" table:formula="of:=[.C25]-[.C24]" office:value-type="time" office:time-value="PT00H04M05S" calcext:value-type="time">
            <text:p>00:04:0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5" office:value-type="time" office:time-value="PT00H17M15S" calcext:value-type="time">
            <text:p>00:17:15</text:p>
          </table:table-cell>
          <table:table-cell table:style-name="ce45" table:formula="of:=[.C26]-[.C25]" office:value-type="time" office:time-value="PT00H03M30S" calcext:value-type="time">
            <text:p>00:03:3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5" office:value-type="time" office:time-value="PT00H20M45S" calcext:value-type="time">
            <text:p>00:20:45</text:p>
          </table:table-cell>
          <table:table-cell table:style-name="ce45" table:formula="of:=[.C27]-[.C26]" office:value-type="time" office:time-value="PT00H03M20S" calcext:value-type="time">
            <text:p>00:03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45" office:value-type="time" office:time-value="PT00H24M05S" calcext:value-type="time">
            <text:p>00:24:05</text:p>
          </table:table-cell>
          <table:table-cell table:style-name="ce45" table:formula="of:=[.C28]-[.C27]" office:value-type="time" office:time-value="PT00H02M00S" calcext:value-type="time">
            <text:p>00:02:0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BOARD OVERVIEW</text:p>
          </table:table-cell>
          <table:table-cell table:style-name="ce45" office:value-type="time" office:time-value="PT00H26M05S" calcext:value-type="time">
            <text:p>00:26:05</text:p>
          </table:table-cell>
          <table:table-cell table:style-name="ce45" table:formula="of:=[.C29]-[.C28]" office:value-type="time" office:time-value="PT00H02M13S" calcext:value-type="time">
            <text:p>00:02:13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5" office:value-type="time" office:time-value="PT00H28M18S" calcext:value-type="time">
            <text:p>00:28:18</text:p>
          </table:table-cell>
          <table:table-cell table:style-name="ce45" table:formula="of:=[.C30]-[.C29]" office:value-type="time" office:time-value="PT00H00M12S" calcext:value-type="time">
            <text:p>00:00:12</text:p>
          </table:table-cell>
          <table:table-cell table:number-columns-repeated="53"/>
        </table:table-row>
        <table:table-row table:style-name="ro1">
          <table:table-cell/>
          <table:table-cell table:style-name="ce45" office:value-type="string" calcext:value-type="string">
            <text:p>RECORDING ENDS</text:p>
          </table:table-cell>
          <table:table-cell table:style-name="ce45" office:value-type="time" office:time-value="PT00H28M30S" calcext:value-type="time">
            <text:p>00:28:30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office:value-type="string" calcext:value-type="string">
            <text:p>INTRO</text:p>
          </table:table-cell>
          <table:table-cell table:style-name="ce45" office:value-type="time" office:time-value="PT00H00M00S" calcext:value-type="time">
            <text:p>00:00:00</text:p>
          </table:table-cell>
          <table:table-cell table:style-name="ce45" table:formula="of:=[.C33]-[.C32]" office:value-type="time" office:time-value="PT00H04M40S" calcext:value-type="time">
            <text:p>00:04:4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5" office:value-type="time" office:time-value="PT00H04M40S" calcext:value-type="time">
            <text:p>00:04:40</text:p>
          </table:table-cell>
          <table:table-cell table:style-name="ce45" table:formula="of:=[.C34]-[.C33]" office:value-type="time" office:time-value="PT00H12M10S" calcext:value-type="time">
            <text:p>00:12:1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5" office:value-type="time" office:time-value="PT00H16M50S" calcext:value-type="time">
            <text:p>00:16:50</text:p>
          </table:table-cell>
          <table:table-cell table:style-name="ce45" table:formula="of:=[.C35]-[.C34]" office:value-type="time" office:time-value="PT00H09M40S" calcext:value-type="time">
            <text:p>00:09:4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5" office:value-type="time" office:time-value="PT00H26M30S" calcext:value-type="time">
            <text:p>00:26:30</text:p>
          </table:table-cell>
          <table:table-cell table:style-name="ce45" table:formula="of:=[.C36]-[.C35]" office:value-type="time" office:time-value="PT00H03M20S" calcext:value-type="time">
            <text:p>00:03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45" office:value-type="time" office:time-value="PT00H29M50S" calcext:value-type="time">
            <text:p>00:29:50</text:p>
          </table:table-cell>
          <table:table-cell table:style-name="ce45" table:formula="of:=[.C37]-[.C36]" office:value-type="time" office:time-value="PT00H00M50S" calcext:value-type="time">
            <text:p>00:00:5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FUNCTIONAL CONTINUUM</text:p>
          </table:table-cell>
          <table:table-cell table:style-name="ce45" office:value-type="time" office:time-value="PT00H30M40S" calcext:value-type="time">
            <text:p>00:30:40</text:p>
          </table:table-cell>
          <table:table-cell table:style-name="ce45" table:formula="of:=[.C38]-[.C37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5" office:value-type="time" office:time-value="PT00H32M25S" calcext:value-type="time">
            <text:p>00:32:25</text:p>
          </table:table-cell>
          <table:table-cell table:style-name="ce45" table:formula="of:=[.C39]-[.C38]" office:value-type="time" office:time-value="PT00H01M26S" calcext:value-type="time">
            <text:p>00:01:26</text:p>
          </table:table-cell>
          <table:table-cell table:number-columns-repeated="53"/>
        </table:table-row>
        <table:table-row table:style-name="ro1">
          <table:table-cell/>
          <table:table-cell table:style-name="ce45" office:value-type="string" calcext:value-type="string">
            <text:p>RECORDING ENDS</text:p>
          </table:table-cell>
          <table:table-cell table:style-name="ce45" office:value-type="time" office:time-value="PT00H33M51S" calcext:value-type="time">
            <text:p>00:33:51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office:value-type="string" calcext:value-type="string">
            <text:p>INTRO</text:p>
          </table:table-cell>
          <table:table-cell table:style-name="ce45" office:value-type="time" office:time-value="PT00H00M19S" calcext:value-type="time">
            <text:p>00:00:19</text:p>
          </table:table-cell>
          <table:table-cell table:style-name="ce45" table:formula="of:=[.C42]-[.C41]" office:value-type="time" office:time-value="PT00H07M56S" calcext:value-type="time">
            <text:p>00:07:56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5" office:value-type="time" office:time-value="PT00H08M15S" calcext:value-type="time">
            <text:p>00:08:15</text:p>
          </table:table-cell>
          <table:table-cell table:style-name="ce45" table:formula="of:=[.C43]-[.C42]" office:value-type="time" office:time-value="PT00H07M25S" calcext:value-type="time">
            <text:p>00:07:2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5" office:value-type="time" office:time-value="PT00H15M40S" calcext:value-type="time">
            <text:p>00:15:40</text:p>
          </table:table-cell>
          <table:table-cell table:style-name="ce45" table:formula="of:=[.C44]-[.C43]" office:value-type="time" office:time-value="PT00H05M50S" calcext:value-type="time">
            <text:p>00:05:5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5" office:value-type="time" office:time-value="PT00H21M30S" calcext:value-type="time">
            <text:p>00:21:30</text:p>
          </table:table-cell>
          <table:table-cell table:style-name="ce45" table:formula="of:=[.C45]-[.C44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5" office:value-type="time" office:time-value="PT00H21M50S" calcext:value-type="time">
            <text:p>00:21:50</text:p>
          </table:table-cell>
          <table:table-cell table:style-name="ce45" table:formula="of:=[.C46]-[.C45]" office:value-type="time" office:time-value="PT00H02M20S" calcext:value-type="time">
            <text:p>00:02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45" office:value-type="time" office:time-value="PT00H24M10S" calcext:value-type="time">
            <text:p>00:24:10</text:p>
          </table:table-cell>
          <table:table-cell table:style-name="ce45" table:formula="of:=[.C47]-[.C46]" office:value-type="time" office:time-value="PT00H03M43S" calcext:value-type="time">
            <text:p>00:03:43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5" office:value-type="time" office:time-value="PT00H27M53S" calcext:value-type="time">
            <text:p>00:27:53</text:p>
          </table:table-cell>
          <table:table-cell table:style-name="ce45" table:formula="of:=[.C48]-[.C47]" office:value-type="time" office:time-value="PT00H00M23S" calcext:value-type="time">
            <text:p>00:00:23</text:p>
          </table:table-cell>
          <table:table-cell table:number-columns-repeated="53"/>
        </table:table-row>
        <table:table-row table:style-name="ro1">
          <table:table-cell/>
          <table:table-cell table:style-name="ce45" office:value-type="string" calcext:value-type="string">
            <text:p>RECORDING ENDS</text:p>
          </table:table-cell>
          <table:table-cell table:style-name="ce45" office:value-type="time" office:time-value="PT00H28M16S" calcext:value-type="time">
            <text:p>00:28:16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office:value-type="string" calcext:value-type="string">
            <text:p>INBOX</text:p>
          </table:table-cell>
          <table:table-cell table:style-name="ce45" office:value-type="time" office:time-value="PT00H00M07S" calcext:value-type="time">
            <text:p>00:00:07</text:p>
          </table:table-cell>
          <table:table-cell table:style-name="ce45" table:formula="of:=[.C51]-[.C50]" office:value-type="time" office:time-value="PT00H07M23S" calcext:value-type="time">
            <text:p>00:07:23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5" office:value-type="time" office:time-value="PT00H07M30S" calcext:value-type="time">
            <text:p>00:07:30</text:p>
          </table:table-cell>
          <table:table-cell table:style-name="ce45" table:formula="of:=[.C52]-[.C51]" office:value-type="time" office:time-value="PT00H04M50S" calcext:value-type="time">
            <text:p>00:04:5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5" office:value-type="time" office:time-value="PT00H12M20S" calcext:value-type="time">
            <text:p>00:12:20</text:p>
          </table:table-cell>
          <table:table-cell table:style-name="ce45" table:formula="of:=[.C53]-[.C52]" office:value-type="time" office:time-value="PT00H01M40S" calcext:value-type="time">
            <text:p>00:01:4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5" office:value-type="time" office:time-value="PT00H14M00S" calcext:value-type="time">
            <text:p>00:14:00</text:p>
          </table:table-cell>
          <table:table-cell table:style-name="ce45" table:formula="of:=[.C54]-[.C53]" office:value-type="time" office:time-value="PT00H01M10S" calcext:value-type="time">
            <text:p>00:01:1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45" office:value-type="time" office:time-value="PT00H15M10S" calcext:value-type="time">
            <text:p>00:15:10</text:p>
          </table:table-cell>
          <table:table-cell table:style-name="ce45" table:formula="of:=[.C55]-[.C54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5" office:value-type="time" office:time-value="PT00H15M30S" calcext:value-type="time">
            <text:p>00:15:30</text:p>
          </table:table-cell>
          <table:table-cell table:style-name="ce45" table:formula="of:=[.C56]-[.C55]" office:value-type="time" office:time-value="PT00H02M17S" calcext:value-type="time">
            <text:p>00:02:17</text:p>
          </table:table-cell>
          <table:table-cell table:number-columns-repeated="53"/>
        </table:table-row>
        <table:table-row table:style-name="ro1">
          <table:table-cell/>
          <table:table-cell table:style-name="ce45" office:value-type="string" calcext:value-type="string">
            <text:p>RECORDING ENDS</text:p>
          </table:table-cell>
          <table:table-cell table:style-name="ce45" office:value-type="time" office:time-value="PT00H17M47S" calcext:value-type="time">
            <text:p>00:17:47</text:p>
          </table:table-cell>
          <table:table-cell table:number-columns-repeated="54"/>
        </table:table-row>
        <table:table-row table:style-name="ro1">
          <table:table-cell/>
          <table:table-cell table:style-name="ce46"/>
          <table:table-cell table:number-columns-repeated="55"/>
        </table:table-row>
        <table:table-row table:style-name="ro1">
          <table:table-cell table:style-name="ce43" office:value-type="float" office:value="7" calcext:value-type="float">
            <text:p>7</text:p>
          </table:table-cell>
          <table:table-cell office:value-type="string" calcext:value-type="string">
            <text:p>INTRO</text:p>
          </table:table-cell>
          <table:table-cell table:style-name="ce45" office:value-type="time" office:time-value="PT00H00M13S" calcext:value-type="time">
            <text:p>00:00:13</text:p>
          </table:table-cell>
          <table:table-cell table:style-name="ce45" table:formula="of:=[.C59]-[.C58]" office:value-type="time" office:time-value="PT00H03M17S" calcext:value-type="time">
            <text:p>00:03:17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5" office:value-type="time" office:time-value="PT00H03M30S" calcext:value-type="time">
            <text:p>00:03:30</text:p>
          </table:table-cell>
          <table:table-cell table:style-name="ce45" table:formula="of:=[.C60]-[.C59]" office:value-type="time" office:time-value="PT00H13M00S" calcext:value-type="time">
            <text:p>00:13:0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5" office:value-type="time" office:time-value="PT00H16M30S" calcext:value-type="time">
            <text:p>00:16:30</text:p>
          </table:table-cell>
          <table:table-cell table:style-name="ce45" table:formula="of:=[.C61]-[.C60]" office:value-type="time" office:time-value="PT00H05M10S" calcext:value-type="time">
            <text:p>00:05:1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5" office:value-type="time" office:time-value="PT00H21M40S" calcext:value-type="time">
            <text:p>00:21:40</text:p>
          </table:table-cell>
          <table:table-cell table:style-name="ce45" table:formula="of:=[.C62]-[.C61]" office:value-type="time" office:time-value="PT00H01M05S" calcext:value-type="time">
            <text:p>00:01:0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5" office:value-type="time" office:time-value="PT00H22M45S" calcext:value-type="time">
            <text:p>00:22:45</text:p>
          </table:table-cell>
          <table:table-cell table:style-name="ce45" table:formula="of:=[.C63]-[.C62]" office:value-type="time" office:time-value="PT00H00M55S" calcext:value-type="time">
            <text:p>00:00:55</text:p>
          </table:table-cell>
          <table:table-cell table:number-columns-repeated="53"/>
        </table:table-row>
        <table:table-row table:style-name="ro1">
          <table:table-cell table:style-name="ce44"/>
          <table:table-cell office:value-type="string" calcext:value-type="string">
            <text:p>QUESTIONS</text:p>
          </table:table-cell>
          <table:table-cell table:style-name="ce45" office:value-type="time" office:time-value="PT00H23M40S" calcext:value-type="time">
            <text:p>00:23:40</text:p>
          </table:table-cell>
          <table:table-cell table:style-name="ce45" table:formula="of:=[.C64]-[.C63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FUNCTIONAL CONTINUUM</text:p>
          </table:table-cell>
          <table:table-cell table:style-name="ce45" office:value-type="time" office:time-value="PT00H25M25S" calcext:value-type="time">
            <text:p>00:25:25</text:p>
          </table:table-cell>
          <table:table-cell table:style-name="ce45" table:formula="of:=[.C65]-[.C64]" office:value-type="time" office:time-value="PT00H01M05S" calcext:value-type="time">
            <text:p>00:01:0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MODULES CONTINUUM</text:p>
          </table:table-cell>
          <table:table-cell table:style-name="ce45" office:value-type="time" office:time-value="PT00H26M30S" calcext:value-type="time">
            <text:p>00:26:30</text:p>
          </table:table-cell>
          <table:table-cell table:style-name="ce45" table:formula="of:=[.C66]-[.C65]" office:value-type="time" office:time-value="PT00H00M25S" calcext:value-type="time">
            <text:p>00:00:2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5" office:value-type="time" office:time-value="PT00H26M55S" calcext:value-type="time">
            <text:p>00:26:55</text:p>
          </table:table-cell>
          <table:table-cell table:style-name="ce45" table:formula="of:=[.C67]-[.C66]" office:value-type="time" office:time-value="PT00H00M13S" calcext:value-type="time">
            <text:p>00:00:13</text:p>
          </table:table-cell>
          <table:table-cell table:number-columns-repeated="53"/>
        </table:table-row>
        <table:table-row table:style-name="ro1">
          <table:table-cell/>
          <table:table-cell table:style-name="ce45" office:value-type="string" calcext:value-type="string">
            <text:p>RECORDING ENDS</text:p>
          </table:table-cell>
          <table:table-cell table:style-name="ce45" office:value-type="time" office:time-value="PT00H27M08S" calcext:value-type="time">
            <text:p>00:27:08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table:style-name="ce43" office:value-type="float" office:value="8" calcext:value-type="float">
            <text:p>8</text:p>
          </table:table-cell>
          <table:table-cell office:value-type="string" calcext:value-type="string">
            <text:p>INTRO</text:p>
          </table:table-cell>
          <table:table-cell table:style-name="ce45" office:value-type="time" office:time-value="PT00H00M20S" calcext:value-type="time">
            <text:p>00:00:20</text:p>
          </table:table-cell>
          <table:table-cell table:style-name="ce45" table:formula="of:=[.C70]-[.C69]" office:value-type="time" office:time-value="PT00H06M25S" calcext:value-type="time">
            <text:p>00:06:2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5" office:value-type="time" office:time-value="PT00H06M45S" calcext:value-type="time">
            <text:p>00:06:45</text:p>
          </table:table-cell>
          <table:table-cell table:style-name="ce45" table:formula="of:=[.C71]-[.C70]" office:value-type="time" office:time-value="PT00H07M00S" calcext:value-type="time">
            <text:p>00:07:0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5" office:value-type="time" office:time-value="PT00H13M45S" calcext:value-type="time">
            <text:p>00:13:45</text:p>
          </table:table-cell>
          <table:table-cell table:style-name="ce45" table:formula="of:=[.C72]-[.C71]" office:value-type="time" office:time-value="PT00H02M15S" calcext:value-type="time">
            <text:p>00:02:1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5" office:value-type="time" office:time-value="PT00H16M00S" calcext:value-type="time">
            <text:p>00:16:00</text:p>
          </table:table-cell>
          <table:table-cell table:style-name="ce45" table:formula="of:=[.C73]-[.C72]" office:value-type="time" office:time-value="PT00H02M00S" calcext:value-type="time">
            <text:p>00:02:0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45" office:value-type="time" office:time-value="PT00H18M00S" calcext:value-type="time">
            <text:p>00:18:00</text:p>
          </table:table-cell>
          <table:table-cell table:style-name="ce45" table:formula="of:=[.C74]-[.C73]" office:value-type="time" office:time-value="PT00H00M30S" calcext:value-type="time">
            <text:p>00:00:3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FUNCTIONAL CONTINUUM</text:p>
          </table:table-cell>
          <table:table-cell table:style-name="ce45" office:value-type="time" office:time-value="PT00H18M30S" calcext:value-type="time">
            <text:p>00:18:30</text:p>
          </table:table-cell>
          <table:table-cell table:style-name="ce45" table:formula="of:=[.C75]-[.C74]" office:value-type="time" office:time-value="PT00H01M40S" calcext:value-type="time">
            <text:p>00:01:4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5" office:value-type="time" office:time-value="PT00H20M10S" calcext:value-type="time">
            <text:p>00:20:10</text:p>
          </table:table-cell>
          <table:table-cell table:style-name="ce45" table:formula="of:=[.C76]-[.C75]" office:value-type="time" office:time-value="PT00H00M16S" calcext:value-type="time">
            <text:p>00:00:16</text:p>
          </table:table-cell>
          <table:table-cell table:number-columns-repeated="53"/>
        </table:table-row>
        <table:table-row table:style-name="ro1">
          <table:table-cell/>
          <table:table-cell table:style-name="ce45" office:value-type="string" calcext:value-type="string">
            <text:p>RECORDING ENDS</text:p>
          </table:table-cell>
          <table:table-cell table:style-name="ce45" office:value-type="time" office:time-value="PT00H20M26S" calcext:value-type="time">
            <text:p>00:20:26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table:style-name="ce43" office:value-type="float" office:value="9" calcext:value-type="float">
            <text:p>9</text:p>
          </table:table-cell>
          <table:table-cell office:value-type="string" calcext:value-type="string">
            <text:p>INTRO</text:p>
          </table:table-cell>
          <table:table-cell table:style-name="ce45" office:value-type="time" office:time-value="PT00H00M30S" calcext:value-type="time">
            <text:p>00:00:30</text:p>
          </table:table-cell>
          <table:table-cell table:style-name="ce45" table:formula="of:=[.C79]-[.C78]" office:value-type="time" office:time-value="PT00H01M40S" calcext:value-type="time">
            <text:p>00:01:4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5" office:value-type="time" office:time-value="PT00H02M10S" calcext:value-type="time">
            <text:p>00:02:10</text:p>
          </table:table-cell>
          <table:table-cell table:style-name="ce45" table:formula="of:=[.C80]-[.C79]" office:value-type="time" office:time-value="PT00H05M20S" calcext:value-type="time">
            <text:p>00:05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5" office:value-type="time" office:time-value="PT00H07M30S" calcext:value-type="time">
            <text:p>00:07:30</text:p>
          </table:table-cell>
          <table:table-cell table:style-name="ce45" table:formula="of:=[.C81]-[.C80]" office:value-type="time" office:time-value="PT00H03M05S" calcext:value-type="time">
            <text:p>00:03:0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5" office:value-type="time" office:time-value="PT00H10M35S" calcext:value-type="time">
            <text:p>00:10:35</text:p>
          </table:table-cell>
          <table:table-cell table:style-name="ce45" table:formula="of:=[.C82]-[.C81]" office:value-type="time" office:time-value="PT00H01M10S" calcext:value-type="time">
            <text:p>00:01:1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45" office:value-type="time" office:time-value="PT00H11M45S" calcext:value-type="time">
            <text:p>00:11:45</text:p>
          </table:table-cell>
          <table:table-cell table:style-name="ce45" table:formula="of:=[.C83]-[.C82]" office:value-type="time" office:time-value="PT00H02M15S" calcext:value-type="time">
            <text:p>00:02:1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FUNCTIONAL CONTINUUM</text:p>
          </table:table-cell>
          <table:table-cell table:style-name="ce45" office:value-type="time" office:time-value="PT00H14M00S" calcext:value-type="time">
            <text:p>00:14:00</text:p>
          </table:table-cell>
          <table:table-cell table:style-name="ce45" table:formula="of:=[.C84]-[.C83]" office:value-type="time" office:time-value="PT00H01M10S" calcext:value-type="time">
            <text:p>00:01:1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BOARD OVERVIEW</text:p>
          </table:table-cell>
          <table:table-cell table:style-name="ce45" office:value-type="time" office:time-value="PT00H15M10S" calcext:value-type="time">
            <text:p>00:15:10</text:p>
          </table:table-cell>
          <table:table-cell table:style-name="ce45" table:formula="of:=[.C85]-[.C84]" office:value-type="time" office:time-value="PT00H02M40S" calcext:value-type="time">
            <text:p>00:02:4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5" office:value-type="time" office:time-value="PT00H17M50S" calcext:value-type="time">
            <text:p>00:17:50</text:p>
          </table:table-cell>
          <table:table-cell table:style-name="ce45" table:formula="of:=[.C86]-[.C85]" office:value-type="time" office:time-value="PT00H01M13S" calcext:value-type="time">
            <text:p>00:01:13</text:p>
          </table:table-cell>
          <table:table-cell table:number-columns-repeated="53"/>
        </table:table-row>
        <table:table-row table:style-name="ro1">
          <table:table-cell/>
          <table:table-cell table:style-name="ce45" office:value-type="string" calcext:value-type="string">
            <text:p>RECORDING ENDS</text:p>
          </table:table-cell>
          <table:table-cell table:style-name="ce45" office:value-type="time" office:time-value="PT00H19M03S" calcext:value-type="time">
            <text:p>00:19:03</text:p>
          </table:table-cell>
          <table:table-cell table:number-columns-repeated="54"/>
        </table:table-row>
        <table:table-row table:style-name="ro1">
          <table:table-cell/>
          <table:table-cell table:style-name="ce43"/>
          <table:table-cell table:number-columns-repeated="55"/>
        </table:table-row>
        <table:table-row table:style-name="ro1">
          <table:table-cell table:style-name="ce43" office:value-type="float" office:value="10" calcext:value-type="float">
            <text:p>10</text:p>
          </table:table-cell>
          <table:table-cell office:value-type="string" calcext:value-type="string">
            <text:p>INTRO</text:p>
          </table:table-cell>
          <table:table-cell table:style-name="ce45" office:value-type="time" office:time-value="PT00H00M25S" calcext:value-type="time">
            <text:p>00:00:25</text:p>
          </table:table-cell>
          <table:table-cell table:style-name="ce45" table:formula="of:=[.C89]-[.C88]" office:value-type="time" office:time-value="PT00H05M55S" calcext:value-type="time">
            <text:p>00:05:5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5" office:value-type="time" office:time-value="PT00H06M20S" calcext:value-type="time">
            <text:p>00:06:20</text:p>
          </table:table-cell>
          <table:table-cell table:style-name="ce45" table:formula="of:=[.C90]-[.C89]" office:value-type="time" office:time-value="PT00H05M39S" calcext:value-type="time">
            <text:p>00:05:39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5" office:value-type="time" office:time-value="PT00H11M59S" calcext:value-type="time">
            <text:p>00:11:59</text:p>
          </table:table-cell>
          <table:table-cell table:style-name="ce45" table:formula="of:=[.C91]-[.C90]" office:value-type="time" office:time-value="PT00H10M11S" calcext:value-type="time">
            <text:p>00:10:11</text:p>
          </table:table-cell>
          <table:table-cell table:number-columns-repeated="53"/>
        </table:table-row>
        <table:table-row table:style-name="ro1">
          <table:table-cell table:style-name="ce44"/>
          <table:table-cell office:value-type="string" calcext:value-type="string">
            <text:p>PRIORITY LANE</text:p>
          </table:table-cell>
          <table:table-cell table:style-name="ce45" office:value-type="time" office:time-value="PT00H22M10S" calcext:value-type="time">
            <text:p>00:22:10</text:p>
          </table:table-cell>
          <table:table-cell table:style-name="ce45" table:formula="of:=[.C92]-[.C91]" office:value-type="time" office:time-value="PT00H02M35S" calcext:value-type="time">
            <text:p>00:02:3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5" office:value-type="time" office:time-value="PT00H24M45S" calcext:value-type="time">
            <text:p>00:24:45</text:p>
          </table:table-cell>
          <table:table-cell table:style-name="ce45" table:formula="of:=[.C93]-[.C92]" office:value-type="time" office:time-value="PT00H05M15S" calcext:value-type="time">
            <text:p>00:05:1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45" office:value-type="time" office:time-value="PT00H30M00S" calcext:value-type="time">
            <text:p>00:30:00</text:p>
          </table:table-cell>
          <table:table-cell table:style-name="ce45" table:formula="of:=[.C94]-[.C93]" office:value-type="time" office:time-value="PT00H00M35S" calcext:value-type="time">
            <text:p>00:00:3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5" office:value-type="time" office:time-value="PT00H30M35S" calcext:value-type="time">
            <text:p>00:30:35</text:p>
          </table:table-cell>
          <table:table-cell table:style-name="ce45" table:formula="of:=[.C95]-[.C94]" office:value-type="time" office:time-value="PT00H00M38S" calcext:value-type="time">
            <text:p>00:00:38</text:p>
          </table:table-cell>
          <table:table-cell table:number-columns-repeated="53"/>
        </table:table-row>
        <table:table-row table:style-name="ro1">
          <table:table-cell/>
          <table:table-cell table:style-name="ce45" office:value-type="string" calcext:value-type="string">
            <text:p>RECORDING ENDS</text:p>
          </table:table-cell>
          <table:table-cell table:style-name="ce45" office:value-type="time" office:time-value="PT00H31M13S" calcext:value-type="time">
            <text:p>00:31:13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table:style-name="ce43" office:value-type="float" office:value="11" calcext:value-type="float">
            <text:p>11</text:p>
          </table:table-cell>
          <table:table-cell office:value-type="string" calcext:value-type="string">
            <text:p>INBOX</text:p>
          </table:table-cell>
          <table:table-cell table:style-name="ce45" office:value-type="time" office:time-value="PT00H00M15S" calcext:value-type="time">
            <text:p>00:00:15</text:p>
          </table:table-cell>
          <table:table-cell table:style-name="ce45" table:formula="of:=[.C98]-[.C97]" office:value-type="time" office:time-value="PT00H05M30S" calcext:value-type="time">
            <text:p>00:05:3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5" office:value-type="time" office:time-value="PT00H05M45S" calcext:value-type="time">
            <text:p>00:05:45</text:p>
          </table:table-cell>
          <table:table-cell table:style-name="ce45" table:formula="of:=[.C99]-[.C98]" office:value-type="time" office:time-value="PT00H02M00S" calcext:value-type="time">
            <text:p>00:02:0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5" office:value-type="time" office:time-value="PT00H07M45S" calcext:value-type="time">
            <text:p>00:07:45</text:p>
          </table:table-cell>
          <table:table-cell table:style-name="ce45" table:formula="of:=[.C100]-[.C99]" office:value-type="time" office:time-value="PT00H00M30S" calcext:value-type="time">
            <text:p>00:00:3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5" office:value-type="time" office:time-value="PT00H08M15S" calcext:value-type="time">
            <text:p>00:08:15</text:p>
          </table:table-cell>
          <table:table-cell table:style-name="ce45" table:formula="of:=[.C101]-[.C100]" office:value-type="time" office:time-value="PT00H00M10S" calcext:value-type="time">
            <text:p>00:00:1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45" office:value-type="time" office:time-value="PT00H08M25S" calcext:value-type="time">
            <text:p>00:08:25</text:p>
          </table:table-cell>
          <table:table-cell table:style-name="ce45" table:formula="of:=[.C102]-[.C101]" office:value-type="time" office:time-value="PT00H02M57S" calcext:value-type="time">
            <text:p>00:02:57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5" office:value-type="time" office:time-value="PT00H11M22S" calcext:value-type="time">
            <text:p>00:11:22</text:p>
          </table:table-cell>
          <table:table-cell table:style-name="ce45" table:formula="of:=[.C103]-[.C102]" office:value-type="time" office:time-value="PT00H00M35S" calcext:value-type="time">
            <text:p>00:00:35</text:p>
          </table:table-cell>
          <table:table-cell table:number-columns-repeated="53"/>
        </table:table-row>
        <table:table-row table:style-name="ro1">
          <table:table-cell/>
          <table:table-cell table:style-name="ce45" office:value-type="string" calcext:value-type="string">
            <text:p>RECORDING ENDS</text:p>
          </table:table-cell>
          <table:table-cell table:style-name="ce45" office:value-type="time" office:time-value="PT00H11M57S" calcext:value-type="time">
            <text:p>00:11:57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table:style-name="ce43" office:value-type="float" office:value="12" calcext:value-type="float">
            <text:p>12</text:p>
          </table:table-cell>
          <table:table-cell office:value-type="string" calcext:value-type="string">
            <text:p>INTRO</text:p>
          </table:table-cell>
          <table:table-cell table:style-name="ce45" office:value-type="time" office:time-value="PT00H00M08S" calcext:value-type="time">
            <text:p>00:00:08</text:p>
          </table:table-cell>
          <table:table-cell table:style-name="ce45" table:formula="of:=[.C106]-[.C105]" office:value-type="time" office:time-value="PT00H07M52S" calcext:value-type="time">
            <text:p>00:07:52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5" office:value-type="time" office:time-value="PT00H08M00S" calcext:value-type="time">
            <text:p>00:08:00</text:p>
          </table:table-cell>
          <table:table-cell table:style-name="ce45" table:formula="of:=[.C107]-[.C106]" office:value-type="time" office:time-value="PT00H03M20S" calcext:value-type="time">
            <text:p>00:03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5" office:value-type="time" office:time-value="PT00H11M20S" calcext:value-type="time">
            <text:p>00:11:20</text:p>
          </table:table-cell>
          <table:table-cell table:style-name="ce45" table:formula="of:=[.C108]-[.C107]" office:value-type="time" office:time-value="PT00H09M36S" calcext:value-type="time">
            <text:p>00:09:36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5" office:value-type="time" office:time-value="PT00H20M56S" calcext:value-type="time">
            <text:p>00:20:56</text:p>
          </table:table-cell>
          <table:table-cell table:style-name="ce45" table:formula="of:=[.C109]-[.C108]" office:value-type="time" office:time-value="PT00H01M29S" calcext:value-type="time">
            <text:p>00:01:29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5" office:value-type="time" office:time-value="PT00H22M25S" calcext:value-type="time">
            <text:p>00:22:25</text:p>
          </table:table-cell>
          <table:table-cell table:style-name="ce45" table:formula="of:=[.C110]-[.C109]" office:value-type="time" office:time-value="PT00H09M35S" calcext:value-type="time">
            <text:p>00:09:3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45" office:value-type="time" office:time-value="PT00H32M00S" calcext:value-type="time">
            <text:p>00:32:00</text:p>
          </table:table-cell>
          <table:table-cell table:style-name="ce45" table:formula="of:=[.C111]-[.C110]" office:value-type="time" office:time-value="PT00H00M22S" calcext:value-type="time">
            <text:p>00:00:22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5" office:value-type="time" office:time-value="PT00H32M22S" calcext:value-type="time">
            <text:p>00:32:22</text:p>
          </table:table-cell>
          <table:table-cell table:style-name="ce45" table:formula="of:=[.C112]-[.C111]" office:value-type="time" office:time-value="PT00H02M06S" calcext:value-type="time">
            <text:p>00:02:06</text:p>
          </table:table-cell>
          <table:table-cell table:number-columns-repeated="53"/>
        </table:table-row>
        <table:table-row table:style-name="ro1">
          <table:table-cell table:style-name="ce44"/>
          <table:table-cell table:style-name="ce45" office:value-type="string" calcext:value-type="string">
            <text:p>RECORDING ENDS</text:p>
          </table:table-cell>
          <table:table-cell table:style-name="ce45" office:value-type="time" office:time-value="PT00H34M28S" calcext:value-type="time">
            <text:p>00:34:28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table:style-name="ce43" office:value-type="float" office:value="13" calcext:value-type="float">
            <text:p>13</text:p>
          </table:table-cell>
          <table:table-cell office:value-type="string" calcext:value-type="string">
            <text:p>INTRO</text:p>
          </table:table-cell>
          <table:table-cell table:style-name="ce45" office:value-type="time" office:time-value="PT00H00M58S" calcext:value-type="time">
            <text:p>00:00:58</text:p>
          </table:table-cell>
          <table:table-cell table:style-name="ce45" table:formula="of:=[.C115]-[.C114]" office:value-type="time" office:time-value="PT00H00M47S" calcext:value-type="time">
            <text:p>00:00:47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BOARD OVERVIEW</text:p>
          </table:table-cell>
          <table:table-cell table:style-name="ce45" office:value-type="time" office:time-value="PT00H01M45S" calcext:value-type="time">
            <text:p>00:01:45</text:p>
          </table:table-cell>
          <table:table-cell table:style-name="ce45" table:formula="of:=[.C116]-[.C115]" office:value-type="time" office:time-value="PT00H15M45S" calcext:value-type="time">
            <text:p>00:15:4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5" office:value-type="time" office:time-value="PT00H17M30S" calcext:value-type="time">
            <text:p>00:17:30</text:p>
          </table:table-cell>
          <table:table-cell table:style-name="ce45" table:formula="of:=[.C117]-[.C116]" office:value-type="time" office:time-value="PT00H20M18S" calcext:value-type="time">
            <text:p>00:20:18</text:p>
          </table:table-cell>
          <table:table-cell table:number-columns-repeated="53"/>
        </table:table-row>
        <table:table-row table:style-name="ro1">
          <table:table-cell table:style-name="ce44"/>
          <table:table-cell office:value-type="string" calcext:value-type="string">
            <text:p>FIRES</text:p>
          </table:table-cell>
          <table:table-cell table:style-name="ce45" office:value-type="time" office:time-value="PT00H37M48S" calcext:value-type="time">
            <text:p>00:37:48</text:p>
          </table:table-cell>
          <table:table-cell table:style-name="ce45" table:formula="of:=[.C118]-[.C117]" office:value-type="time" office:time-value="PT00H05M32S" calcext:value-type="time">
            <text:p>00:05:32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5" office:value-type="time" office:time-value="PT00H43M20S" calcext:value-type="time">
            <text:p>00:43:20</text:p>
          </table:table-cell>
          <table:table-cell table:style-name="ce45" table:formula="of:=[.C119]-[.C118]" office:value-type="time" office:time-value="PT00H00M28S" calcext:value-type="time">
            <text:p>00:00:28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5" office:value-type="time" office:time-value="PT00H43M48S" calcext:value-type="time">
            <text:p>00:43:48</text:p>
          </table:table-cell>
          <table:table-cell table:style-name="ce45" table:formula="of:=[.C120]-[.C119]" office:value-type="time" office:time-value="PT00H00M32S" calcext:value-type="time">
            <text:p>00:00:32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45" office:value-type="time" office:time-value="PT00H44M20S" calcext:value-type="time">
            <text:p>00:44:20</text:p>
          </table:table-cell>
          <table:table-cell table:style-name="ce45" table:formula="of:=[.C121]-[.C120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FUNCTIONAL CONTINUUM</text:p>
          </table:table-cell>
          <table:table-cell table:style-name="ce45" office:value-type="time" office:time-value="PT00H44M40S" calcext:value-type="time">
            <text:p>00:44:40</text:p>
          </table:table-cell>
          <table:table-cell table:style-name="ce45" table:formula="of:=[.C122]-[.C121]" office:value-type="time" office:time-value="PT00H00M35S" calcext:value-type="time">
            <text:p>00:00:3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CORE MODULE CONTINUUM</text:p>
          </table:table-cell>
          <table:table-cell table:style-name="ce45" office:value-type="time" office:time-value="PT00H45M15S" calcext:value-type="time">
            <text:p>00:45:15</text:p>
          </table:table-cell>
          <table:table-cell table:style-name="ce45" table:formula="of:=[.C123]-[.C122]" office:value-type="time" office:time-value="PT00H01M35S" calcext:value-type="time">
            <text:p>00:01:3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5" office:value-type="time" office:time-value="PT00H46M50S" calcext:value-type="time">
            <text:p>00:46:50</text:p>
          </table:table-cell>
          <table:table-cell table:style-name="ce45" table:formula="of:=[.C124]-[.C123]" office:value-type="time" office:time-value="PT00H00M43S" calcext:value-type="time">
            <text:p>00:00:43</text:p>
          </table:table-cell>
          <table:table-cell table:number-columns-repeated="53"/>
        </table:table-row>
        <table:table-row table:style-name="ro1">
          <table:table-cell/>
          <table:table-cell table:style-name="ce45" office:value-type="string" calcext:value-type="string">
            <text:p>RECORDING ENDS</text:p>
          </table:table-cell>
          <table:table-cell table:style-name="ce45" office:value-type="time" office:time-value="PT00H47M33S" calcext:value-type="time">
            <text:p>00:47:33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table:style-name="ce43" office:value-type="float" office:value="14" calcext:value-type="float">
            <text:p>14</text:p>
          </table:table-cell>
          <table:table-cell office:value-type="string" calcext:value-type="string">
            <text:p>INTRO</text:p>
          </table:table-cell>
          <table:table-cell table:style-name="ce45" office:value-type="time" office:time-value="PT00H00M26S" calcext:value-type="time">
            <text:p>00:00:26</text:p>
          </table:table-cell>
          <table:table-cell table:style-name="ce45" table:formula="of:=[.C127]-[.C126]" office:value-type="time" office:time-value="PT00H02M07S" calcext:value-type="time">
            <text:p>00:02:07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5" office:value-type="time" office:time-value="PT00H02M33S" calcext:value-type="time">
            <text:p>00:02:33</text:p>
          </table:table-cell>
          <table:table-cell table:style-name="ce45" table:formula="of:=[.C128]-[.C127]" office:value-type="time" office:time-value="PT00H18M52S" calcext:value-type="time">
            <text:p>00:18:52</text:p>
          </table:table-cell>
          <table:table-cell table:number-columns-repeated="53"/>
        </table:table-row>
        <table:table-row table:style-name="ro1">
          <table:table-cell table:style-name="ce44"/>
          <table:table-cell office:value-type="string" calcext:value-type="string">
            <text:p>FIRES</text:p>
          </table:table-cell>
          <table:table-cell table:style-name="ce45" office:value-type="time" office:time-value="PT00H21M25S" calcext:value-type="time">
            <text:p>00:21:25</text:p>
          </table:table-cell>
          <table:table-cell table:style-name="ce45" table:formula="of:=[.C129]-[.C128]" office:value-type="time" office:time-value="PT00H04M15S" calcext:value-type="time">
            <text:p>00:04:1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5" office:value-type="time" office:time-value="PT00H25M40S" calcext:value-type="time">
            <text:p>00:25:40</text:p>
          </table:table-cell>
          <table:table-cell table:style-name="ce45" table:formula="of:=[.C130]-[.C129]" office:value-type="time" office:time-value="PT00H00M35S" calcext:value-type="time">
            <text:p>00:00:3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5" office:value-type="time" office:time-value="PT00H26M15S" calcext:value-type="time">
            <text:p>00:26:15</text:p>
          </table:table-cell>
          <table:table-cell table:style-name="ce45" table:formula="of:=[.C131]-[.C130]" office:value-type="time" office:time-value="PT00H06M15S" calcext:value-type="time">
            <text:p>00:06:1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45" office:value-type="time" office:time-value="PT00H32M30S" calcext:value-type="time">
            <text:p>00:32:30</text:p>
          </table:table-cell>
          <table:table-cell table:style-name="ce45" table:formula="of:=[.C132]-[.C131]" office:value-type="time" office:time-value="PT00H00M45S" calcext:value-type="time">
            <text:p>00:00:4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FUNCTIONAL CONTINUUM</text:p>
          </table:table-cell>
          <table:table-cell table:style-name="ce45" office:value-type="time" office:time-value="PT00H33M15S" calcext:value-type="time">
            <text:p>00:33:15</text:p>
          </table:table-cell>
          <table:table-cell table:style-name="ce45" table:formula="of:=[.C133]-[.C132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CORE MODULE CONTINUUM</text:p>
          </table:table-cell>
          <table:table-cell table:style-name="ce45" office:value-type="time" office:time-value="PT00H35M00S" calcext:value-type="time">
            <text:p>00:35:00</text:p>
          </table:table-cell>
          <table:table-cell table:style-name="ce45" table:formula="of:=[.C134]-[.C133]" office:value-type="time" office:time-value="PT00H00M42S" calcext:value-type="time">
            <text:p>00:00:42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5" office:value-type="time" office:time-value="PT00H35M42S" calcext:value-type="time">
            <text:p>00:35:42</text:p>
          </table:table-cell>
          <table:table-cell table:style-name="ce45" table:formula="of:=[.C135]-[.C134]" office:value-type="time" office:time-value="PT00H00M24S" calcext:value-type="time">
            <text:p>00:00:24</text:p>
          </table:table-cell>
          <table:table-cell table:number-columns-repeated="53"/>
        </table:table-row>
        <table:table-row table:style-name="ro1">
          <table:table-cell/>
          <table:table-cell table:style-name="ce45" office:value-type="string" calcext:value-type="string">
            <text:p>RECORDING ENDS</text:p>
          </table:table-cell>
          <table:table-cell table:style-name="ce45" office:value-type="time" office:time-value="PT00H36M06S" calcext:value-type="time">
            <text:p>00:36:06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table:style-name="ce43" office:value-type="float" office:value="15" calcext:value-type="float">
            <text:p>15</text:p>
          </table:table-cell>
          <table:table-cell office:value-type="string" calcext:value-type="string">
            <text:p>INTRO</text:p>
          </table:table-cell>
          <table:table-cell table:style-name="ce45" office:value-type="time" office:time-value="PT00H00M25S" calcext:value-type="time">
            <text:p>00:00:25</text:p>
          </table:table-cell>
          <table:table-cell table:style-name="ce45" table:formula="of:=[.C138]-[.C137]" office:value-type="time" office:time-value="PT00H01M35S" calcext:value-type="time">
            <text:p>00:01:3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5" office:value-type="time" office:time-value="PT00H02M00S" calcext:value-type="time">
            <text:p>00:02:00</text:p>
          </table:table-cell>
          <table:table-cell table:style-name="ce45" table:formula="of:=[.C139]-[.C138]" office:value-type="time" office:time-value="PT00H05M55S" calcext:value-type="time">
            <text:p>00:05:5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FUNCTIONAL CONTINUUM</text:p>
          </table:table-cell>
          <table:table-cell table:style-name="ce45" office:value-type="time" office:time-value="PT00H07M55S" calcext:value-type="time">
            <text:p>00:07:55</text:p>
          </table:table-cell>
          <table:table-cell table:style-name="ce45" table:formula="of:=[.C140]-[.C139]" office:value-type="time" office:time-value="PT00H05M05S" calcext:value-type="time">
            <text:p>00:05:05</text:p>
          </table:table-cell>
          <table:table-cell table:number-columns-repeated="53"/>
        </table:table-row>
        <table:table-row table:style-name="ro1">
          <table:table-cell table:style-name="ce44"/>
          <table:table-cell office:value-type="string" calcext:value-type="string">
            <text:p>INBOX</text:p>
          </table:table-cell>
          <table:table-cell table:style-name="ce45" office:value-type="time" office:time-value="PT00H13M00S" calcext:value-type="time">
            <text:p>00:13:00</text:p>
          </table:table-cell>
          <table:table-cell table:style-name="ce45" table:formula="of:=[.C141]-[.C140]" office:value-type="time" office:time-value="PT00H14M55S" calcext:value-type="time">
            <text:p>00:14:5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5" office:value-type="time" office:time-value="PT00H27M55S" calcext:value-type="time">
            <text:p>00:27:55</text:p>
          </table:table-cell>
          <table:table-cell table:style-name="ce45" table:formula="of:=[.C142]-[.C141]" office:value-type="time" office:time-value="PT00H06M40S" calcext:value-type="time">
            <text:p>00:06:4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5" office:value-type="time" office:time-value="PT00H34M35S" calcext:value-type="time">
            <text:p>00:34:35</text:p>
          </table:table-cell>
          <table:table-cell table:style-name="ce45" table:formula="of:=[.C143]-[.C142]" office:value-type="time" office:time-value="PT00H02M40S" calcext:value-type="time">
            <text:p>00:02:4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5" office:value-type="time" office:time-value="PT00H37M15S" calcext:value-type="time">
            <text:p>00:37:15</text:p>
          </table:table-cell>
          <table:table-cell table:style-name="ce45" table:formula="of:=[.C144]-[.C143]" office:value-type="time" office:time-value="PT00H08M05S" calcext:value-type="time">
            <text:p>00:08:0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45" office:value-type="time" office:time-value="PT00H45M20S" calcext:value-type="time">
            <text:p>00:45:20</text:p>
          </table:table-cell>
          <table:table-cell table:style-name="ce45" table:formula="of:=[.C145]-[.C144]" office:value-type="time" office:time-value="PT00H02M25S" calcext:value-type="time">
            <text:p>00:02:2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FUNCTIONAL CONTINUUM</text:p>
          </table:table-cell>
          <table:table-cell table:style-name="ce45" office:value-type="time" office:time-value="PT00H47M45S" calcext:value-type="time">
            <text:p>00:47:45</text:p>
          </table:table-cell>
          <table:table-cell table:style-name="ce45" table:formula="of:=[.C146]-[.C145]" office:value-type="time" office:time-value="PT00H01M15S" calcext:value-type="time">
            <text:p>00:01:1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CORE MODULE CONTINUUM</text:p>
          </table:table-cell>
          <table:table-cell table:style-name="ce45" office:value-type="time" office:time-value="PT00H49M00S" calcext:value-type="time">
            <text:p>00:49:00</text:p>
          </table:table-cell>
          <table:table-cell table:style-name="ce45" table:formula="of:=[.C147]-[.C146]" office:value-type="time" office:time-value="PT00H02M28S" calcext:value-type="time">
            <text:p>00:02:28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5" office:value-type="time" office:time-value="PT00H51M28S" calcext:value-type="time">
            <text:p>00:51:28</text:p>
          </table:table-cell>
          <table:table-cell table:style-name="ce45" table:formula="of:=[.C148]-[.C147]" office:value-type="time" office:time-value="PT00H00M16S" calcext:value-type="time">
            <text:p>00:00:16</text:p>
          </table:table-cell>
          <table:table-cell table:number-columns-repeated="53"/>
        </table:table-row>
        <table:table-row table:style-name="ro1">
          <table:table-cell/>
          <table:table-cell table:style-name="ce45" office:value-type="string" calcext:value-type="string">
            <text:p>RECORDING ENDS</text:p>
          </table:table-cell>
          <table:table-cell table:style-name="ce45" office:value-type="time" office:time-value="PT00H51M44S" calcext:value-type="time">
            <text:p>00:51:44</text:p>
          </table:table-cell>
          <table:table-cell table:number-columns-repeated="54"/>
        </table:table-row>
        <table:table-row table:style-name="ro1">
          <table:table-cell table:style-name="ce44" table:number-columns-repeated="2"/>
          <table:table-cell table:number-columns-repeated="55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INTRO</text:p>
          </table:table-cell>
          <table:table-cell table:style-name="ce45" office:value-type="time" office:time-value="PT00H00M12S" calcext:value-type="time">
            <text:p>00:00:12</text:p>
          </table:table-cell>
          <table:table-cell table:style-name="ce45" table:formula="of:=[.C151]-[.C150]" office:value-type="time" office:time-value="PT00H12M33S" calcext:value-type="time">
            <text:p>00:12:33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5" office:value-type="time" office:time-value="PT00H12M45S" calcext:value-type="time">
            <text:p>00:12:45</text:p>
          </table:table-cell>
          <table:table-cell table:style-name="ce45" table:formula="of:=[.C152]-[.C151]" office:value-type="time" office:time-value="PT00H20M05S" calcext:value-type="time">
            <text:p>00:20:0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5" office:value-type="time" office:time-value="PT00H32M50S" calcext:value-type="time">
            <text:p>00:32:50</text:p>
          </table:table-cell>
          <table:table-cell table:style-name="ce45" table:formula="of:=[.C153]-[.C152]" office:value-type="time" office:time-value="PT00H00M30S" calcext:value-type="time">
            <text:p>00:00:3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5" office:value-type="time" office:time-value="PT00H33M20S" calcext:value-type="time">
            <text:p>00:33:20</text:p>
          </table:table-cell>
          <table:table-cell table:style-name="ce45" table:formula="of:=[.C154]-[.C153]" office:value-type="time" office:time-value="PT00H07M13S" calcext:value-type="time">
            <text:p>00:07:13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5" office:value-type="time" office:time-value="PT00H40M33S" calcext:value-type="time">
            <text:p>00:40:33</text:p>
          </table:table-cell>
          <table:table-cell table:style-name="ce45" table:formula="of:=[.C155]-[.C154]" office:value-type="time" office:time-value="PT00H15M30S" calcext:value-type="time">
            <text:p>00:15:3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5" office:value-type="time" office:time-value="PT00H56M03S" calcext:value-type="time">
            <text:p>00:56:03</text:p>
          </table:table-cell>
          <table:table-cell table:style-name="ce45" table:formula="of:=[.C156]-[.C155]" office:value-type="time" office:time-value="PT00H03M45S" calcext:value-type="time">
            <text:p>00:03:4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5" office:value-type="time" office:time-value="PT00H59M48S" calcext:value-type="time">
            <text:p>00:59:48</text:p>
          </table:table-cell>
          <table:table-cell table:style-name="ce45"/>
          <table:table-cell table:number-columns-repeated="53"/>
        </table:table-row>
        <table:table-row table:style-name="ro1">
          <table:table-cell/>
          <table:table-cell table:style-name="ce45" office:value-type="string" calcext:value-type="string">
            <text:p>RECORDING ENDS</text:p>
          </table:table-cell>
          <table:table-cell table:style-name="ce45" office:value-type="time" office:time-value="PT01H00M21S" calcext:value-type="time">
            <text:p>01:00:21</text:p>
          </table:table-cell>
          <table:table-cell table:number-columns-repeated="54"/>
        </table:table-row>
        <table:table-row table:style-name="ro1">
          <table:table-cell/>
          <table:table-cell table:style-name="ce43"/>
          <table:table-cell table:number-columns-repeated="55"/>
        </table:table-row>
        <table:table-row table:style-name="ro1">
          <table:table-cell table:style-name="ce43" office:value-type="float" office:value="17" calcext:value-type="float">
            <text:p>17</text:p>
          </table:table-cell>
          <table:table-cell office:value-type="string" calcext:value-type="string">
            <text:p>INTRO</text:p>
          </table:table-cell>
          <table:table-cell table:style-name="ce45" office:value-type="time" office:time-value="PT00H01M11S" calcext:value-type="time">
            <text:p>00:01:11</text:p>
          </table:table-cell>
          <table:table-cell table:style-name="ce45" table:formula="of:=[.C160]-[.C159]" office:value-type="time" office:time-value="PT00H01M54S" calcext:value-type="time">
            <text:p>00:01:54</text:p>
          </table:table-cell>
          <table:table-cell table:number-columns-repeated="53"/>
        </table:table-row>
        <table:table-row table:style-name="ro1">
          <table:table-cell table:style-name="ce44"/>
          <table:table-cell office:value-type="string" calcext:value-type="string">
            <text:p>FIRES</text:p>
          </table:table-cell>
          <table:table-cell table:style-name="ce45" office:value-type="time" office:time-value="PT00H03M05S" calcext:value-type="time">
            <text:p>00:03:05</text:p>
          </table:table-cell>
          <table:table-cell table:style-name="ce45" table:formula="of:=[.C161]-[.C160]" office:value-type="time" office:time-value="PT00H12M47S" calcext:value-type="time">
            <text:p>00:12:47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5" office:value-type="time" office:time-value="PT00H15M52S" calcext:value-type="time">
            <text:p>00:15:52</text:p>
          </table:table-cell>
          <table:table-cell table:style-name="ce45" table:formula="of:=[.C162]-[.C161]" office:value-type="time" office:time-value="PT00H22M08S" calcext:value-type="time">
            <text:p>00:22:08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5" office:value-type="time" office:time-value="PT00H38M00S" calcext:value-type="time">
            <text:p>00:38:00</text:p>
          </table:table-cell>
          <table:table-cell table:style-name="ce45" table:formula="of:=[.C163]-[.C162]" office:value-type="time" office:time-value="PT00H00M25S" calcext:value-type="time">
            <text:p>00:00:2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5" office:value-type="time" office:time-value="PT00H38M25S" calcext:value-type="time">
            <text:p>00:38:25</text:p>
          </table:table-cell>
          <table:table-cell table:style-name="ce45" table:formula="of:=[.C164]-[.C163]" office:value-type="time" office:time-value="PT00H01M05S" calcext:value-type="time">
            <text:p>00:01:0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5" office:value-type="time" office:time-value="PT00H39M30S" calcext:value-type="time">
            <text:p>00:39:30</text:p>
          </table:table-cell>
          <table:table-cell table:style-name="ce45" table:formula="of:=[.C165]-[.C164]" office:value-type="time" office:time-value="PT00H04M00S" calcext:value-type="time">
            <text:p>00:04:0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MONEYBOX</text:p>
          </table:table-cell>
          <table:table-cell table:style-name="ce45" office:value-type="time" office:time-value="PT00H43M30S" calcext:value-type="time">
            <text:p>00:43:30</text:p>
          </table:table-cell>
          <table:table-cell table:style-name="ce45" table:formula="of:=[.C166]-[.C165]" office:value-type="time" office:time-value="PT00H00M45S" calcext:value-type="time">
            <text:p>00:00:4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45" office:value-type="time" office:time-value="PT00H44M15S" calcext:value-type="time">
            <text:p>00:44:15</text:p>
          </table:table-cell>
          <table:table-cell table:style-name="ce45" table:formula="of:=[.C167]-[.C166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FUNCTIONAL CONTINUUM</text:p>
          </table:table-cell>
          <table:table-cell table:style-name="ce45" office:value-type="time" office:time-value="PT00H44M35S" calcext:value-type="time">
            <text:p>00:44:35</text:p>
          </table:table-cell>
          <table:table-cell table:style-name="ce45" table:formula="of:=[.C168]-[.C167]" office:value-type="time" office:time-value="PT00H05M45S" calcext:value-type="time">
            <text:p>00:05:4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CORE MODULE CONTINUUM</text:p>
          </table:table-cell>
          <table:table-cell table:style-name="ce45" office:value-type="time" office:time-value="PT00H50M20S" calcext:value-type="time">
            <text:p>00:50:20</text:p>
          </table:table-cell>
          <table:table-cell table:style-name="ce45" table:formula="of:=[.C169]-[.C168]" office:value-type="time" office:time-value="PT00H02M53S" calcext:value-type="time">
            <text:p>00:02:53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5" office:value-type="time" office:time-value="PT00H53M13S" calcext:value-type="time">
            <text:p>00:53:13</text:p>
          </table:table-cell>
          <table:table-cell table:style-name="ce45" table:formula="of:=[.C170]-[.C169]" office:value-type="time" office:time-value="PT00H00M22S" calcext:value-type="time">
            <text:p>00:00:22</text:p>
          </table:table-cell>
          <table:table-cell table:number-columns-repeated="53"/>
        </table:table-row>
        <table:table-row table:style-name="ro1">
          <table:table-cell/>
          <table:table-cell table:style-name="ce45" office:value-type="string" calcext:value-type="string">
            <text:p>RECORDING ENDS</text:p>
          </table:table-cell>
          <table:table-cell table:style-name="ce45" office:value-type="time" office:time-value="PT00H53M35S" calcext:value-type="time">
            <text:p>00:53:35</text:p>
          </table:table-cell>
          <table:table-cell table:number-columns-repeated="54"/>
        </table:table-row>
        <table:table-row table:style-name="ro1">
          <table:table-cell/>
          <table:table-cell table:style-name="ce43"/>
          <table:table-cell table:number-columns-repeated="55"/>
        </table:table-row>
        <table:table-row table:style-name="ro1">
          <table:table-cell table:style-name="ce43" office:value-type="float" office:value="18" calcext:value-type="float">
            <text:p>18</text:p>
          </table:table-cell>
          <table:table-cell office:value-type="string" calcext:value-type="string">
            <text:p>INTRO</text:p>
          </table:table-cell>
          <table:table-cell table:style-name="ce45" office:value-type="time" office:time-value="PT00H00M15S" calcext:value-type="time">
            <text:p>00:00:15</text:p>
          </table:table-cell>
          <table:table-cell table:style-name="ce45" table:formula="of:=[.C173]-[.C172]" office:value-type="time" office:time-value="PT00H03M38S" calcext:value-type="time">
            <text:p>00:03:38</text:p>
          </table:table-cell>
          <table:table-cell table:number-columns-repeated="53"/>
        </table:table-row>
        <table:table-row table:style-name="ro1">
          <table:table-cell table:style-name="ce44"/>
          <table:table-cell office:value-type="string" calcext:value-type="string">
            <text:p>CYCLES</text:p>
          </table:table-cell>
          <table:table-cell table:style-name="ce45" office:value-type="time" office:time-value="PT00H03M53S" calcext:value-type="time">
            <text:p>00:03:53</text:p>
          </table:table-cell>
          <table:table-cell table:style-name="ce45" table:formula="of:=[.C174]-[.C173]" office:value-type="time" office:time-value="PT00H12M02S" calcext:value-type="time">
            <text:p>00:12:02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5" office:value-type="time" office:time-value="PT00H15M55S" calcext:value-type="time">
            <text:p>00:15:55</text:p>
          </table:table-cell>
          <table:table-cell table:style-name="ce45" table:formula="of:=[.C175]-[.C174]" office:value-type="time" office:time-value="PT00H12M50S" calcext:value-type="time">
            <text:p>00:12:5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5" office:value-type="time" office:time-value="PT00H28M45S" calcext:value-type="time">
            <text:p>00:28:45</text:p>
          </table:table-cell>
          <table:table-cell table:style-name="ce45" table:formula="of:=[.C176]-[.C175]" office:value-type="time" office:time-value="PT00H06M20S" calcext:value-type="time">
            <text:p>00:06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5" office:value-type="time" office:time-value="PT00H35M05S" calcext:value-type="time">
            <text:p>00:35:05</text:p>
          </table:table-cell>
          <table:table-cell table:style-name="ce45" table:formula="of:=[.C177]-[.C176]" office:value-type="time" office:time-value="PT00H00M15S" calcext:value-type="time">
            <text:p>00:00:1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5" office:value-type="time" office:time-value="PT00H35M20S" calcext:value-type="time">
            <text:p>00:35:20</text:p>
          </table:table-cell>
          <table:table-cell table:style-name="ce45" table:formula="of:=[.C178]-[.C177]" office:value-type="time" office:time-value="PT00H02M25S" calcext:value-type="time">
            <text:p>00:02:2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45" office:value-type="time" office:time-value="PT00H37M45S" calcext:value-type="time">
            <text:p>00:37:45</text:p>
          </table:table-cell>
          <table:table-cell table:style-name="ce45" table:formula="of:=[.C179]-[.C178]" office:value-type="time" office:time-value="PT00H00M40S" calcext:value-type="time">
            <text:p>00:00:4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FUNCTIONAL CONTINUUM</text:p>
          </table:table-cell>
          <table:table-cell table:style-name="ce45" office:value-type="time" office:time-value="PT00H38M25S" calcext:value-type="time">
            <text:p>00:38:25</text:p>
          </table:table-cell>
          <table:table-cell table:style-name="ce45" table:formula="of:=[.C180]-[.C179]" office:value-type="time" office:time-value="PT00H00M25S" calcext:value-type="time">
            <text:p>00:00:2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CORE MODULE CONTINUUM</text:p>
          </table:table-cell>
          <table:table-cell table:style-name="ce45" office:value-type="time" office:time-value="PT00H38M50S" calcext:value-type="time">
            <text:p>00:38:50</text:p>
          </table:table-cell>
          <table:table-cell table:style-name="ce45" table:formula="of:=[.C181]-[.C180]" office:value-type="time" office:time-value="PT00H01M25S" calcext:value-type="time">
            <text:p>00:01:2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5" office:value-type="time" office:time-value="PT00H40M15S" calcext:value-type="time">
            <text:p>00:40:15</text:p>
          </table:table-cell>
          <table:table-cell table:style-name="ce45" table:formula="of:=[.C182]-[.C181]" office:value-type="time" office:time-value="PT00H00M14S" calcext:value-type="time">
            <text:p>00:00:14</text:p>
          </table:table-cell>
          <table:table-cell table:number-columns-repeated="53"/>
        </table:table-row>
        <table:table-row table:style-name="ro1">
          <table:table-cell/>
          <table:table-cell table:style-name="ce45" office:value-type="string" calcext:value-type="string">
            <text:p>RECORDING ENDS</text:p>
          </table:table-cell>
          <table:table-cell table:style-name="ce45" office:value-type="time" office:time-value="PT00H40M29S" calcext:value-type="time">
            <text:p>00:40:29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table:style-name="ce43" office:value-type="float" office:value="19" calcext:value-type="float">
            <text:p>19</text:p>
          </table:table-cell>
          <table:table-cell office:value-type="string" calcext:value-type="string">
            <text:p>INTRO</text:p>
          </table:table-cell>
          <table:table-cell table:style-name="ce45" office:value-type="time" office:time-value="PT00H01M15S" calcext:value-type="time">
            <text:p>00:01:15</text:p>
          </table:table-cell>
          <table:table-cell table:style-name="ce45" table:formula="of:=[.C185]-[.C184]" office:value-type="time" office:time-value="PT00H09M55S" calcext:value-type="time">
            <text:p>00:09:5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5" office:value-type="time" office:time-value="PT00H11M10S" calcext:value-type="time">
            <text:p>00:11:10</text:p>
          </table:table-cell>
          <table:table-cell table:style-name="ce45" table:formula="of:=[.C186]-[.C185]" office:value-type="time" office:time-value="PT00H20M20S" calcext:value-type="time">
            <text:p>00:20:20</text:p>
          </table:table-cell>
          <table:table-cell table:number-columns-repeated="53"/>
        </table:table-row>
        <table:table-row table:style-name="ro1">
          <table:table-cell table:style-name="ce45"/>
          <table:table-cell office:value-type="string" calcext:value-type="string">
            <text:p>FIRES</text:p>
          </table:table-cell>
          <table:table-cell table:style-name="ce45" office:value-type="time" office:time-value="PT00H31M30S" calcext:value-type="time">
            <text:p>00:31:30</text:p>
          </table:table-cell>
          <table:table-cell table:style-name="ce45" table:formula="of:=[.C187]-[.C186]" office:value-type="time" office:time-value="PT00H12M45S" calcext:value-type="time">
            <text:p>00:12:45</text:p>
          </table:table-cell>
          <table:table-cell table:number-columns-repeated="53"/>
        </table:table-row>
        <table:table-row table:style-name="ro1">
          <table:table-cell table:style-name="ce45"/>
          <table:table-cell office:value-type="string" calcext:value-type="string">
            <text:p>OUTBOX</text:p>
          </table:table-cell>
          <table:table-cell table:style-name="ce45" office:value-type="time" office:time-value="PT00H44M15S" calcext:value-type="time">
            <text:p>00:44:15</text:p>
          </table:table-cell>
          <table:table-cell table:style-name="ce45" table:formula="of:=[.C188]-[.C187]" office:value-type="time" office:time-value="PT00H01M18S" calcext:value-type="time">
            <text:p>00:01:18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MONEYBOX</text:p>
          </table:table-cell>
          <table:table-cell table:style-name="ce45" office:value-type="time" office:time-value="PT00H45M33S" calcext:value-type="time">
            <text:p>00:45:33</text:p>
          </table:table-cell>
          <table:table-cell table:style-name="ce45" table:formula="of:=[.C189]-[.C188]" office:value-type="time" office:time-value="PT00H00M04S" calcext:value-type="time">
            <text:p>00:00:04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WATBOX</text:p>
          </table:table-cell>
          <table:table-cell table:style-name="ce45" office:value-type="time" office:time-value="PT00H45M37S" calcext:value-type="time">
            <text:p>00:45:37</text:p>
          </table:table-cell>
          <table:table-cell table:style-name="ce45" table:formula="of:=[.C190]-[.C189]" office:value-type="time" office:time-value="PT00H00M13S" calcext:value-type="time">
            <text:p>00:00:13</text:p>
          </table:table-cell>
          <table:table-cell table:number-columns-repeated="53"/>
        </table:table-row>
        <table:table-row table:style-name="ro1">
          <table:table-cell table:style-name="ce44"/>
          <table:table-cell office:value-type="string" calcext:value-type="string">
            <text:p>QUESTIONS</text:p>
          </table:table-cell>
          <table:table-cell table:style-name="ce45" office:value-type="time" office:time-value="PT00H45M50S" calcext:value-type="time">
            <text:p>00:45:50</text:p>
          </table:table-cell>
          <table:table-cell table:style-name="ce45" table:formula="of:=[.C191]-[.C190]" office:value-type="time" office:time-value="PT00H00M30S" calcext:value-type="time">
            <text:p>00:00:3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MARKETING BOX</text:p>
          </table:table-cell>
          <table:table-cell table:style-name="ce45" office:value-type="time" office:time-value="PT00H46M20S" calcext:value-type="time">
            <text:p>00:46:20</text:p>
          </table:table-cell>
          <table:table-cell table:style-name="ce45" table:formula="of:=[.C192]-[.C191]" office:value-type="time" office:time-value="PT00H00M13S" calcext:value-type="time">
            <text:p>00:00:13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CORE MODULE CONTINUUM</text:p>
          </table:table-cell>
          <table:table-cell table:style-name="ce45" office:value-type="time" office:time-value="PT00H46M33S" calcext:value-type="time">
            <text:p>00:46:33</text:p>
          </table:table-cell>
          <table:table-cell table:style-name="ce45" table:formula="of:=[.C193]-[.C192]" office:value-type="time" office:time-value="PT00H00M57S" calcext:value-type="time">
            <text:p>00:00:57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FUNCTIONAL CONTINUUM</text:p>
          </table:table-cell>
          <table:table-cell table:style-name="ce45" office:value-type="time" office:time-value="PT00H47M30S" calcext:value-type="time">
            <text:p>00:47:30</text:p>
          </table:table-cell>
          <table:table-cell table:style-name="ce45" table:formula="of:=[.C194]-[.C193]" office:value-type="time" office:time-value="PT00H02M10S" calcext:value-type="time">
            <text:p>00:02:1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5" office:value-type="time" office:time-value="PT00H49M40S" calcext:value-type="time">
            <text:p>00:49:40</text:p>
          </table:table-cell>
          <table:table-cell table:style-name="ce45" table:formula="of:=[.C195]-[.C194]" office:value-type="time" office:time-value="PT00H00M17S" calcext:value-type="time">
            <text:p>00:00:17</text:p>
          </table:table-cell>
          <table:table-cell table:number-columns-repeated="53"/>
        </table:table-row>
        <table:table-row table:style-name="ro1">
          <table:table-cell/>
          <table:table-cell table:style-name="ce45" office:value-type="string" calcext:value-type="string">
            <text:p>RECORDING ENDS</text:p>
          </table:table-cell>
          <table:table-cell table:style-name="ce45" office:value-type="time" office:time-value="PT00H49M57S" calcext:value-type="time">
            <text:p>00:49:57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table:style-name="ce43" office:value-type="float" office:value="20" calcext:value-type="float">
            <text:p>20</text:p>
          </table:table-cell>
          <table:table-cell office:value-type="string" calcext:value-type="string">
            <text:p>INTRO</text:p>
          </table:table-cell>
          <table:table-cell table:style-name="ce45" office:value-type="time" office:time-value="PT00H00M16S" calcext:value-type="time">
            <text:p>00:00:16</text:p>
          </table:table-cell>
          <table:table-cell table:style-name="ce45" table:formula="of:=[.C198]-[.C197]" office:value-type="time" office:time-value="PT00H04M04S" calcext:value-type="time">
            <text:p>00:04:04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5" office:value-type="time" office:time-value="PT00H04M20S" calcext:value-type="time">
            <text:p>00:04:20</text:p>
          </table:table-cell>
          <table:table-cell table:style-name="ce45" table:formula="of:=[.C199]-[.C198]" office:value-type="time" office:time-value="PT00H18M25S" calcext:value-type="time">
            <text:p>00:18:25</text:p>
          </table:table-cell>
          <table:table-cell table:number-columns-repeated="53"/>
        </table:table-row>
        <table:table-row table:style-name="ro1">
          <table:table-cell table:style-name="ce44"/>
          <table:table-cell office:value-type="string" calcext:value-type="string">
            <text:p>FIRES</text:p>
          </table:table-cell>
          <table:table-cell table:style-name="ce45" office:value-type="time" office:time-value="PT00H22M45S" calcext:value-type="time">
            <text:p>00:22:45</text:p>
          </table:table-cell>
          <table:table-cell table:style-name="ce45" table:formula="of:=[.C200]-[.C199]" office:value-type="time" office:time-value="PT00H10M55S" calcext:value-type="time">
            <text:p>00:10:5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5" office:value-type="time" office:time-value="PT00H33M40S" calcext:value-type="time">
            <text:p>00:33:40</text:p>
          </table:table-cell>
          <table:table-cell table:style-name="ce45" table:formula="of:=[.C201]-[.C200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5" office:value-type="time" office:time-value="PT00H35M25S" calcext:value-type="time">
            <text:p>00:35:25</text:p>
          </table:table-cell>
          <table:table-cell table:style-name="ce45" table:formula="of:=[.C202]-[.C201]" office:value-type="time" office:time-value="PT00H02M35S" calcext:value-type="time">
            <text:p>00:02:3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FUNCTIONAL CONTINUUM</text:p>
          </table:table-cell>
          <table:table-cell table:style-name="ce45" office:value-type="time" office:time-value="PT00H38M00S" calcext:value-type="time">
            <text:p>00:38:00</text:p>
          </table:table-cell>
          <table:table-cell table:style-name="ce45" table:formula="of:=[.C203]-[.C202]" office:value-type="time" office:time-value="PT00H00M45S" calcext:value-type="time">
            <text:p>00:00:4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CORE MODULE CONTINUUM</text:p>
          </table:table-cell>
          <table:table-cell table:style-name="ce45" office:value-type="time" office:time-value="PT00H38M45S" calcext:value-type="time">
            <text:p>00:38:45</text:p>
          </table:table-cell>
          <table:table-cell table:style-name="ce45" table:formula="of:=[.C204]-[.C203]" office:value-type="time" office:time-value="PT00H00M55S" calcext:value-type="time">
            <text:p>00:00:5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5" office:value-type="time" office:time-value="PT00H39M40S" calcext:value-type="time">
            <text:p>00:39:40</text:p>
          </table:table-cell>
          <table:table-cell table:style-name="ce45" table:formula="of:=[.C205]-[.C204]" office:value-type="time" office:time-value="PT00H01M31S" calcext:value-type="time">
            <text:p>00:01:31</text:p>
          </table:table-cell>
          <table:table-cell table:number-columns-repeated="53"/>
        </table:table-row>
        <table:table-row table:style-name="ro1">
          <table:table-cell/>
          <table:table-cell table:style-name="ce45" office:value-type="string" calcext:value-type="string">
            <text:p>RECORDING ENDS</text:p>
          </table:table-cell>
          <table:table-cell table:style-name="ce45" office:value-type="time" office:time-value="PT00H41M11S" calcext:value-type="time">
            <text:p>00:41:11</text:p>
          </table:table-cell>
          <table:table-cell table:number-columns-repeated="54"/>
        </table:table-row>
        <table:table-row table:style-name="ro1" table:number-rows-repeated="2">
          <table:table-cell/>
          <table:table-cell table:style-name="ce43"/>
          <table:table-cell table:number-columns-repeated="55"/>
        </table:table-row>
        <table:table-row table:style-name="ro1">
          <table:table-cell table:style-name="ce44"/>
          <table:table-cell table:style-name="ce47"/>
          <table:table-cell table:number-columns-repeated="55"/>
        </table:table-row>
        <table:table-row table:style-name="ro1" table:number-rows-repeated="8">
          <table:table-cell table:number-columns-repeated="57"/>
        </table:table-row>
        <table:table-row table:style-name="ro1" table:number-rows-repeated="4">
          <table:table-cell/>
          <table:table-cell table:style-name="ce45"/>
          <table:table-cell table:number-columns-repeated="55"/>
        </table:table-row>
        <table:table-row table:style-name="ro1" table:number-rows-repeated="2">
          <table:table-cell table:style-name="ce45" table:number-columns-repeated="2"/>
          <table:table-cell table:number-columns-repeated="55"/>
        </table:table-row>
        <table:table-row table:style-name="ro1" table:number-rows-repeated="2">
          <table:table-cell/>
          <table:table-cell table:style-name="ce45"/>
          <table:table-cell table:number-columns-repeated="55"/>
        </table:table-row>
        <table:table-row table:style-name="ro1" table:number-rows-repeated="1048351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total use of time per segment" table:style-name="ta1">
        <table:table-column table:style-name="co18" table:default-cell-style-name="ce9"/>
        <table:table-column table:style-name="co19" table:default-cell-style-name="ce14"/>
        <table:table-column table:style-name="co20" table:default-cell-style-name="ce20"/>
        <table:table-column table:style-name="co21" table:default-cell-style-name="ce26"/>
        <table:table-row table:style-name="ro2">
          <table:table-cell table:style-name="Default" office:value-type="string" calcext:value-type="string">
            <text:p>Filter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7"/>
          <table:table-cell table:style-name="ce12" office:value-type="string" calcext:value-type="string">
            <text:p>Data</text:p>
          </table:table-cell>
          <table:table-cell table:style-name="ce18"/>
          <table:table-cell table:style-name="ce24"/>
        </table:table-row>
        <table:table-row table:style-name="ro1">
          <table:table-cell table:style-name="ce8" office:value-type="string" calcext:value-type="string">
            <text:p>Segment</text:p>
          </table:table-cell>
          <table:table-cell table:style-name="ce13" office:value-type="string" calcext:value-type="string">
            <text:p>Sum - Duration</text:p>
          </table:table-cell>
          <table:table-cell table:style-name="ce19" office:value-type="string" calcext:value-type="string">
            <text:p>Average - Duration</text:p>
          </table:table-cell>
          <table:table-cell table:style-name="ce25" office:value-type="string" calcext:value-type="string">
            <text:p>Count - Segment</text:p>
          </table:table-cell>
        </table:table-row>
        <table:table-row table:style-name="ro1">
          <table:table-cell office:value-type="string" calcext:value-type="string">
            <text:p>INBOX</text:p>
          </table:table-cell>
          <table:table-cell office:value-type="time" office:time-value="PT04H04M35S" calcext:value-type="time">
            <text:p>04:04:35</text:p>
          </table:table-cell>
          <table:table-cell office:value-type="time" office:time-value="PT00H11M38.80952381S" calcext:value-type="time">
            <text:p>00:11: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FIRES</text:p>
          </table:table-cell>
          <table:table-cell office:value-type="time" office:time-value="PT02H18M41S" calcext:value-type="time">
            <text:p>02:18:41</text:p>
          </table:table-cell>
          <table:table-cell office:value-type="time" office:time-value="PT00H06M36.238095238S" calcext:value-type="time">
            <text:p>00:06: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INTRO</text:p>
          </table:table-cell>
          <table:table-cell office:value-type="time" office:time-value="PT01H46M12S" calcext:value-type="time">
            <text:p>01:46:12</text:p>
          </table:table-cell>
          <table:table-cell office:value-type="time" office:time-value="PT00H05M54S" calcext:value-type="time">
            <text:p>00:05: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OUTBOX</text:p>
          </table:table-cell>
          <table:table-cell office:value-type="time" office:time-value="PT01H21M28S" calcext:value-type="time">
            <text:p>01:21:28</text:p>
          </table:table-cell>
          <table:table-cell office:value-type="time" office:time-value="PT00H04M04.4S" calcext:value-type="time">
            <text:p>00:04:0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IORITY LANE</text:p>
          </table:table-cell>
          <table:table-cell office:value-type="time" office:time-value="PT00H24M17S" calcext:value-type="time">
            <text:p>00:24:17</text:p>
          </table:table-cell>
          <table:table-cell office:value-type="time" office:time-value="PT00H01M25.705882353S" calcext:value-type="time">
            <text:p>00:01: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QUESTIONS</text:p>
          </table:table-cell>
          <table:table-cell office:value-type="time" office:time-value="PT00H23M40S" calcext:value-type="time">
            <text:p>00:23:40</text:p>
          </table:table-cell>
          <table:table-cell office:value-type="time" office:time-value="PT00H01M18.888888889S" calcext:value-type="time">
            <text:p>00:01: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ON-FUNCTIONAL CONTINUUM</text:p>
          </table:table-cell>
          <table:table-cell office:value-type="time" office:time-value="PT00H23M25S" calcext:value-type="time">
            <text:p>00:23:25</text:p>
          </table:table-cell>
          <table:table-cell office:value-type="time" office:time-value="PT00H01M57.083333333S" calcext:value-type="time">
            <text:p>00:01: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0" office:value-type="string" calcext:value-type="string">
            <text:p>BOARD OVERVIEW</text:p>
          </table:table-cell>
          <table:table-cell table:style-name="ce15" office:value-type="time" office:time-value="PT00H20M38S" calcext:value-type="time">
            <text:p>00:20:38</text:p>
          </table:table-cell>
          <table:table-cell table:style-name="ce21" office:value-type="time" office:time-value="PT00H06M52.666666667S" calcext:value-type="time">
            <text:p>00:06:53</text:p>
          </table:table-cell>
          <table:table-cell table:style-name="ce27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YCLES</text:p>
          </table:table-cell>
          <table:table-cell office:value-type="time" office:time-value="PT00H15M20S" calcext:value-type="time">
            <text:p>00:15:20</text:p>
          </table:table-cell>
          <table:table-cell office:value-type="time" office:time-value="PT00H07M40S" calcext:value-type="time">
            <text:p>00:07: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N-CORE MODULE CONTINUUM</text:p>
          </table:table-cell>
          <table:table-cell office:value-type="time" office:time-value="PT00H13M25S" calcext:value-type="time">
            <text:p>00:13:25</text:p>
          </table:table-cell>
          <table:table-cell office:value-type="time" office:time-value="PT00H01M40.625S" calcext:value-type="time">
            <text:p>00:01: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ONEYBOX</text:p>
          </table:table-cell>
          <table:table-cell office:value-type="time" office:time-value="PT00H00M49S" calcext:value-type="time">
            <text:p>00:00:49</text:p>
          </table:table-cell>
          <table:table-cell office:value-type="time" office:time-value="PT00H00M24.5S" calcext:value-type="time">
            <text:p>00:00: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DULES CONTINUUM</text:p>
          </table:table-cell>
          <table:table-cell table:number-columns-repeated="2" office:value-type="time" office:time-value="PT00H00M25S" calcext:value-type="time">
            <text:p>00:00: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ETING BOX</text:p>
          </table:table-cell>
          <table:table-cell table:number-columns-repeated="2" office:value-type="time" office:time-value="PT00H00M13S" calcext:value-type="time">
            <text:p>00:00: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TBOX</text:p>
          </table:table-cell>
          <table:table-cell table:style-name="ce16" office:value-type="time" office:time-value="PT00H00M13S" calcext:value-type="time">
            <text:p>00:00:13</text:p>
          </table:table-cell>
          <table:table-cell table:style-name="ce22" office:value-type="time" office:time-value="PT00H00M13S" calcext:value-type="time">
            <text:p>00:00:13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2">
          <table:table-cell table:style-name="ce11" office:value-type="string" calcext:value-type="string">
            <text:p>Total Result</text:p>
          </table:table-cell>
          <table:table-cell table:style-name="ce17" office:value-type="time" office:time-value="PT11H33M21S" calcext:value-type="time">
            <text:p>11:33:21</text:p>
          </table:table-cell>
          <table:table-cell table:style-name="ce23" office:value-type="time" office:time-value="PT00H04M46.903448276S" calcext:value-type="time">
            <text:p>00:04:47</text:p>
          </table:table-cell>
          <table:table-cell table:style-name="ce29" office:value-type="float" office:value="145" calcext:value-type="float">
            <text:p>145</text:p>
          </table:table-cell>
        </table:table-row>
      </table:table>
      <table:table table:name="Derived metrics" table:style-name="ta1"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Daily index</text:p>
          </table:table-cell>
          <table:table-cell table:style-name="ce1" office:value-type="string" calcext:value-type="string">
            <text:p>Daily date</text:p>
          </table:table-cell>
          <table:table-cell table:style-name="ce32" office:value-type="string" calcext:value-type="string">
            <text:p>Effective duration</text:p>
          </table:table-cell>
          <table:table-cell table:style-name="ce6" office:value-type="string" calcext:value-type="string">
            <text:p>Segments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1" office:value-type="date" office:date-value="2015-12-08" calcext:value-type="date">
            <text:p>2015-12-08</text:p>
          </table:table-cell>
          <table:table-cell table:style-name="ce4" table:formula="of:=['Segment lengths'.C8]-['Segment lengths'.C2]" office:value-type="time" office:time-value="PT00H34M01S" calcext:value-type="time">
            <text:p>00:34:01</text:p>
          </table:table-cell>
          <table:table-cell table:formula="of:=COUNTA(['Segment lengths'.B2:'Segment lengths'.B7])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date" office:date-value="2015-12-09" calcext:value-type="date">
            <text:p>2015-12-09</text:p>
          </table:table-cell>
          <table:table-cell table:style-name="ce4" table:formula="of:=['Segment lengths'.C19]-['Segment lengths'.C11]" office:value-type="time" office:time-value="PT00H47M19S" calcext:value-type="time">
            <text:p>00:47:19</text:p>
          </table:table-cell>
          <table:table-cell table:formula="of:=COUNTA(['Segment lengths'.B11:'Segment lengths'.B18])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date" office:date-value="2015-12-10" calcext:value-type="date">
            <text:p>2015-12-10</text:p>
          </table:table-cell>
          <table:table-cell table:style-name="ce4" table:formula="of:=['Segment lengths'.C29]-['Segment lengths'.C22]" office:value-type="time" office:time-value="PT00H27M38S" calcext:value-type="time">
            <text:p>00:27:38</text:p>
          </table:table-cell>
          <table:table-cell table:formula="of:=COUNTA(['Segment lengths'.B22:'Segment lengths'.B28])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date" office:date-value="2015-12-11" calcext:value-type="date">
            <text:p>2015-12-11</text:p>
          </table:table-cell>
          <table:table-cell table:style-name="ce4" table:formula="of:=['Segment lengths'.C38]-['Segment lengths'.C32]" office:value-type="time" office:time-value="PT00H32M25S" calcext:value-type="time">
            <text:p>00:32:25</text:p>
          </table:table-cell>
          <table:table-cell table:formula="of:=COUNTA(['Segment lengths'.B32:'Segment lengths'.B37])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date" office:date-value="2015-12-14" calcext:value-type="date">
            <text:p>2015-12-14</text:p>
          </table:table-cell>
          <table:table-cell table:style-name="ce4" table:formula="of:=['Segment lengths'.C47]-['Segment lengths'.C41]" office:value-type="time" office:time-value="PT00H27M34S" calcext:value-type="time">
            <text:p>00:27:34</text:p>
          </table:table-cell>
          <table:table-cell table:formula="of:=COUNTA(['Segment lengths'.B41:'Segment lengths'.B46])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date" office:date-value="2015-12-15" calcext:value-type="date">
            <text:p>2015-12-15</text:p>
          </table:table-cell>
          <table:table-cell table:style-name="ce4" table:formula="of:=['Segment lengths'.C55]-['Segment lengths'.C50]" office:value-type="time" office:time-value="PT00H15M23S" calcext:value-type="time">
            <text:p>00:15:23</text:p>
          </table:table-cell>
          <table:table-cell table:formula="of:=COUNTA(['Segment lengths'.B50:'Segment lengths'.B54])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date" office:date-value="2015-12-16" calcext:value-type="date">
            <text:p>2015-12-16</text:p>
          </table:table-cell>
          <table:table-cell table:style-name="ce4" table:formula="of:=['Segment lengths'.C66]-['Segment lengths'.C58]" office:value-type="time" office:time-value="PT00H26M42S" calcext:value-type="time">
            <text:p>00:26:42</text:p>
          </table:table-cell>
          <table:table-cell table:formula="of:=COUNTA(['Segment lengths'.B58:'Segment lengths'.B65])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date" office:date-value="2015-12-17" calcext:value-type="date">
            <text:p>2015-12-17</text:p>
          </table:table-cell>
          <table:table-cell table:style-name="ce4" table:formula="of:=['Segment lengths'.C75]-['Segment lengths'.C69]" office:value-type="time" office:time-value="PT00H19M50S" calcext:value-type="time">
            <text:p>00:19:50</text:p>
          </table:table-cell>
          <table:table-cell table:formula="of:=COUNTA(['Segment lengths'.B69:'Segment lengths'.B74])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date" office:date-value="2015-12-18" calcext:value-type="date">
            <text:p>2015-12-18</text:p>
          </table:table-cell>
          <table:table-cell table:style-name="ce4" table:formula="of:=['Segment lengths'.C85]-['Segment lengths'.C78]" office:value-type="time" office:time-value="PT00H17M20S" calcext:value-type="time">
            <text:p>00:17:20</text:p>
          </table:table-cell>
          <table:table-cell table:formula="of:=COUNTA(['Segment lengths'.B78:'Segment lengths'.B84])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date" office:date-value="2015-12-21" calcext:value-type="date">
            <text:p>2015-12-21</text:p>
          </table:table-cell>
          <table:table-cell table:style-name="ce4" table:formula="of:=['Segment lengths'.C94]-['Segment lengths'.C88]" office:value-type="time" office:time-value="PT00H30M10S" calcext:value-type="time">
            <text:p>00:30:10</text:p>
          </table:table-cell>
          <table:table-cell table:formula="of:=COUNTA(['Segment lengths'.B88:'Segment lengths'.B93])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date" office:date-value="2015-12-22" calcext:value-type="date">
            <text:p>2015-12-22</text:p>
          </table:table-cell>
          <table:table-cell table:style-name="ce4" table:formula="of:=['Segment lengths'.C102]-['Segment lengths'.C97]" office:value-type="time" office:time-value="PT00H11M07S" calcext:value-type="time">
            <text:p>00:11:07</text:p>
          </table:table-cell>
          <table:table-cell table:formula="of:=COUNTA(['Segment lengths'.B97:'Segment lengths'.B101])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date" office:date-value="2016-01-07" calcext:value-type="date">
            <text:p>2016-01-07</text:p>
          </table:table-cell>
          <table:table-cell table:style-name="ce4" table:formula="of:=['Segment lengths'.C111]-['Segment lengths'.C105]" office:value-type="time" office:time-value="PT00H32M14S" calcext:value-type="time">
            <text:p>00:32:14</text:p>
          </table:table-cell>
          <table:table-cell table:formula="of:=COUNTA(['Segment lengths'.B105:'Segment lengths'.B110])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date" office:date-value="2016-01-08" calcext:value-type="date">
            <text:p>2016-01-08</text:p>
          </table:table-cell>
          <table:table-cell table:style-name="ce4" table:formula="of:=['Segment lengths'.C123]-['Segment lengths'.C114]" office:value-type="time" office:time-value="PT00H45M52S" calcext:value-type="time">
            <text:p>00:45:52</text:p>
          </table:table-cell>
          <table:table-cell table:formula="of:=COUNTA(['Segment lengths'.B114:'Segment lengths'.B122])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date" office:date-value="2016-01-11" calcext:value-type="date">
            <text:p>2016-01-11</text:p>
          </table:table-cell>
          <table:table-cell table:style-name="ce4" table:formula="of:=['Segment lengths'.C134]-['Segment lengths'.C126]" office:value-type="time" office:time-value="PT00H35M16S" calcext:value-type="time">
            <text:p>00:35:16</text:p>
          </table:table-cell>
          <table:table-cell table:formula="of:=COUNTA(['Segment lengths'.B126:'Segment lengths'.B133])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date" office:date-value="2016-01-12" calcext:value-type="date">
            <text:p>2016-01-12</text:p>
          </table:table-cell>
          <table:table-cell table:style-name="ce4" table:formula="of:=['Segment lengths'.C147]-['Segment lengths'.C137]" office:value-type="time" office:time-value="PT00H51M03S" calcext:value-type="time">
            <text:p>00:51:03</text:p>
          </table:table-cell>
          <table:table-cell table:formula="of:=COUNTA(['Segment lengths'.B137:'Segment lengths'.B146])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date" office:date-value="2016-01-13" calcext:value-type="date">
            <text:p>2016-01-13</text:p>
          </table:table-cell>
          <table:table-cell table:style-name="ce4" table:formula="of:=['Segment lengths'.C156]-['Segment lengths'.C150]" office:value-type="time" office:time-value="PT00H59M36S" calcext:value-type="time">
            <text:p>00:59:36</text:p>
          </table:table-cell>
          <table:table-cell table:formula="of:=COUNTA(['Segment lengths'.B150:'Segment lengths'.B155])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date" office:date-value="2016-01-14" calcext:value-type="date">
            <text:p>2016-01-14</text:p>
          </table:table-cell>
          <table:table-cell table:style-name="ce4" table:formula="of:=['Segment lengths'.C169]-['Segment lengths'.C159]" office:value-type="time" office:time-value="PT00H52M02S" calcext:value-type="time">
            <text:p>00:52:02</text:p>
          </table:table-cell>
          <table:table-cell table:formula="of:=COUNTA(['Segment lengths'.B159:'Segment lengths'.B168])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date" office:date-value="2016-01-15" calcext:value-type="date">
            <text:p>2016-01-15</text:p>
          </table:table-cell>
          <table:table-cell table:style-name="ce4" table:formula="of:=['Segment lengths'.C181]-['Segment lengths'.C172]" office:value-type="time" office:time-value="PT00H40M00S" calcext:value-type="time">
            <text:p>00:40:00</text:p>
          </table:table-cell>
          <table:table-cell table:formula="of:=COUNTA(['Segment lengths'.B172:'Segment lengths'.B180])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date" office:date-value="2016-01-18" calcext:value-type="date">
            <text:p>2016-01-18</text:p>
          </table:table-cell>
          <table:table-cell table:style-name="ce4" table:formula="of:=['Segment lengths'.C194]-['Segment lengths'.C184]" office:value-type="time" office:time-value="PT00H48M25S" calcext:value-type="time">
            <text:p>00:48:25</text:p>
          </table:table-cell>
          <table:table-cell table:formula="of:=COUNTA(['Segment lengths'.B184:'Segment lengths'.B193])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date" office:date-value="2016-01-19" calcext:value-type="date">
            <text:p>2016-01-19</text:p>
          </table:table-cell>
          <table:table-cell table:style-name="ce4" table:formula="of:=['Segment lengths'.C204]-['Segment lengths'.C197]" office:value-type="time" office:time-value="PT00H39M24S" calcext:value-type="time">
            <text:p>00:39:24</text:p>
          </table:table-cell>
          <table:table-cell table:formula="of:=COUNTA(['Segment lengths'.B197:'Segment lengths'.B203]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5"/>
          <table:table-cell table:number-columns-repeated="2"/>
        </table:table-row>
        <table:table-row table:style-name="ro1">
          <table:table-cell table:style-name="ce30" office:value-type="string" calcext:value-type="string">
            <text:p>Total effective duration</text:p>
          </table:table-cell>
          <table:table-cell table:style-name="ce3"/>
          <table:table-cell table:style-name="ce4" table:formula="of:=SUM([.C2:.C21])" office:value-type="time" office:time-value="PT11H33M21S" calcext:value-type="time">
            <text:p>11:33:21</text:p>
          </table:table-cell>
          <table:table-cell/>
        </table:table-row>
        <table:table-row table:style-name="ro1">
          <table:table-cell office:value-type="string" calcext:value-type="string">
            <text:p>Average effective duration</text:p>
          </table:table-cell>
          <table:table-cell/>
          <table:table-cell table:style-name="ce4" table:formula="of:=[.C23]/COUNTA([.C2:.C21])" office:value-type="time" office:time-value="PT00H34M40.05S" calcext:value-type="time">
            <text:p>00:34:40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1" table:number-rows-repeated="2">
          <table:table-cell/>
          <table:table-cell table:style-name="ce2"/>
          <table:table-cell table:number-columns-repeated="2"/>
        </table:table-row>
        <table:table-row table:style-name="ro1">
          <table:table-cell table:style-name="ce3" table:number-columns-repeated="2"/>
          <table:table-cell table:number-columns-repeated="2"/>
        </table:table-row>
        <table:table-row table:style-name="ro1" table:number-rows-repeated="12">
          <table:table-cell table:number-columns-repeated="4"/>
        </table:table-row>
        <table:table-row table:style-name="ro1" table:number-rows-repeated="2">
          <table:table-cell table:style-name="ce4"/>
          <table:table-cell table:number-columns-repeated="3"/>
        </table:table-row>
        <table:table-row table:style-name="ro1" table:number-rows-repeated="104835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Original extracted data" table:style-name="ta1">
        <table:table-column table:style-name="co24" table:default-cell-style-name="Default"/>
        <table:table-column table:style-name="co10" table:default-cell-style-name="Default"/>
        <table:table-column table:style-name="co7" table:default-cell-style-name="Default"/>
        <table:table-column table:style-name="co3" table:default-cell-style-name="Default"/>
        <table:table-column table:style-name="co25" table:default-cell-style-name="Default"/>
        <table:table-column table:style-name="co7" table:default-cell-style-name="Default"/>
        <table:table-column table:style-name="co3" table:default-cell-style-name="Default"/>
        <table:table-column table:style-name="co26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7" table:default-cell-style-name="Default"/>
        <table:table-column table:style-name="co3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7" table:default-cell-style-name="Default"/>
        <table:table-column table:style-name="co1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7" table:number-columns-repeated="9" table:default-cell-style-name="Default"/>
        <table:table-row table:style-name="ro1">
          <table:table-cell table:style-name="ce1" office:value-type="string" calcext:value-type="string">
            <text:p>Daily index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style-name="ce2" office:value-type="float" office:value="6" calcext:value-type="float">
            <text:p>6</text:p>
          </table:table-cell>
          <table:table-cell table:style-name="ce2" table:number-columns-repeated="2"/>
          <table:table-cell table:style-name="ce2" office:value-type="float" office:value="7" calcext:value-type="float">
            <text:p>7</text:p>
          </table:table-cell>
          <table:table-cell table:style-name="ce2" table:number-columns-repeated="2"/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style-name="ce2" office:value-type="float" office:value="9" calcext:value-type="float">
            <text:p>9</text:p>
          </table:table-cell>
          <table:table-cell table:style-name="ce2" table:number-columns-repeated="2"/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11" calcext:value-type="float">
            <text:p>11</text:p>
          </table:table-cell>
          <table:table-cell table:style-name="ce2" table:number-columns-repeated="2"/>
          <table:table-cell table:style-name="ce2" office:value-type="float" office:value="12" calcext:value-type="float">
            <text:p>12</text:p>
          </table:table-cell>
          <table:table-cell table:style-name="ce2" table:number-columns-repeated="2"/>
          <table:table-cell table:style-name="ce2" office:value-type="float" office:value="13" calcext:value-type="float">
            <text:p>13</text:p>
          </table:table-cell>
          <table:table-cell table:style-name="ce2" table:number-columns-repeated="2"/>
          <table:table-cell table:style-name="ce2" office:value-type="float" office:value="14" calcext:value-type="float">
            <text:p>14</text:p>
          </table:table-cell>
          <table:table-cell table:style-name="ce2" table:number-columns-repeated="2"/>
          <table:table-cell table:style-name="ce2" office:value-type="float" office:value="15" calcext:value-type="float">
            <text:p>15</text:p>
          </table:table-cell>
          <table:table-cell table:style-name="ce2" table:number-columns-repeated="2"/>
          <table:table-cell table:style-name="ce2" office:value-type="float" office:value="16" calcext:value-type="float">
            <text:p>16</text:p>
          </table:table-cell>
          <table:table-cell table:style-name="ce2" table:number-columns-repeated="2"/>
          <table:table-cell table:style-name="ce2" office:value-type="float" office:value="17" calcext:value-type="float">
            <text:p>17</text:p>
          </table:table-cell>
          <table:table-cell table:style-name="ce2" table:number-columns-repeated="2"/>
          <table:table-cell table:style-name="ce2" office:value-type="float" office:value="18" calcext:value-type="float">
            <text:p>18</text:p>
          </table:table-cell>
          <table:table-cell table:style-name="ce2" table:number-columns-repeated="2"/>
          <table:table-cell table:style-name="ce2" office:value-type="float" office:value="19" calcext:value-type="float">
            <text:p>19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table:number-columns-repeated="10"/>
        </table:table-row>
        <table:table-row table:style-name="ro1">
          <table:table-cell table:style-name="ce1" office:value-type="string" calcext:value-type="string">
            <text:p>Daily date</text:p>
          </table:table-cell>
          <table:table-cell table:style-name="ce31" office:value-type="date" office:date-value="2015-12-08" calcext:value-type="date">
            <text:p>2015-12-08</text:p>
          </table:table-cell>
          <table:table-cell table:style-name="ce31" table:number-columns-repeated="2"/>
          <table:table-cell table:style-name="ce5" office:value-type="date" office:date-value="2015-12-09" calcext:value-type="date">
            <text:p>2015-12-09</text:p>
          </table:table-cell>
          <table:table-cell table:style-name="ce5" table:number-columns-repeated="2"/>
          <table:table-cell table:style-name="ce5" office:value-type="date" office:date-value="2015-12-10" calcext:value-type="date">
            <text:p>2015-12-10</text:p>
          </table:table-cell>
          <table:table-cell table:style-name="ce5" table:number-columns-repeated="2"/>
          <table:table-cell table:style-name="ce5" office:value-type="date" office:date-value="2015-12-11" calcext:value-type="date">
            <text:p>2015-12-11</text:p>
          </table:table-cell>
          <table:table-cell table:style-name="ce5" table:number-columns-repeated="2"/>
          <table:table-cell table:style-name="ce5" office:value-type="date" office:date-value="2015-12-14" calcext:value-type="date">
            <text:p>2015-12-14</text:p>
          </table:table-cell>
          <table:table-cell table:style-name="ce5" table:number-columns-repeated="2"/>
          <table:table-cell table:style-name="ce5" office:value-type="date" office:date-value="2015-12-15" calcext:value-type="date">
            <text:p>2015-12-15</text:p>
          </table:table-cell>
          <table:table-cell table:style-name="ce5" table:number-columns-repeated="2"/>
          <table:table-cell table:style-name="ce5" office:value-type="date" office:date-value="2015-12-16" calcext:value-type="date">
            <text:p>2015-12-16</text:p>
          </table:table-cell>
          <table:table-cell table:style-name="ce5" table:number-columns-repeated="2"/>
          <table:table-cell table:style-name="ce5" office:value-type="date" office:date-value="2015-12-17" calcext:value-type="date">
            <text:p>2015-12-17</text:p>
          </table:table-cell>
          <table:table-cell table:style-name="ce5" table:number-columns-repeated="2"/>
          <table:table-cell table:style-name="ce5" office:value-type="date" office:date-value="2015-12-18" calcext:value-type="date">
            <text:p>2015-12-18</text:p>
          </table:table-cell>
          <table:table-cell table:style-name="ce5" table:number-columns-repeated="2"/>
          <table:table-cell table:style-name="ce5" office:value-type="date" office:date-value="2015-12-21" calcext:value-type="date">
            <text:p>2015-12-21</text:p>
          </table:table-cell>
          <table:table-cell table:style-name="ce5" table:number-columns-repeated="2"/>
          <table:table-cell table:style-name="ce5" office:value-type="date" office:date-value="2015-12-22" calcext:value-type="date">
            <text:p>2015-12-22</text:p>
          </table:table-cell>
          <table:table-cell table:style-name="ce5" table:number-columns-repeated="2"/>
          <table:table-cell table:style-name="ce5" office:value-type="date" office:date-value="2016-01-07" calcext:value-type="date">
            <text:p>2016-01-07</text:p>
          </table:table-cell>
          <table:table-cell table:style-name="ce5" table:number-columns-repeated="2"/>
          <table:table-cell table:style-name="ce5" office:value-type="date" office:date-value="2016-01-08" calcext:value-type="date">
            <text:p>2016-01-08</text:p>
          </table:table-cell>
          <table:table-cell table:style-name="ce5" table:number-columns-repeated="2"/>
          <table:table-cell table:style-name="ce5" office:value-type="date" office:date-value="2016-01-11" calcext:value-type="date">
            <text:p>2016-01-11</text:p>
          </table:table-cell>
          <table:table-cell table:style-name="ce5" table:number-columns-repeated="2"/>
          <table:table-cell table:style-name="ce5" office:value-type="date" office:date-value="2016-01-12" calcext:value-type="date">
            <text:p>2016-01-12</text:p>
          </table:table-cell>
          <table:table-cell table:style-name="ce5" table:number-columns-repeated="2"/>
          <table:table-cell table:style-name="ce5" office:value-type="date" office:date-value="2016-01-13" calcext:value-type="date">
            <text:p>2016-01-13</text:p>
          </table:table-cell>
          <table:table-cell table:style-name="ce5" table:number-columns-repeated="2"/>
          <table:table-cell table:style-name="ce5" office:value-type="date" office:date-value="2016-01-14" calcext:value-type="date">
            <text:p>2016-01-14</text:p>
          </table:table-cell>
          <table:table-cell table:style-name="ce5" table:number-columns-repeated="2"/>
          <table:table-cell table:style-name="ce5" office:value-type="date" office:date-value="2016-01-15" calcext:value-type="date">
            <text:p>2016-01-15</text:p>
          </table:table-cell>
          <table:table-cell table:style-name="ce5" table:number-columns-repeated="2"/>
          <table:table-cell table:style-name="ce5" office:value-type="date" office:date-value="2016-01-18" calcext:value-type="date">
            <text:p>2016-01-18</text:p>
          </table:table-cell>
          <table:table-cell table:style-name="ce5" table:number-columns-repeated="2"/>
          <table:table-cell table:style-name="ce5" office:value-type="date" office:date-value="2016-01-19" calcext:value-type="date">
            <text:p>2016-01-19</text:p>
          </table:table-cell>
          <table:table-cell table:style-name="ce2" table:number-columns-repeated="10"/>
        </table:table-row>
        <table:table-row table:style-name="ro1">
          <table:table-cell table:style-name="ce6"/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6" office:value-type="string" calcext:value-type="string">
            <text:p>Time spent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Outline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2M02S" calcext:value-type="time">
            <text:p>00:02:02</text:p>
          </table:table-cell>
          <table:table-cell table:style-name="ce4" table:formula="of:=[.C5]-[.C4]" office:value-type="time" office:time-value="PT00H12M28S" calcext:value-type="time">
            <text:p>00:12:28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1M11S" calcext:value-type="time">
            <text:p>00:01:11</text:p>
          </table:table-cell>
          <table:table-cell table:style-name="ce4" table:formula="of:=[.F5]-[.F4]" office:value-type="time" office:time-value="PT00H08M59S" calcext:value-type="time">
            <text:p>00:08:59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40S" calcext:value-type="time">
            <text:p>00:00:40</text:p>
          </table:table-cell>
          <table:table-cell table:style-name="ce4" table:formula="of:=[.I5]-[.I4]" office:value-type="time" office:time-value="PT00H10M45S" calcext:value-type="time">
            <text:p>00:10:45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00S" calcext:value-type="time">
            <text:p>00:00:00</text:p>
          </table:table-cell>
          <table:table-cell table:style-name="ce4" table:formula="of:=[.L5]-[.L4]" office:value-type="time" office:time-value="PT00H04M40S" calcext:value-type="time">
            <text:p>00:04:40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19S" calcext:value-type="time">
            <text:p>00:00:19</text:p>
          </table:table-cell>
          <table:table-cell table:style-name="ce4" table:formula="of:=[.O5]-[.O4]" office:value-type="time" office:time-value="PT00H07M56S" calcext:value-type="time">
            <text:p>00:07:56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0M07S" calcext:value-type="time">
            <text:p>00:00:07</text:p>
          </table:table-cell>
          <table:table-cell table:style-name="ce4" table:formula="of:=[.R5]-[.R4]" office:value-type="time" office:time-value="PT00H07M23S" calcext:value-type="time">
            <text:p>00:07:23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13S" calcext:value-type="time">
            <text:p>00:00:13</text:p>
          </table:table-cell>
          <table:table-cell table:style-name="ce4" table:formula="of:=[.U5]-[.U4]" office:value-type="time" office:time-value="PT00H03M17S" calcext:value-type="time">
            <text:p>00:03:17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20S" calcext:value-type="time">
            <text:p>00:00:20</text:p>
          </table:table-cell>
          <table:table-cell table:style-name="ce4" table:formula="of:=[.X5]-[.X4]" office:value-type="time" office:time-value="PT00H06M25S" calcext:value-type="time">
            <text:p>00:06:25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30S" calcext:value-type="time">
            <text:p>00:00:30</text:p>
          </table:table-cell>
          <table:table-cell table:style-name="ce4" table:formula="of:=[.AA5]-[.AA4]" office:value-type="time" office:time-value="PT00H01M40S" calcext:value-type="time">
            <text:p>00:01:40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25S" calcext:value-type="time">
            <text:p>00:00:25</text:p>
          </table:table-cell>
          <table:table-cell table:style-name="ce4" table:formula="of:=[.AD5]-[.AD4]" office:value-type="time" office:time-value="PT00H05M55S" calcext:value-type="time">
            <text:p>00:05:55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0M15S" calcext:value-type="time">
            <text:p>00:00:15</text:p>
          </table:table-cell>
          <table:table-cell table:style-name="ce4" table:formula="of:=[.AG5]-[.AG4]" office:value-type="time" office:time-value="PT00H05M30S" calcext:value-type="time">
            <text:p>00:05:30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08S" calcext:value-type="time">
            <text:p>00:00:08</text:p>
          </table:table-cell>
          <table:table-cell table:style-name="ce4" table:formula="of:=[.AJ5]-[.AJ4]" office:value-type="time" office:time-value="PT00H07M52S" calcext:value-type="time">
            <text:p>00:07:52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58S" calcext:value-type="time">
            <text:p>00:00:58</text:p>
          </table:table-cell>
          <table:table-cell table:style-name="ce4" table:formula="of:=[.AM5]-[.AM4]" office:value-type="time" office:time-value="PT00H00M47S" calcext:value-type="time">
            <text:p>00:00:47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26S" calcext:value-type="time">
            <text:p>00:00:26</text:p>
          </table:table-cell>
          <table:table-cell table:style-name="ce4" table:formula="of:=[.AP5]-[.AP4]" office:value-type="time" office:time-value="PT00H02M07S" calcext:value-type="time">
            <text:p>00:02:07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25S" calcext:value-type="time">
            <text:p>00:00:25</text:p>
          </table:table-cell>
          <table:table-cell table:style-name="ce4" table:formula="of:=[.AS5]-[.AS4]" office:value-type="time" office:time-value="PT00H01M35S" calcext:value-type="time">
            <text:p>00:01:35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12S" calcext:value-type="time">
            <text:p>00:00:12</text:p>
          </table:table-cell>
          <table:table-cell table:style-name="ce4" table:formula="of:=[.AV5]-[.AV4]" office:value-type="time" office:time-value="PT00H12M33S" calcext:value-type="time">
            <text:p>00:12:33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1M11S" calcext:value-type="time">
            <text:p>00:01:11</text:p>
          </table:table-cell>
          <table:table-cell table:style-name="ce4" table:formula="of:=[.AY5]-[.AY4]" office:value-type="time" office:time-value="PT00H01M54S" calcext:value-type="time">
            <text:p>00:01:54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15S" calcext:value-type="time">
            <text:p>00:00:15</text:p>
          </table:table-cell>
          <table:table-cell table:style-name="ce4" table:formula="of:=[.BB5]-[.BB4]" office:value-type="time" office:time-value="PT00H03M20S" calcext:value-type="time">
            <text:p>00:03:20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1M15S" calcext:value-type="time">
            <text:p>00:01:15</text:p>
          </table:table-cell>
          <table:table-cell table:style-name="ce4" table:formula="of:=[.BE5]-[.BE4]" office:value-type="time" office:time-value="PT00H09M55S" calcext:value-type="time">
            <text:p>00:09:55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16S" calcext:value-type="time">
            <text:p>00:00:16</text:p>
          </table:table-cell>
          <table:table-cell table:style-name="ce4" table:formula="of:=[.BH5]-[.BH4]" office:value-type="time" office:time-value="PT00H04M04S" calcext:value-type="time">
            <text:p>00:04:0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" office:value-type="time" office:time-value="PT00H14M30S" calcext:value-type="time">
            <text:p>00:14:30</text:p>
          </table:table-cell>
          <table:table-cell table:style-name="ce4" table:formula="of:=[.C6]-[.C5]" office:value-type="time" office:time-value="PT00H13M30S" calcext:value-type="time">
            <text:p>00:13:30</text:p>
          </table:table-cell>
          <table:table-cell office:value-type="string" calcext:value-type="string">
            <text:p>NON-CORE MODULE CONTINUUM</text:p>
          </table:table-cell>
          <table:table-cell table:style-name="ce4" office:value-type="time" office:time-value="PT00H10M10S" calcext:value-type="time">
            <text:p>00:10:10</text:p>
          </table:table-cell>
          <table:table-cell table:style-name="ce4" table:formula="of:=[.F6]-[.F5]" office:value-type="time" office:time-value="PT00H02M30S" calcext:value-type="time">
            <text:p>00:02:3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11M25S" calcext:value-type="time">
            <text:p>00:11:25</text:p>
          </table:table-cell>
          <table:table-cell table:style-name="ce4" table:formula="of:=[.I6]-[.I5]" office:value-type="time" office:time-value="PT00H01M45S" calcext:value-type="time">
            <text:p>00:01:45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4M40S" calcext:value-type="time">
            <text:p>00:04:40</text:p>
          </table:table-cell>
          <table:table-cell table:style-name="ce4" table:formula="of:=[.L6]-[.L5]" office:value-type="time" office:time-value="PT00H12M10S" calcext:value-type="time">
            <text:p>00:12:1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8M15S" calcext:value-type="time">
            <text:p>00:08:15</text:p>
          </table:table-cell>
          <table:table-cell table:style-name="ce4" table:formula="of:=[.O6]-[.O5]" office:value-type="time" office:time-value="PT00H07M25S" calcext:value-type="time">
            <text:p>00:07:25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07M30S" calcext:value-type="time">
            <text:p>00:07:30</text:p>
          </table:table-cell>
          <table:table-cell table:style-name="ce4" table:formula="of:=[.R6]-[.R5]" office:value-type="time" office:time-value="PT00H04M50S" calcext:value-type="time">
            <text:p>00:04:5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3M30S" calcext:value-type="time">
            <text:p>00:03:30</text:p>
          </table:table-cell>
          <table:table-cell table:style-name="ce4" table:formula="of:=[.U6]-[.U5]" office:value-type="time" office:time-value="PT00H13M00S" calcext:value-type="time">
            <text:p>00:13:0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6M45S" calcext:value-type="time">
            <text:p>00:06:45</text:p>
          </table:table-cell>
          <table:table-cell table:style-name="ce4" table:formula="of:=[.X6]-[.X5]" office:value-type="time" office:time-value="PT00H07M00S" calcext:value-type="time">
            <text:p>00:07:0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2M10S" calcext:value-type="time">
            <text:p>00:02:10</text:p>
          </table:table-cell>
          <table:table-cell table:style-name="ce4" table:formula="of:=[.AA6]-[.AA5]" office:value-type="time" office:time-value="PT00H05M20S" calcext:value-type="time">
            <text:p>00:05:2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6M20S" calcext:value-type="time">
            <text:p>00:06:20</text:p>
          </table:table-cell>
          <table:table-cell table:style-name="ce4" table:formula="of:=[.AD6]-[.AD5]" office:value-type="time" office:time-value="PT00H05M39S" calcext:value-type="time">
            <text:p>00:05:39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05M45S" calcext:value-type="time">
            <text:p>00:05:45</text:p>
          </table:table-cell>
          <table:table-cell table:style-name="ce4" table:formula="of:=[.AG6]-[.AG5]" office:value-type="time" office:time-value="PT00H02M00S" calcext:value-type="time">
            <text:p>00:02:0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4" table:formula="of:=[.AJ6]-[.AJ5]" office:value-type="time" office:time-value="PT00H03M20S" calcext:value-type="time">
            <text:p>00:03:20</text:p>
          </table:table-cell>
          <table:table-cell office:value-type="string" calcext:value-type="string">
            <text:p>BOARD OVERVIEW</text:p>
          </table:table-cell>
          <table:table-cell table:style-name="ce4" office:value-type="time" office:time-value="PT00H01M45S" calcext:value-type="time">
            <text:p>00:01:45</text:p>
          </table:table-cell>
          <table:table-cell table:style-name="ce4" table:formula="of:=[.AM6]-[.AM5]" office:value-type="time" office:time-value="PT00H15M45S" calcext:value-type="time">
            <text:p>00:15:45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2M33S" calcext:value-type="time">
            <text:p>00:02:33</text:p>
          </table:table-cell>
          <table:table-cell table:style-name="ce4" table:formula="of:=[.AP6]-[.AP5]" office:value-type="time" office:time-value="PT00H18M52S" calcext:value-type="time">
            <text:p>00:18:52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2M00S" calcext:value-type="time">
            <text:p>00:02:00</text:p>
          </table:table-cell>
          <table:table-cell table:style-name="ce4" table:formula="of:=[.AS6]-[.AS5]" office:value-type="time" office:time-value="PT00H05M55S" calcext:value-type="time">
            <text:p>00:05:55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12M45S" calcext:value-type="time">
            <text:p>00:12:45</text:p>
          </table:table-cell>
          <table:table-cell table:style-name="ce4" table:formula="of:=[.AV6]-[.AV5]" office:value-type="time" office:time-value="PT00H20M05S" calcext:value-type="time">
            <text:p>00:20:05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03M05S" calcext:value-type="time">
            <text:p>00:03:05</text:p>
          </table:table-cell>
          <table:table-cell table:style-name="ce4" table:formula="of:=[.AY6]-[.AY5]" office:value-type="time" office:time-value="PT00H12M47S" calcext:value-type="time">
            <text:p>00:12:47</text:p>
          </table:table-cell>
          <table:table-cell office:value-type="string" calcext:value-type="string">
            <text:p>CYCLES</text:p>
          </table:table-cell>
          <table:table-cell table:style-name="ce4" office:value-type="time" office:time-value="PT00H03M35S" calcext:value-type="time">
            <text:p>00:03:35</text:p>
          </table:table-cell>
          <table:table-cell table:style-name="ce4" table:formula="of:=[.BB6]-[.BB5]" office:value-type="time" office:time-value="PT00H12M20S" calcext:value-type="time">
            <text:p>00:12:2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11M10S" calcext:value-type="time">
            <text:p>00:11:10</text:p>
          </table:table-cell>
          <table:table-cell table:style-name="ce4" table:formula="of:=[.BE6]-[.BE5]" office:value-type="time" office:time-value="PT00H20M20S" calcext:value-type="time">
            <text:p>00:20:2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4M20S" calcext:value-type="time">
            <text:p>00:04:20</text:p>
          </table:table-cell>
          <table:table-cell table:style-name="ce4" table:formula="of:=[.BH6]-[.BH5]" office:value-type="time" office:time-value="PT00H18M25S" calcext:value-type="time">
            <text:p>00:18: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" office:value-type="time" office:time-value="PT00H28M00S" calcext:value-type="time">
            <text:p>00:28:00</text:p>
          </table:table-cell>
          <table:table-cell table:style-name="ce4" table:formula="of:=[.C7]-[.C6]" office:value-type="time" office:time-value="PT00H04M40S" calcext:value-type="time">
            <text:p>00:04:40</text:p>
          </table:table-cell>
          <table:table-cell office:value-type="string" calcext:value-type="string">
            <text:p>CYCLES</text:p>
          </table:table-cell>
          <table:table-cell table:style-name="ce4" office:value-type="time" office:time-value="PT00H12M40S" calcext:value-type="time">
            <text:p>00:12:40</text:p>
          </table:table-cell>
          <table:table-cell table:style-name="ce4" table:formula="of:=[.F7]-[.F6]" office:value-type="time" office:time-value="PT00H03M00S" calcext:value-type="time">
            <text:p>00:03:00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13M10S" calcext:value-type="time">
            <text:p>00:13:10</text:p>
          </table:table-cell>
          <table:table-cell table:style-name="ce4" table:formula="of:=[.I7]-[.I6]" office:value-type="time" office:time-value="PT00H04M05S" calcext:value-type="time">
            <text:p>00:04:05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16M50S" calcext:value-type="time">
            <text:p>00:16:50</text:p>
          </table:table-cell>
          <table:table-cell table:style-name="ce4" table:formula="of:=[.L7]-[.L6]" office:value-type="time" office:time-value="PT00H09M40S" calcext:value-type="time">
            <text:p>00:09:40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15M40S" calcext:value-type="time">
            <text:p>00:15:40</text:p>
          </table:table-cell>
          <table:table-cell table:style-name="ce4" table:formula="of:=[.O7]-[.O6]" office:value-type="time" office:time-value="PT00H05M50S" calcext:value-type="time">
            <text:p>00:05:50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12M20S" calcext:value-type="time">
            <text:p>00:12:20</text:p>
          </table:table-cell>
          <table:table-cell table:style-name="ce4" table:formula="of:=[.R7]-[.R6]" office:value-type="time" office:time-value="PT00H01M40S" calcext:value-type="time">
            <text:p>00:01:40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16M30S" calcext:value-type="time">
            <text:p>00:16:30</text:p>
          </table:table-cell>
          <table:table-cell table:style-name="ce4" table:formula="of:=[.U7]-[.U6]" office:value-type="time" office:time-value="PT00H05M10S" calcext:value-type="time">
            <text:p>00:05:10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13M45S" calcext:value-type="time">
            <text:p>00:13:45</text:p>
          </table:table-cell>
          <table:table-cell table:style-name="ce4" table:formula="of:=[.X7]-[.X6]" office:value-type="time" office:time-value="PT00H02M15S" calcext:value-type="time">
            <text:p>00:02:15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07M30S" calcext:value-type="time">
            <text:p>00:07:30</text:p>
          </table:table-cell>
          <table:table-cell table:style-name="ce4" table:formula="of:=[.AA7]-[.AA6]" office:value-type="time" office:time-value="PT00H03M05S" calcext:value-type="time">
            <text:p>00:03:05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11M59S" calcext:value-type="time">
            <text:p>00:11:59</text:p>
          </table:table-cell>
          <table:table-cell table:style-name="ce4" table:formula="of:=[.AD7]-[.AD6]" office:value-type="time" office:time-value="PT00H10M11S" calcext:value-type="time">
            <text:p>00:10:11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07M45S" calcext:value-type="time">
            <text:p>00:07:45</text:p>
          </table:table-cell>
          <table:table-cell table:style-name="ce4" table:formula="of:=[.AG7]-[.AG6]" office:value-type="time" office:time-value="PT00H00M30S" calcext:value-type="time">
            <text:p>00:00:30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11M20S" calcext:value-type="time">
            <text:p>00:11:20</text:p>
          </table:table-cell>
          <table:table-cell table:style-name="ce4" table:formula="of:=[.AJ7]-[.AJ6]" office:value-type="time" office:time-value="PT00H09M36S" calcext:value-type="time">
            <text:p>00:09:36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17M30S" calcext:value-type="time">
            <text:p>00:17:30</text:p>
          </table:table-cell>
          <table:table-cell table:style-name="ce4" table:formula="of:=[.AM7]-[.AM6]" office:value-type="time" office:time-value="PT00H20M18S" calcext:value-type="time">
            <text:p>00:20:18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21M25S" calcext:value-type="time">
            <text:p>00:21:25</text:p>
          </table:table-cell>
          <table:table-cell table:style-name="ce4" table:formula="of:=[.AP7]-[.AP6]" office:value-type="time" office:time-value="PT00H04M15S" calcext:value-type="time">
            <text:p>00:04:15</text:p>
          </table:table-cell>
          <table:table-cell office:value-type="string" calcext:value-type="string">
            <text:p>NON-FUNCTIONAL CONTINUU</text:p>
          </table:table-cell>
          <table:table-cell table:style-name="ce4" office:value-type="time" office:time-value="PT00H07M55S" calcext:value-type="time">
            <text:p>00:07:55</text:p>
          </table:table-cell>
          <table:table-cell table:style-name="ce4" table:formula="of:=[.AS7]-[.AS6]" office:value-type="time" office:time-value="PT00H05M05S" calcext:value-type="time">
            <text:p>00:05:05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32M50S" calcext:value-type="time">
            <text:p>00:32:50</text:p>
          </table:table-cell>
          <table:table-cell table:style-name="ce4" table:formula="of:=[.AV7]-[.AV6]" office:value-type="time" office:time-value="PT00H00M30S" calcext:value-type="time">
            <text:p>00:00:3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15M52S" calcext:value-type="time">
            <text:p>00:15:52</text:p>
          </table:table-cell>
          <table:table-cell table:style-name="ce4" table:formula="of:=[.AY7]-[.AY6]" office:value-type="time" office:time-value="PT00H22M08S" calcext:value-type="time">
            <text:p>00:22:08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15M55S" calcext:value-type="time">
            <text:p>00:15:55</text:p>
          </table:table-cell>
          <table:table-cell table:style-name="ce4" table:formula="of:=[.BB7]-[.BB6]" office:value-type="time" office:time-value="PT00H12M50S" calcext:value-type="time">
            <text:p>00:12:50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31M30S" calcext:value-type="time">
            <text:p>00:31:30</text:p>
          </table:table-cell>
          <table:table-cell table:style-name="ce4" table:formula="of:=[.BE7]-[.BE6]" office:value-type="time" office:time-value="PT00H12M45S" calcext:value-type="time">
            <text:p>00:12:45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22M45S" calcext:value-type="time">
            <text:p>00:22:45</text:p>
          </table:table-cell>
          <table:table-cell table:style-name="ce4" table:formula="of:=[.BH7]-[.BH6]" office:value-type="time" office:time-value="PT00H10M55S" calcext:value-type="time">
            <text:p>00:10: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" office:value-type="time" office:time-value="PT00H32M40S" calcext:value-type="time">
            <text:p>00:32:40</text:p>
          </table:table-cell>
          <table:table-cell table:style-name="ce4" table:formula="of:=[.C8]-[.C7]" office:value-type="time" office:time-value="PT00H01M20S" calcext:value-type="time">
            <text:p>00:01:2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15M40S" calcext:value-type="time">
            <text:p>00:15:40</text:p>
          </table:table-cell>
          <table:table-cell table:style-name="ce4" table:formula="of:=[.F8]-[.F7]" office:value-type="time" office:time-value="PT00H13M20S" calcext:value-type="time">
            <text:p>00:13:20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17M15S" calcext:value-type="time">
            <text:p>00:17:15</text:p>
          </table:table-cell>
          <table:table-cell table:style-name="ce4" table:formula="of:=[.I8]-[.I7]" office:value-type="time" office:time-value="PT00H03M30S" calcext:value-type="time">
            <text:p>00:03:30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26M30S" calcext:value-type="time">
            <text:p>00:26:30</text:p>
          </table:table-cell>
          <table:table-cell table:style-name="ce4" table:formula="of:=[.L8]-[.L7]" office:value-type="time" office:time-value="PT00H03M20S" calcext:value-type="time">
            <text:p>00:03:20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21M30S" calcext:value-type="time">
            <text:p>00:21:30</text:p>
          </table:table-cell>
          <table:table-cell table:style-name="ce4" table:formula="of:=[.O8]-[.O7]" office:value-type="time" office:time-value="PT00H00M20S" calcext:value-type="time">
            <text:p>00:00:20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14M00S" calcext:value-type="time">
            <text:p>00:14:00</text:p>
          </table:table-cell>
          <table:table-cell table:style-name="ce4" table:formula="of:=[.R8]-[.R7]" office:value-type="time" office:time-value="PT00H01M10S" calcext:value-type="time">
            <text:p>00:01:10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21M40S" calcext:value-type="time">
            <text:p>00:21:40</text:p>
          </table:table-cell>
          <table:table-cell table:style-name="ce4" table:formula="of:=[.U8]-[.U7]" office:value-type="time" office:time-value="PT00H01M05S" calcext:value-type="time">
            <text:p>00:01:05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16M00S" calcext:value-type="time">
            <text:p>00:16:00</text:p>
          </table:table-cell>
          <table:table-cell table:style-name="ce4" table:formula="of:=[.X8]-[.X7]" office:value-type="time" office:time-value="PT00H02M00S" calcext:value-type="time">
            <text:p>00:02:00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10M35S" calcext:value-type="time">
            <text:p>00:10:35</text:p>
          </table:table-cell>
          <table:table-cell table:style-name="ce4" table:formula="of:=[.AA8]-[.AA7]" office:value-type="time" office:time-value="PT00H01M10S" calcext:value-type="time">
            <text:p>00:01:10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22M10S" calcext:value-type="time">
            <text:p>00:22:10</text:p>
          </table:table-cell>
          <table:table-cell table:style-name="ce4" table:formula="of:=[.AD8]-[.AD7]" office:value-type="time" office:time-value="PT00H02M35S" calcext:value-type="time">
            <text:p>00:02:35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08M15S" calcext:value-type="time">
            <text:p>00:08:15</text:p>
          </table:table-cell>
          <table:table-cell table:style-name="ce4" table:formula="of:=[.AG8]-[.AG7]" office:value-type="time" office:time-value="PT00H00M10S" calcext:value-type="time">
            <text:p>00:00:10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20M56S" calcext:value-type="time">
            <text:p>00:20:56</text:p>
          </table:table-cell>
          <table:table-cell table:style-name="ce4" table:formula="of:=[.AJ8]-[.AJ7]" office:value-type="time" office:time-value="PT00H01M29S" calcext:value-type="time">
            <text:p>00:01:29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37M48S" calcext:value-type="time">
            <text:p>00:37:48</text:p>
          </table:table-cell>
          <table:table-cell table:style-name="ce4" table:formula="of:=[.AM8]-[.AM7]" office:value-type="time" office:time-value="PT00H05M32S" calcext:value-type="time">
            <text:p>00:05:32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25M40S" calcext:value-type="time">
            <text:p>00:25:40</text:p>
          </table:table-cell>
          <table:table-cell table:style-name="ce4" table:formula="of:=[.AP8]-[.AP7]" office:value-type="time" office:time-value="PT00H00M35S" calcext:value-type="time">
            <text:p>00:00:35</text:p>
          </table:table-cell>
          <table:table-cell office:value-type="string" calcext:value-type="string">
            <text:p>INBOX AGAIN</text:p>
          </table:table-cell>
          <table:table-cell table:style-name="ce4" office:value-type="time" office:time-value="PT00H13M00S" calcext:value-type="time">
            <text:p>00:13:00</text:p>
          </table:table-cell>
          <table:table-cell table:style-name="ce4" table:formula="of:=[.AS8]-[.AS7]" office:value-type="time" office:time-value="PT00H14M55S" calcext:value-type="time">
            <text:p>00:14:55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33M20S" calcext:value-type="time">
            <text:p>00:33:20</text:p>
          </table:table-cell>
          <table:table-cell table:style-name="ce4" table:formula="of:=[.AV8]-[.AV7]" office:value-type="time" office:time-value="PT00H07M13S" calcext:value-type="time">
            <text:p>00:07:13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38M00S" calcext:value-type="time">
            <text:p>00:38:00</text:p>
          </table:table-cell>
          <table:table-cell table:style-name="ce4" table:formula="of:=[.AY8]-[.AY7]" office:value-type="time" office:time-value="PT00H00M25S" calcext:value-type="time">
            <text:p>00:00:25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28M45S" calcext:value-type="time">
            <text:p>00:28:45</text:p>
          </table:table-cell>
          <table:table-cell table:style-name="ce4" table:formula="of:=[.BB8]-[.BB7]" office:value-type="time" office:time-value="PT00H06M20S" calcext:value-type="time">
            <text:p>00:06:20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44M15S" calcext:value-type="time">
            <text:p>00:44:15</text:p>
          </table:table-cell>
          <table:table-cell table:style-name="ce4" table:formula="of:=[.BE8]-[.BE7]" office:value-type="time" office:time-value="PT00H01M18S" calcext:value-type="time">
            <text:p>00:01:18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33M40S" calcext:value-type="time">
            <text:p>00:33:40</text:p>
          </table:table-cell>
          <table:table-cell table:style-name="ce4" table:formula="of:=[.BH8]-[.BH7]" office:value-type="time" office:time-value="PT00H01M45S" calcext:value-type="time">
            <text:p>00:01:4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" office:value-type="time" office:time-value="PT00H34M00S" calcext:value-type="time">
            <text:p>00:34:00</text:p>
          </table:table-cell>
          <table:table-cell table:style-name="ce4" table:formula="of:=[.C9]-[.C8]" office:value-type="time" office:time-value="PT00H00M20S" calcext:value-type="time">
            <text:p>00:00:20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29M00S" calcext:value-type="time">
            <text:p>00:29:00</text:p>
          </table:table-cell>
          <table:table-cell table:style-name="ce4" table:formula="of:=[.F9]-[.F8]" office:value-type="time" office:time-value="PT00H13M55S" calcext:value-type="time">
            <text:p>00:13:55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20M45S" calcext:value-type="time">
            <text:p>00:20:45</text:p>
          </table:table-cell>
          <table:table-cell table:style-name="ce4" table:formula="of:=[.I9]-[.I8]" office:value-type="time" office:time-value="PT00H03M20S" calcext:value-type="time">
            <text:p>00:03:20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29M50S" calcext:value-type="time">
            <text:p>00:29:50</text:p>
          </table:table-cell>
          <table:table-cell table:style-name="ce4" table:formula="of:=[.L9]-[.L8]" office:value-type="time" office:time-value="PT00H00M50S" calcext:value-type="time">
            <text:p>00:00:50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21M50S" calcext:value-type="time">
            <text:p>00:21:50</text:p>
          </table:table-cell>
          <table:table-cell table:style-name="ce4" table:formula="of:=[.O9]-[.O8]" office:value-type="time" office:time-value="PT00H02M20S" calcext:value-type="time">
            <text:p>00:02:20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15M10S" calcext:value-type="time">
            <text:p>00:15:10</text:p>
          </table:table-cell>
          <table:table-cell table:style-name="ce4" table:formula="of:=[.R9]-[.R8]" office:value-type="time" office:time-value="PT00H00M20S" calcext:value-type="time">
            <text:p>00:00:20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22M45S" calcext:value-type="time">
            <text:p>00:22:45</text:p>
          </table:table-cell>
          <table:table-cell table:style-name="ce4" table:formula="of:=[.U9]-[.U8]" office:value-type="time" office:time-value="PT00H00M55S" calcext:value-type="time">
            <text:p>00:00:55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18M00S" calcext:value-type="time">
            <text:p>00:18:00</text:p>
          </table:table-cell>
          <table:table-cell table:style-name="ce4" table:formula="of:=[.X9]-[.X8]" office:value-type="time" office:time-value="PT00H00M30S" calcext:value-type="time">
            <text:p>00:00:30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11M45S" calcext:value-type="time">
            <text:p>00:11:45</text:p>
          </table:table-cell>
          <table:table-cell table:style-name="ce4" table:formula="of:=[.AA9]-[.AA8]" office:value-type="time" office:time-value="PT00H02M15S" calcext:value-type="time">
            <text:p>00:02:15</text:p>
          </table:table-cell>
          <table:table-cell office:value-type="string" calcext:value-type="string">
            <text:p>OUTBOX </text:p>
          </table:table-cell>
          <table:table-cell table:style-name="ce4" office:value-type="time" office:time-value="PT00H24M45S" calcext:value-type="time">
            <text:p>00:24:45</text:p>
          </table:table-cell>
          <table:table-cell table:style-name="ce4" table:formula="of:=[.AD9]-[.AD8]" office:value-type="time" office:time-value="PT00H05M15S" calcext:value-type="time">
            <text:p>00:05:15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08M25S" calcext:value-type="time">
            <text:p>00:08:25</text:p>
          </table:table-cell>
          <table:table-cell table:style-name="ce4" table:formula="of:=[.AG9]-[.AG8]" office:value-type="time" office:time-value="PT00H02M57S" calcext:value-type="time">
            <text:p>00:02:57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22M25S" calcext:value-type="time">
            <text:p>00:22:25</text:p>
          </table:table-cell>
          <table:table-cell table:style-name="ce4" table:formula="of:=[.AJ9]-[.AJ8]" office:value-type="time" office:time-value="PT00H09M35S" calcext:value-type="time">
            <text:p>00:09:35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43M20S" calcext:value-type="time">
            <text:p>00:43:20</text:p>
          </table:table-cell>
          <table:table-cell table:style-name="ce4" table:formula="of:=[.AM9]-[.AM8]" office:value-type="time" office:time-value="PT00H00M28S" calcext:value-type="time">
            <text:p>00:00:28</text:p>
          </table:table-cell>
          <table:table-cell office:value-type="string" calcext:value-type="string">
            <text:p>OUTBOX </text:p>
          </table:table-cell>
          <table:table-cell table:style-name="ce4" office:value-type="time" office:time-value="PT00H26M15S" calcext:value-type="time">
            <text:p>00:26:15</text:p>
          </table:table-cell>
          <table:table-cell table:style-name="ce4" table:formula="of:=[.AP9]-[.AP8]" office:value-type="time" office:time-value="PT00H06M15S" calcext:value-type="time">
            <text:p>00:06:15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27M55S" calcext:value-type="time">
            <text:p>00:27:55</text:p>
          </table:table-cell>
          <table:table-cell table:style-name="ce4" table:formula="of:=[.AS9]-[.AS8]" office:value-type="time" office:time-value="PT00H06M40S" calcext:value-type="time">
            <text:p>00:06:4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40M33S" calcext:value-type="time">
            <text:p>00:40:33</text:p>
          </table:table-cell>
          <table:table-cell table:style-name="ce4" table:formula="of:=[.AV9]-[.AV8]" office:value-type="time" office:time-value="PT00H15M30S" calcext:value-type="time">
            <text:p>00:15:30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38M25S" calcext:value-type="time">
            <text:p>00:38:25</text:p>
          </table:table-cell>
          <table:table-cell table:style-name="ce4" table:formula="of:=[.AY9]-[.AY8]" office:value-type="time" office:time-value="PT00H01M05S" calcext:value-type="time">
            <text:p>00:01:05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35M05S" calcext:value-type="time">
            <text:p>00:35:05</text:p>
          </table:table-cell>
          <table:table-cell table:style-name="ce4" table:formula="of:=[.BB9]-[.BB8]" office:value-type="time" office:time-value="PT00H00M15S" calcext:value-type="time">
            <text:p>00:00:15</text:p>
          </table:table-cell>
          <table:table-cell office:value-type="string" calcext:value-type="string">
            <text:p>MONEYBOX</text:p>
          </table:table-cell>
          <table:table-cell table:style-name="ce4" office:value-type="time" office:time-value="PT00H45M33S" calcext:value-type="time">
            <text:p>00:45:33</text:p>
          </table:table-cell>
          <table:table-cell table:style-name="ce4" table:formula="of:=[.BE9]-[.BE8]" office:value-type="time" office:time-value="PT00H00M04S" calcext:value-type="time">
            <text:p>00:00:04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35M25S" calcext:value-type="time">
            <text:p>00:35:25</text:p>
          </table:table-cell>
          <table:table-cell table:style-name="ce4" table:formula="of:=[.BH9]-[.BH8]" office:value-type="time" office:time-value="PT00H02M35S" calcext:value-type="time">
            <text:p>00:02:3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4" office:value-type="time" office:time-value="PT00H34M20S" calcext:value-type="time">
            <text:p>00:34:20</text:p>
          </table:table-cell>
          <table:table-cell table:style-name="ce4" table:formula="of:=[.C10]-[.C9]" office:value-type="time" office:time-value="PT00H01M43S" calcext:value-type="time">
            <text:p>00:01:43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42M55S" calcext:value-type="time">
            <text:p>00:42:55</text:p>
          </table:table-cell>
          <table:table-cell table:style-name="ce4" table:formula="of:=[.F10]-[.F9]" office:value-type="time" office:time-value="PT00H02M30S" calcext:value-type="time">
            <text:p>00:02:30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24M05S" calcext:value-type="time">
            <text:p>00:24:05</text:p>
          </table:table-cell>
          <table:table-cell table:style-name="ce4" table:formula="of:=[.I10]-[.I9]" office:value-type="time" office:time-value="PT00H02M00S" calcext:value-type="time">
            <text:p>00:02:00</text:p>
          </table:table-cell>
          <table:table-cell office:value-type="string" calcext:value-type="string">
            <text:p>NON-FUNCTIONAL CONTINUUM</text:p>
          </table:table-cell>
          <table:table-cell table:style-name="ce4" office:value-type="time" office:time-value="PT00H30M40S" calcext:value-type="time">
            <text:p>00:30:40</text:p>
          </table:table-cell>
          <table:table-cell table:style-name="ce4" table:formula="of:=[.L10]-[.L9]" office:value-type="time" office:time-value="PT00H01M45S" calcext:value-type="time">
            <text:p>00:01:45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24M10S" calcext:value-type="time">
            <text:p>00:24:10</text:p>
          </table:table-cell>
          <table:table-cell table:style-name="ce4" table:formula="of:=[.O10]-[.O9]" office:value-type="time" office:time-value="PT00H03M43S" calcext:value-type="time">
            <text:p>00:03:43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15M30S" calcext:value-type="time">
            <text:p>00:15:30</text:p>
          </table:table-cell>
          <table:table-cell table:style-name="ce4"/>
          <table:table-cell office:value-type="string" calcext:value-type="string">
            <text:p>QUESTIONS</text:p>
          </table:table-cell>
          <table:table-cell table:style-name="ce4" office:value-type="time" office:time-value="PT00H23M40S" calcext:value-type="time">
            <text:p>00:23:40</text:p>
          </table:table-cell>
          <table:table-cell table:style-name="ce4" table:formula="of:=[.U10]-[.U9]" office:value-type="time" office:time-value="PT00H01M45S" calcext:value-type="time">
            <text:p>00:01:45</text:p>
          </table:table-cell>
          <table:table-cell office:value-type="string" calcext:value-type="string">
            <text:p>NON-FUNCTIONAL CONTINUUM</text:p>
          </table:table-cell>
          <table:table-cell table:style-name="ce4" office:value-type="time" office:time-value="PT00H18M30S" calcext:value-type="time">
            <text:p>00:18:30</text:p>
          </table:table-cell>
          <table:table-cell table:style-name="ce4" table:formula="of:=[.X10]-[.X9]" office:value-type="time" office:time-value="PT00H01M40S" calcext:value-type="time">
            <text:p>00:01:40</text:p>
          </table:table-cell>
          <table:table-cell office:value-type="string" calcext:value-type="string">
            <text:p>NON-FUNCTIONAL CONTINUUM</text:p>
          </table:table-cell>
          <table:table-cell table:style-name="ce4" office:value-type="time" office:time-value="PT00H14M00S" calcext:value-type="time">
            <text:p>00:14:00</text:p>
          </table:table-cell>
          <table:table-cell table:style-name="ce4" table:formula="of:=[.AA10]-[.AA9]" office:value-type="time" office:time-value="PT00H01M10S" calcext:value-type="time">
            <text:p>00:01:10</text:p>
          </table:table-cell>
          <table:table-cell office:value-type="string" calcext:value-type="string">
            <text:p>QUESTIONS </text:p>
          </table:table-cell>
          <table:table-cell table:style-name="ce4" office:value-type="time" office:time-value="PT00H30M00S" calcext:value-type="time">
            <text:p>00:30:00</text:p>
          </table:table-cell>
          <table:table-cell table:style-name="ce4" table:formula="of:=[.AD10]-[.AD9]" office:value-type="time" office:time-value="PT00H00M35S" calcext:value-type="time">
            <text:p>00:00:35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11M22S" calcext:value-type="time">
            <text:p>00:11:22</text:p>
          </table:table-cell>
          <table:table-cell table:style-name="ce4"/>
          <table:table-cell office:value-type="string" calcext:value-type="string">
            <text:p>QUESTIONS</text:p>
          </table:table-cell>
          <table:table-cell table:style-name="ce4" office:value-type="time" office:time-value="PT00H32M00S" calcext:value-type="time">
            <text:p>00:32:00</text:p>
          </table:table-cell>
          <table:table-cell table:style-name="ce4" table:formula="of:=[.AJ10]-[.AJ9]" office:value-type="time" office:time-value="PT00H00M22S" calcext:value-type="time">
            <text:p>00:00:22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43M48S" calcext:value-type="time">
            <text:p>00:43:48</text:p>
          </table:table-cell>
          <table:table-cell table:style-name="ce4" table:formula="of:=[.AM10]-[.AM9]" office:value-type="time" office:time-value="PT00H00M32S" calcext:value-type="time">
            <text:p>00:00:32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32M30S" calcext:value-type="time">
            <text:p>00:32:30</text:p>
          </table:table-cell>
          <table:table-cell table:style-name="ce4" table:formula="of:=[.AP10]-[.AP9]" office:value-type="time" office:time-value="PT00H00M45S" calcext:value-type="time">
            <text:p>00:00:45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34M35S" calcext:value-type="time">
            <text:p>00:34:35</text:p>
          </table:table-cell>
          <table:table-cell table:style-name="ce4" table:formula="of:=[.AS10]-[.AS9]" office:value-type="time" office:time-value="PT00H02M40S" calcext:value-type="time">
            <text:p>00:02:40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56M03S" calcext:value-type="time">
            <text:p>00:56:03</text:p>
          </table:table-cell>
          <table:table-cell table:style-name="ce4" table:formula="of:=[.AV10]-[.AV9]" office:value-type="time" office:time-value="PT00H03M45S" calcext:value-type="time">
            <text:p>00:03:45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39M30S" calcext:value-type="time">
            <text:p>00:39:30</text:p>
          </table:table-cell>
          <table:table-cell table:style-name="ce4" table:formula="of:=[.AY10]-[.AY9]" office:value-type="time" office:time-value="PT00H04M00S" calcext:value-type="time">
            <text:p>00:04:00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35M20S" calcext:value-type="time">
            <text:p>00:35:20</text:p>
          </table:table-cell>
          <table:table-cell table:style-name="ce4" table:formula="of:=[.BB10]-[.BB9]" office:value-type="time" office:time-value="PT00H02M25S" calcext:value-type="time">
            <text:p>00:02:25</text:p>
          </table:table-cell>
          <table:table-cell office:value-type="string" calcext:value-type="string">
            <text:p>WATBOX</text:p>
          </table:table-cell>
          <table:table-cell table:style-name="ce4" office:value-type="time" office:time-value="PT00H45M37S" calcext:value-type="time">
            <text:p>00:45:37</text:p>
          </table:table-cell>
          <table:table-cell table:style-name="ce4" table:formula="of:=[.BE10]-[.BE9]" office:value-type="time" office:time-value="PT00H00M13S" calcext:value-type="time">
            <text:p>00:00:13</text:p>
          </table:table-cell>
          <table:table-cell office:value-type="string" calcext:value-type="string">
            <text:p>NON-FUNCTIONAL CONTINUUM</text:p>
          </table:table-cell>
          <table:table-cell table:style-name="ce4" office:value-type="time" office:time-value="PT00H38M00S" calcext:value-type="time">
            <text:p>00:38:00</text:p>
          </table:table-cell>
          <table:table-cell table:style-name="ce4" table:formula="of:=[.BH10]-[.BH9]" office:value-type="time" office:time-value="PT00H00M45S" calcext:value-type="time">
            <text:p>00:00:4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RO</text:p>
          </table:table-cell>
          <table:table-cell table:style-name="ce4" office:value-type="time" office:time-value="PT00H36M03S" calcext:value-type="time">
            <text:p>00:36:03</text:p>
          </table:table-cell>
          <table:table-cell table:style-name="ce4"/>
          <table:table-cell office:value-type="string" calcext:value-type="string">
            <text:p>OUTBOX</text:p>
          </table:table-cell>
          <table:table-cell table:style-name="ce4" office:value-type="time" office:time-value="PT00H45M25S" calcext:value-type="time">
            <text:p>00:45:25</text:p>
          </table:table-cell>
          <table:table-cell table:style-name="ce4" table:formula="of:=[.F11]-[.F10]" office:value-type="time" office:time-value="PT00H01M25S" calcext:value-type="time">
            <text:p>00:01:25</text:p>
          </table:table-cell>
          <table:table-cell office:value-type="string" calcext:value-type="string">
            <text:p>"BOARD OVERVIEW"?</text:p>
          </table:table-cell>
          <table:table-cell table:style-name="ce4" office:value-type="time" office:time-value="PT00H26M05S" calcext:value-type="time">
            <text:p>00:26:05</text:p>
          </table:table-cell>
          <table:table-cell table:style-name="ce4" table:formula="of:=[.I11]-[.I10]" office:value-type="time" office:time-value="PT00H02M13S" calcext:value-type="time">
            <text:p>00:02:13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32M25S" calcext:value-type="time">
            <text:p>00:32:25</text:p>
          </table:table-cell>
          <table:table-cell table:style-name="ce4"/>
          <table:table-cell office:value-type="string" calcext:value-type="string">
            <text:p>OUTRO</text:p>
          </table:table-cell>
          <table:table-cell table:style-name="ce4" office:value-type="time" office:time-value="PT00H27M53S" calcext:value-type="time">
            <text:p>00:27:53</text:p>
          </table:table-cell>
          <table:table-cell table:style-name="ce4"/>
          <table:table-cell table:number-columns-repeated="3"/>
          <table:table-cell office:value-type="string" calcext:value-type="string">
            <text:p>NON-FUNCTIONAL CONTINUUM</text:p>
          </table:table-cell>
          <table:table-cell table:style-name="ce4" office:value-type="time" office:time-value="PT00H25M25S" calcext:value-type="time">
            <text:p>00:25:25</text:p>
          </table:table-cell>
          <table:table-cell table:style-name="ce4" table:formula="of:=[.U11]-[.U10]" office:value-type="time" office:time-value="PT00H01M05S" calcext:value-type="time">
            <text:p>00:01:05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20M10S" calcext:value-type="time">
            <text:p>00:20:10</text:p>
          </table:table-cell>
          <table:table-cell table:style-name="ce4"/>
          <table:table-cell office:value-type="string" calcext:value-type="string">
            <text:p>BOARD OVERVIEW?</text:p>
          </table:table-cell>
          <table:table-cell table:style-name="ce4" office:value-type="time" office:time-value="PT00H15M10S" calcext:value-type="time">
            <text:p>00:15:10</text:p>
          </table:table-cell>
          <table:table-cell table:style-name="ce4" table:formula="of:=[.AA11]-[.AA10]" office:value-type="time" office:time-value="PT00H02M40S" calcext:value-type="time">
            <text:p>00:02:40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30M35S" calcext:value-type="time">
            <text:p>00:30:35</text:p>
          </table:table-cell>
          <table:table-cell table:style-name="ce4"/>
          <table:table-cell table:number-columns-repeated="3"/>
          <table:table-cell office:value-type="string" calcext:value-type="string">
            <text:p>OUTRO</text:p>
          </table:table-cell>
          <table:table-cell table:style-name="ce4" office:value-type="time" office:time-value="PT00H32M22S" calcext:value-type="time">
            <text:p>00:32:22</text:p>
          </table:table-cell>
          <table:table-cell table:style-name="ce4"/>
          <table:table-cell office:value-type="string" calcext:value-type="string">
            <text:p>QUESTIONS</text:p>
          </table:table-cell>
          <table:table-cell table:style-name="ce4" office:value-type="time" office:time-value="PT00H44M20S" calcext:value-type="time">
            <text:p>00:44:20</text:p>
          </table:table-cell>
          <table:table-cell table:style-name="ce4" table:formula="of:=[.AM11]-[.AM10]" office:value-type="time" office:time-value="PT00H00M20S" calcext:value-type="time">
            <text:p>00:00:20</text:p>
          </table:table-cell>
          <table:table-cell office:value-type="string" calcext:value-type="string">
            <text:p>NON-FUNCTIONAL CONTINUUM</text:p>
          </table:table-cell>
          <table:table-cell table:style-name="ce4" office:value-type="time" office:time-value="PT00H33M15S" calcext:value-type="time">
            <text:p>00:33:15</text:p>
          </table:table-cell>
          <table:table-cell table:style-name="ce4" table:formula="of:=[.AP11]-[.AP10]" office:value-type="time" office:time-value="PT00H01M45S" calcext:value-type="time">
            <text:p>00:01:45</text:p>
          </table:table-cell>
          <table:table-cell office:value-type="string" calcext:value-type="string">
            <text:p>OUTBOX </text:p>
          </table:table-cell>
          <table:table-cell table:style-name="ce4" office:value-type="time" office:time-value="PT00H37M15S" calcext:value-type="time">
            <text:p>00:37:15</text:p>
          </table:table-cell>
          <table:table-cell table:style-name="ce4" table:formula="of:=[.AS11]-[.AS10]" office:value-type="time" office:time-value="PT00H08M05S" calcext:value-type="time">
            <text:p>00:08:05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59M48S" calcext:value-type="time">
            <text:p>00:59:48</text:p>
          </table:table-cell>
          <table:table-cell table:style-name="ce4"/>
          <table:table-cell office:value-type="string" calcext:value-type="string">
            <text:p>MONEYBOX</text:p>
          </table:table-cell>
          <table:table-cell table:style-name="ce4" office:value-type="time" office:time-value="PT00H43M30S" calcext:value-type="time">
            <text:p>00:43:30</text:p>
          </table:table-cell>
          <table:table-cell table:style-name="ce4" table:formula="of:=[.AY11]-[.AY10]" office:value-type="time" office:time-value="PT00H00M45S" calcext:value-type="time">
            <text:p>00:00:45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37M45S" calcext:value-type="time">
            <text:p>00:37:45</text:p>
          </table:table-cell>
          <table:table-cell table:style-name="ce4" table:formula="of:=[.BB11]-[.BB10]" office:value-type="time" office:time-value="PT00H00M40S" calcext:value-type="time">
            <text:p>00:00:40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45M50S" calcext:value-type="time">
            <text:p>00:45:50</text:p>
          </table:table-cell>
          <table:table-cell table:style-name="ce4" table:formula="of:=[.BE11]-[.BE10]" office:value-type="time" office:time-value="PT00H00M30S" calcext:value-type="time">
            <text:p>00:00:30</text:p>
          </table:table-cell>
          <table:table-cell office:value-type="string" calcext:value-type="string">
            <text:p>NON-CORE MODULE CONTINUUM</text:p>
          </table:table-cell>
          <table:table-cell table:style-name="ce4" office:value-type="time" office:time-value="PT00H38M45S" calcext:value-type="time">
            <text:p>00:38:45</text:p>
          </table:table-cell>
          <table:table-cell table:style-name="ce4" table:formula="of:=[.BH11]-[.BH10]" office:value-type="time" office:time-value="PT00H00M55S" calcext:value-type="time">
            <text:p>00:00:5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table:number-columns-repeated="2"/>
          <table:table-cell office:value-type="string" calcext:value-type="string">
            <text:p>QUESTIONS</text:p>
          </table:table-cell>
          <table:table-cell table:style-name="ce4" office:value-type="time" office:time-value="PT00H46M50S" calcext:value-type="time">
            <text:p>00:46:50</text:p>
          </table:table-cell>
          <table:table-cell table:style-name="ce4" table:formula="of:=[.F12]-[.F11]" office:value-type="time" office:time-value="PT00H01M40S" calcext:value-type="time">
            <text:p>00:01:40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28M18S" calcext:value-type="time">
            <text:p>00:28:18</text:p>
          </table:table-cell>
          <table:table-cell table:style-name="ce4"/>
          <table:table-cell table:number-columns-repeated="9"/>
          <table:table-cell office:value-type="string" calcext:value-type="string">
            <text:p>MODULES CONTINUUM</text:p>
          </table:table-cell>
          <table:table-cell table:style-name="ce4" office:value-type="time" office:time-value="PT00H26M30S" calcext:value-type="time">
            <text:p>00:26:30</text:p>
          </table:table-cell>
          <table:table-cell table:style-name="ce4" table:formula="of:=[.U12]-[.U11]" office:value-type="time" office:time-value="PT00H00M25S" calcext:value-type="time">
            <text:p>00:00:25</text:p>
          </table:table-cell>
          <table:table-cell/>
          <table:table-cell table:style-name="ce4" table:number-columns-repeated="2"/>
          <table:table-cell office:value-type="string" calcext:value-type="string">
            <text:p>OUTRO</text:p>
          </table:table-cell>
          <table:table-cell table:style-name="ce4" office:value-type="time" office:time-value="PT00H17M50S" calcext:value-type="time">
            <text:p>00:17:50</text:p>
          </table:table-cell>
          <table:table-cell table:style-name="ce4"/>
          <table:table-cell/>
          <table:table-cell table:style-name="ce4" table:number-columns-repeated="2"/>
          <table:table-cell table:number-columns-repeated="6"/>
          <table:table-cell office:value-type="string" calcext:value-type="string">
            <text:p>NON-FUNCTIONAL CONTINUUM</text:p>
          </table:table-cell>
          <table:table-cell table:style-name="ce4" office:value-type="time" office:time-value="PT00H44M40S" calcext:value-type="time">
            <text:p>00:44:40</text:p>
          </table:table-cell>
          <table:table-cell table:style-name="ce4" table:formula="of:=[.AM12]-[.AM11]" office:value-type="time" office:time-value="PT00H00M35S" calcext:value-type="time">
            <text:p>00:00:35</text:p>
          </table:table-cell>
          <table:table-cell office:value-type="string" calcext:value-type="string">
            <text:p>NON-CORE MODULE CONTINUUM</text:p>
          </table:table-cell>
          <table:table-cell table:style-name="ce4" office:value-type="time" office:time-value="PT00H35M00S" calcext:value-type="time">
            <text:p>00:35:00</text:p>
          </table:table-cell>
          <table:table-cell table:style-name="ce4" table:formula="of:=[.AP12]-[.AP11]" office:value-type="time" office:time-value="PT00H00M42S" calcext:value-type="time">
            <text:p>00:00:42</text:p>
          </table:table-cell>
          <table:table-cell office:value-type="string" calcext:value-type="string">
            <text:p>QUESTIONS </text:p>
          </table:table-cell>
          <table:table-cell table:style-name="ce4" office:value-type="time" office:time-value="PT00H45M20S" calcext:value-type="time">
            <text:p>00:45:20</text:p>
          </table:table-cell>
          <table:table-cell table:style-name="ce4" table:formula="of:=[.AS12]-[.AS11]" office:value-type="time" office:time-value="PT00H02M25S" calcext:value-type="time">
            <text:p>00:02:25</text:p>
          </table:table-cell>
          <table:table-cell table:number-columns-repeated="3"/>
          <table:table-cell office:value-type="string" calcext:value-type="string">
            <text:p>QUESTIONS</text:p>
          </table:table-cell>
          <table:table-cell table:style-name="ce4" office:value-type="time" office:time-value="PT00H44M15S" calcext:value-type="time">
            <text:p>00:44:15</text:p>
          </table:table-cell>
          <table:table-cell table:style-name="ce4" table:formula="of:=[.AY12]-[.AY11]" office:value-type="time" office:time-value="PT00H00M20S" calcext:value-type="time">
            <text:p>00:00:20</text:p>
          </table:table-cell>
          <table:table-cell office:value-type="string" calcext:value-type="string">
            <text:p>NON-FUNCTIONAL</text:p>
          </table:table-cell>
          <table:table-cell table:style-name="ce4" office:value-type="time" office:time-value="PT00H38M25S" calcext:value-type="time">
            <text:p>00:38:25</text:p>
          </table:table-cell>
          <table:table-cell table:style-name="ce4" table:formula="of:=[.BB12]-[.BB11]" office:value-type="time" office:time-value="PT00H00M25S" calcext:value-type="time">
            <text:p>00:00:25</text:p>
          </table:table-cell>
          <table:table-cell office:value-type="string" calcext:value-type="string">
            <text:p>MARKETING BOX</text:p>
          </table:table-cell>
          <table:table-cell table:style-name="ce4" office:value-type="time" office:time-value="PT00H46M20S" calcext:value-type="time">
            <text:p>00:46:20</text:p>
          </table:table-cell>
          <table:table-cell table:style-name="ce4" table:formula="of:=[.BE12]-[.BE11]" office:value-type="time" office:time-value="PT00H00M13S" calcext:value-type="time">
            <text:p>00:00:13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39M40S" calcext:value-type="time">
            <text:p>00:39:40</text:p>
          </table:table-cell>
          <table:table-cell table:style-name="ce4"/>
          <table:table-cell table:number-columns-repeated="8"/>
        </table:table-row>
        <table:table-row table:style-name="ro1">
          <table:table-cell table:number-columns-repeated="2"/>
          <table:table-cell table:style-name="ce4" table:number-columns-repeated="2"/>
          <table:table-cell office:value-type="string" calcext:value-type="string">
            <text:p>OUTRO</text:p>
          </table:table-cell>
          <table:table-cell table:style-name="ce4" office:value-type="time" office:time-value="PT00H48M30S" calcext:value-type="time">
            <text:p>00:48:30</text:p>
          </table:table-cell>
          <table:table-cell table:style-name="ce4"/>
          <table:table-cell/>
          <table:table-cell table:style-name="ce4" table:number-columns-repeated="2"/>
          <table:table-cell table:number-columns-repeated="9"/>
          <table:table-cell office:value-type="string" calcext:value-type="string">
            <text:p>OUTRO</text:p>
          </table:table-cell>
          <table:table-cell table:style-name="ce4" office:value-type="time" office:time-value="PT00H26M55S" calcext:value-type="time">
            <text:p>00:26:55</text:p>
          </table:table-cell>
          <table:table-cell table:style-name="ce4"/>
          <table:table-cell table:number-columns-repeated="7"/>
          <table:table-cell table:style-name="ce4" table:number-columns-repeated="2"/>
          <table:table-cell table:number-columns-repeated="6"/>
          <table:table-cell office:value-type="string" calcext:value-type="string">
            <text:p>NON-CORE MODULE CONTINUUM</text:p>
          </table:table-cell>
          <table:table-cell table:style-name="ce4" office:value-type="time" office:time-value="PT00H45M15S" calcext:value-type="time">
            <text:p>00:45:15</text:p>
          </table:table-cell>
          <table:table-cell table:style-name="ce4" table:formula="of:=[.AM13]-[.AM12]" office:value-type="time" office:time-value="PT00H01M35S" calcext:value-type="time">
            <text:p>00:01:35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35M42S" calcext:value-type="time">
            <text:p>00:35:42</text:p>
          </table:table-cell>
          <table:table-cell table:style-name="ce4"/>
          <table:table-cell office:value-type="string" calcext:value-type="string">
            <text:p>NON-FUNCTIONAL CONTINUUM </text:p>
          </table:table-cell>
          <table:table-cell table:style-name="ce4" office:value-type="time" office:time-value="PT00H47M45S" calcext:value-type="time">
            <text:p>00:47:45</text:p>
          </table:table-cell>
          <table:table-cell table:style-name="ce4" table:formula="of:=[.AS13]-[.AS12]" office:value-type="time" office:time-value="PT00H01M15S" calcext:value-type="time">
            <text:p>00:01:15</text:p>
          </table:table-cell>
          <table:table-cell table:number-columns-repeated="3"/>
          <table:table-cell office:value-type="string" calcext:value-type="string">
            <text:p>NON-FUNCTIONAL CONTINUUM</text:p>
          </table:table-cell>
          <table:table-cell table:style-name="ce4" office:value-type="time" office:time-value="PT00H44M35S" calcext:value-type="time">
            <text:p>00:44:35</text:p>
          </table:table-cell>
          <table:table-cell table:style-name="ce4" table:formula="of:=[.AY13]-[.AY12]" office:value-type="time" office:time-value="PT00H05M45S" calcext:value-type="time">
            <text:p>00:05:45</text:p>
          </table:table-cell>
          <table:table-cell office:value-type="string" calcext:value-type="string">
            <text:p>NON-CORE MODULES</text:p>
          </table:table-cell>
          <table:table-cell table:style-name="ce4" office:value-type="time" office:time-value="PT00H38M50S" calcext:value-type="time">
            <text:p>00:38:50</text:p>
          </table:table-cell>
          <table:table-cell table:style-name="ce4" table:formula="of:=[.BB13]-[.BB12]" office:value-type="time" office:time-value="PT00H01M25S" calcext:value-type="time">
            <text:p>00:01:25</text:p>
          </table:table-cell>
          <table:table-cell office:value-type="string" calcext:value-type="string">
            <text:p>NON-CORE MODULE CONTINUUM</text:p>
          </table:table-cell>
          <table:table-cell table:style-name="ce4" office:value-type="time" office:time-value="PT00H46M33S" calcext:value-type="time">
            <text:p>00:46:33</text:p>
          </table:table-cell>
          <table:table-cell table:style-name="ce4" table:formula="of:=[.BE13]-[.BE12]" office:value-type="time" office:time-value="PT00H00M57S" calcext:value-type="time">
            <text:p>00:00:57</text:p>
          </table:table-cell>
          <table:table-cell table:number-columns-repeated="2"/>
          <table:table-cell table:style-name="ce4"/>
          <table:table-cell table:number-columns-repeated="8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10"/>
          <table:table-cell table:style-name="ce4" table:number-columns-repeated="2"/>
          <table:table-cell table:number-columns-repeated="7"/>
          <table:table-cell table:style-name="ce4" table:number-columns-repeated="2"/>
          <table:table-cell table:number-columns-repeated="6"/>
          <table:table-cell office:value-type="string" calcext:value-type="string">
            <text:p>OUTRO</text:p>
          </table:table-cell>
          <table:table-cell table:style-name="ce4" office:value-type="time" office:time-value="PT00H46M50S" calcext:value-type="time">
            <text:p>00:46:50</text:p>
          </table:table-cell>
          <table:table-cell table:style-name="ce4"/>
          <table:table-cell/>
          <table:table-cell table:style-name="ce4" table:number-columns-repeated="2"/>
          <table:table-cell office:value-type="string" calcext:value-type="string">
            <text:p>NON-CORE CONTINUUM </text:p>
          </table:table-cell>
          <table:table-cell table:style-name="ce4" office:value-type="time" office:time-value="PT00H49M00S" calcext:value-type="time">
            <text:p>00:49:00</text:p>
          </table:table-cell>
          <table:table-cell table:style-name="ce4" table:formula="of:=[.AS14]-[.AS13]" office:value-type="time" office:time-value="PT00H02M28S" calcext:value-type="time">
            <text:p>00:02:28</text:p>
          </table:table-cell>
          <table:table-cell table:number-columns-repeated="3"/>
          <table:table-cell office:value-type="string" calcext:value-type="string">
            <text:p>NON-CORE MODULES</text:p>
          </table:table-cell>
          <table:table-cell table:style-name="ce4" office:value-type="time" office:time-value="PT00H50M20S" calcext:value-type="time">
            <text:p>00:50:20</text:p>
          </table:table-cell>
          <table:table-cell table:style-name="ce4" table:formula="of:=[.AY14]-[.AY13]" office:value-type="time" office:time-value="PT00H02M53S" calcext:value-type="time">
            <text:p>00:02:53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40M15S" calcext:value-type="time">
            <text:p>00:40:15</text:p>
          </table:table-cell>
          <table:table-cell table:style-name="ce4"/>
          <table:table-cell office:value-type="string" calcext:value-type="string">
            <text:p>NON-FUNCTIONAL CONTINUUM</text:p>
          </table:table-cell>
          <table:table-cell table:style-name="ce4" office:value-type="time" office:time-value="PT00H47M30S" calcext:value-type="time">
            <text:p>00:47:30</text:p>
          </table:table-cell>
          <table:table-cell table:style-name="ce4" table:formula="of:=[.BE14]-[.BE13]" office:value-type="time" office:time-value="PT00H02M10S" calcext:value-type="time">
            <text:p>00:02:10</text:p>
          </table:table-cell>
          <table:table-cell table:number-columns-repeated="2"/>
          <table:table-cell table:style-name="ce4"/>
          <table:table-cell table:number-columns-repeated="8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4" table:number-columns-repeated="2"/>
          <table:table-cell table:number-columns-repeated="13"/>
          <table:table-cell table:style-name="ce4" table:number-columns-repeated="2"/>
          <table:table-cell table:number-columns-repeated="19"/>
          <table:table-cell table:style-name="ce4" table:number-columns-repeated="2"/>
          <table:table-cell office:value-type="string" calcext:value-type="string">
            <text:p>OUTRO</text:p>
          </table:table-cell>
          <table:table-cell table:style-name="ce4" office:value-type="time" office:time-value="PT00H51M28S" calcext:value-type="time">
            <text:p>00:51:28</text:p>
          </table:table-cell>
          <table:table-cell table:style-name="ce4"/>
          <table:table-cell table:number-columns-repeated="3"/>
          <table:table-cell office:value-type="string" calcext:value-type="string">
            <text:p>OUTRO</text:p>
          </table:table-cell>
          <table:table-cell table:style-name="ce4" office:value-type="time" office:time-value="PT00H53M13S" calcext:value-type="time">
            <text:p>00:53:13</text:p>
          </table:table-cell>
          <table:table-cell table:style-name="ce4"/>
          <table:table-cell table:number-columns-repeated="3"/>
          <table:table-cell office:value-type="string" calcext:value-type="string">
            <text:p>OUTRO</text:p>
          </table:table-cell>
          <table:table-cell table:style-name="ce4" office:value-type="time" office:time-value="PT00H49M40S" calcext:value-type="time">
            <text:p>00:49:40</text:p>
          </table:table-cell>
          <table:table-cell table:style-name="ce4"/>
          <table:table-cell table:number-columns-repeated="2"/>
          <table:table-cell table:style-name="ce4"/>
          <table:table-cell table:number-columns-repeated="8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4" table:number-columns-repeated="2"/>
          <table:table-cell table:number-columns-repeated="13"/>
          <table:table-cell table:style-name="ce4" table:number-columns-repeated="2"/>
          <table:table-cell table:number-columns-repeated="38"/>
          <table:table-cell table:style-name="ce4"/>
          <table:table-cell table:number-columns-repeated="8"/>
        </table:table-row>
        <table:table-row table:style-name="ro1">
          <table:table-cell table:style-name="ce6" office:value-type="string" calcext:value-type="string">
            <text:p>Recording length</text:p>
          </table:table-cell>
          <table:table-cell/>
          <table:table-cell table:style-name="ce4" office:value-type="time" office:time-value="PT00H36M36S" calcext:value-type="time">
            <text:p>00:36:36</text:p>
          </table:table-cell>
          <table:table-cell table:style-name="ce4" table:number-columns-repeated="2"/>
          <table:table-cell table:style-name="ce4" office:value-type="time" office:time-value="PT00H48M53S" calcext:value-type="time">
            <text:p>00:48:53</text:p>
          </table:table-cell>
          <table:table-cell table:style-name="ce4" table:number-columns-repeated="2"/>
          <table:table-cell table:style-name="ce4" office:value-type="time" office:time-value="PT00H28M30S" calcext:value-type="time">
            <text:p>00:28:30</text:p>
          </table:table-cell>
          <table:table-cell table:style-name="ce4" table:number-columns-repeated="2"/>
          <table:table-cell table:style-name="ce4" office:value-type="time" office:time-value="PT00H33M51S" calcext:value-type="time">
            <text:p>00:33:51</text:p>
          </table:table-cell>
          <table:table-cell table:style-name="ce4" table:number-columns-repeated="2"/>
          <table:table-cell table:style-name="ce4" office:value-type="time" office:time-value="PT00H28M16S" calcext:value-type="time">
            <text:p>00:28:16</text:p>
          </table:table-cell>
          <table:table-cell table:style-name="ce4" table:number-columns-repeated="2"/>
          <table:table-cell table:style-name="ce4" office:value-type="time" office:time-value="PT00H17M47S" calcext:value-type="time">
            <text:p>00:17:47</text:p>
          </table:table-cell>
          <table:table-cell table:style-name="ce4" table:number-columns-repeated="2"/>
          <table:table-cell table:style-name="ce4" office:value-type="time" office:time-value="PT00H27M08S" calcext:value-type="time">
            <text:p>00:27:08</text:p>
          </table:table-cell>
          <table:table-cell table:style-name="ce4" table:number-columns-repeated="2"/>
          <table:table-cell table:style-name="ce4" office:value-type="time" office:time-value="PT00H20M26S" calcext:value-type="time">
            <text:p>00:20:26</text:p>
          </table:table-cell>
          <table:table-cell table:style-name="ce4" table:number-columns-repeated="2"/>
          <table:table-cell table:style-name="ce4" office:value-type="time" office:time-value="PT00H19M03S" calcext:value-type="time">
            <text:p>00:19:03</text:p>
          </table:table-cell>
          <table:table-cell table:style-name="ce4" table:number-columns-repeated="2"/>
          <table:table-cell table:style-name="ce4" office:value-type="time" office:time-value="PT00H31M13S" calcext:value-type="time">
            <text:p>00:31:13</text:p>
          </table:table-cell>
          <table:table-cell table:style-name="ce4" table:number-columns-repeated="2"/>
          <table:table-cell table:style-name="ce4" office:value-type="time" office:time-value="PT00H11M57S" calcext:value-type="time">
            <text:p>00:11:57</text:p>
          </table:table-cell>
          <table:table-cell table:style-name="ce4" table:number-columns-repeated="2"/>
          <table:table-cell table:style-name="ce4" office:value-type="time" office:time-value="PT00H34M28S" calcext:value-type="time">
            <text:p>00:34:28</text:p>
          </table:table-cell>
          <table:table-cell table:style-name="ce4" table:number-columns-repeated="2"/>
          <table:table-cell table:style-name="ce4" office:value-type="time" office:time-value="PT00H47M33S" calcext:value-type="time">
            <text:p>00:47:33</text:p>
          </table:table-cell>
          <table:table-cell table:style-name="ce4" table:number-columns-repeated="2"/>
          <table:table-cell table:style-name="ce4" office:value-type="time" office:time-value="PT00H36M06S" calcext:value-type="time">
            <text:p>00:36:06</text:p>
          </table:table-cell>
          <table:table-cell table:style-name="ce4" table:number-columns-repeated="2"/>
          <table:table-cell table:style-name="ce4" office:value-type="time" office:time-value="PT00H51M44S" calcext:value-type="time">
            <text:p>00:51:44</text:p>
          </table:table-cell>
          <table:table-cell table:style-name="ce4" table:number-columns-repeated="2"/>
          <table:table-cell table:style-name="ce4" office:value-type="time" office:time-value="PT01H00M21S" calcext:value-type="time">
            <text:p>01:00:21</text:p>
          </table:table-cell>
          <table:table-cell table:style-name="ce4" table:number-columns-repeated="2"/>
          <table:table-cell table:style-name="ce4" office:value-type="time" office:time-value="PT00H53M35S" calcext:value-type="time">
            <text:p>00:53:35</text:p>
          </table:table-cell>
          <table:table-cell table:style-name="ce4" table:number-columns-repeated="2"/>
          <table:table-cell table:style-name="ce4" office:value-type="time" office:time-value="PT00H40M29S" calcext:value-type="time">
            <text:p>00:40:29</text:p>
          </table:table-cell>
          <table:table-cell table:style-name="ce4" table:number-columns-repeated="2"/>
          <table:table-cell table:style-name="ce4" office:value-type="time" office:time-value="PT00H49M57S" calcext:value-type="time">
            <text:p>00:49:57</text:p>
          </table:table-cell>
          <table:table-cell table:style-name="ce4" table:number-columns-repeated="2"/>
          <table:table-cell table:style-name="ce4" office:value-type="time" office:time-value="PT00H41M11S" calcext:value-type="time">
            <text:p>00:41:11</text:p>
          </table:table-cell>
          <table:table-cell table:style-name="ce4"/>
          <table:table-cell table:number-columns-repeated="8"/>
        </table:table-row>
        <table:table-row table:style-name="ro3">
          <table:table-cell table:style-name="ce6" office:value-type="string" calcext:value-type="string">
            <text:p>Length between intro and outro</text:p>
          </table:table-cell>
          <table:table-cell/>
          <table:table-cell table:style-name="ce4" table:formula="of:=[.C10]-[.C5]" office:value-type="time" office:time-value="PT00H21M33S" calcext:value-type="time">
            <text:p>00:21:33</text:p>
          </table:table-cell>
          <table:table-cell table:style-name="ce4" table:number-columns-repeated="2"/>
          <table:table-cell table:style-name="ce4" table:formula="of:=[.F12]-[.F5]" office:value-type="time" office:time-value="PT00H38M20S" calcext:value-type="time">
            <text:p>00:38:20</text:p>
          </table:table-cell>
          <table:table-cell table:style-name="ce4" table:number-columns-repeated="2"/>
          <table:table-cell table:style-name="ce4" table:formula="of:=[.I11]-[.I5]" office:value-type="time" office:time-value="PT00H16M53S" calcext:value-type="time">
            <text:p>00:16:53</text:p>
          </table:table-cell>
          <table:table-cell table:style-name="ce4" table:number-columns-repeated="2"/>
          <table:table-cell table:style-name="ce4" table:formula="of:=[.L10]-[.L5]" office:value-type="time" office:time-value="PT00H27M45S" calcext:value-type="time">
            <text:p>00:27:45</text:p>
          </table:table-cell>
          <table:table-cell table:style-name="ce4" table:number-columns-repeated="2"/>
          <table:table-cell table:style-name="ce4" table:formula="of:=[.O10]-[.O5]" office:value-type="time" office:time-value="PT00H19M38S" calcext:value-type="time">
            <text:p>00:19:38</text:p>
          </table:table-cell>
          <table:table-cell table:style-name="ce4" table:number-columns-repeated="2"/>
          <table:table-cell table:style-name="ce4" table:formula="of:=[.R9]-[.R5]" office:value-type="time" office:time-value="PT00H08M00S" calcext:value-type="time">
            <text:p>00:08:00</text:p>
          </table:table-cell>
          <table:table-cell table:style-name="ce4" table:number-columns-repeated="2"/>
          <table:table-cell table:style-name="ce4" table:formula="of:=[.U12]-[.U5]" office:value-type="time" office:time-value="PT00H23M25S" calcext:value-type="time">
            <text:p>00:23:25</text:p>
          </table:table-cell>
          <table:table-cell table:style-name="ce4" table:number-columns-repeated="2"/>
          <table:table-cell table:style-name="ce4" table:formula="of:=[.X10]-[.X5]" office:value-type="time" office:time-value="PT00H13M25S" calcext:value-type="time">
            <text:p>00:13:25</text:p>
          </table:table-cell>
          <table:table-cell table:style-name="ce4" table:number-columns-repeated="2"/>
          <table:table-cell table:style-name="ce4" table:formula="of:=[.AA11]-[.AA5]" office:value-type="time" office:time-value="PT00H15M40S" calcext:value-type="time">
            <text:p>00:15:40</text:p>
          </table:table-cell>
          <table:table-cell table:style-name="ce4" table:number-columns-repeated="2"/>
          <table:table-cell table:style-name="ce4" table:formula="of:=[.AD10]-[.AD5]" office:value-type="time" office:time-value="PT00H24M15S" calcext:value-type="time">
            <text:p>00:24:15</text:p>
          </table:table-cell>
          <table:table-cell table:style-name="ce4" table:number-columns-repeated="2"/>
          <table:table-cell table:style-name="ce4" table:formula="of:=[.AG9]-[.AG4]" office:value-type="time" office:time-value="PT00H11M07S" calcext:value-type="time">
            <text:p>00:11:07</text:p>
          </table:table-cell>
          <table:table-cell table:style-name="ce4" table:number-columns-repeated="2"/>
          <table:table-cell table:style-name="ce4" table:formula="of:=[.AJ10]-[.AJ5]" office:value-type="time" office:time-value="PT00H24M22S" calcext:value-type="time">
            <text:p>00:24:22</text:p>
          </table:table-cell>
          <table:table-cell table:style-name="ce4" table:number-columns-repeated="2"/>
          <table:table-cell table:style-name="ce4" table:formula="of:=[.AM13]-[.AM5]" office:value-type="time" office:time-value="PT00H45M05S" calcext:value-type="time">
            <text:p>00:45:05</text:p>
          </table:table-cell>
          <table:table-cell table:style-name="ce4" table:number-columns-repeated="2"/>
          <table:table-cell table:style-name="ce4" table:formula="of:=[.AP12]-[.AP5]" office:value-type="time" office:time-value="PT00H33M09S" calcext:value-type="time">
            <text:p>00:33:09</text:p>
          </table:table-cell>
          <table:table-cell table:style-name="ce4" table:number-columns-repeated="2"/>
          <table:table-cell table:style-name="ce4" table:formula="of:=[.AS14]-[.AS5]" office:value-type="time" office:time-value="PT00H49M28S" calcext:value-type="time">
            <text:p>00:49:28</text:p>
          </table:table-cell>
          <table:table-cell table:style-name="ce4" table:number-columns-repeated="2"/>
          <table:table-cell table:style-name="ce4" table:formula="of:=[.AV10]-[.AV5]" office:value-type="time" office:time-value="PT00H47M03S" calcext:value-type="time">
            <text:p>00:47:03</text:p>
          </table:table-cell>
          <table:table-cell table:style-name="ce4" table:number-columns-repeated="2"/>
          <table:table-cell table:style-name="ce4" table:formula="of:=[.AY14]-[.AY5]" office:value-type="time" office:time-value="PT00H50M08S" calcext:value-type="time">
            <text:p>00:50:08</text:p>
          </table:table-cell>
          <table:table-cell table:style-name="ce4" table:number-columns-repeated="2"/>
          <table:table-cell table:style-name="ce4" table:formula="of:=[.BB13]-[.BB5]" office:value-type="time" office:time-value="PT00H36M40S" calcext:value-type="time">
            <text:p>00:36:40</text:p>
          </table:table-cell>
          <table:table-cell table:style-name="ce4" table:number-columns-repeated="2"/>
          <table:table-cell table:style-name="ce4" table:formula="of:=[.BE14]-[.BE5]" office:value-type="time" office:time-value="PT00H38M30S" calcext:value-type="time">
            <text:p>00:38:30</text:p>
          </table:table-cell>
          <table:table-cell table:style-name="ce4" table:number-columns-repeated="2"/>
          <table:table-cell table:style-name="ce4" table:formula="of:=[.BH11]-[.BH5]" office:value-type="time" office:time-value="PT00H35M20S" calcext:value-type="time">
            <text:p>00:35:20</text:p>
          </table:table-cell>
          <table:table-cell table:style-name="ce4"/>
          <table:table-cell table:number-columns-repeated="8"/>
        </table:table-row>
        <table:table-row table:style-name="ro1">
          <table:table-cell table:style-name="ce6" office:value-type="string" calcext:value-type="string">
            <text:p>Identifiable segments</text:p>
          </table:table-cell>
          <table:table-cell office:value-type="float" office:value="7" calcext:value-type="float">
            <text:p>7</text:p>
          </table:table-cell>
          <table:table-cell table:style-name="ce4" table:number-columns-repeated="2"/>
          <table:table-cell office:value-type="float" office:value="9" calcext:value-type="float">
            <text:p>9</text:p>
          </table:table-cell>
          <table:table-cell table:style-name="ce4"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style-name="ce4"/>
          <table:table-cell table:number-columns-repeated="8"/>
        </table:table-row>
        <table:table-row table:style-name="ro3">
          <table:table-cell table:style-name="ce6" office:value-type="string" calcext:value-type="string">
            <text:p>Segments excluding intro and outro</text:p>
          </table:table-cell>
          <table:table-cell office:value-type="float" office:value="5" calcext:value-type="float">
            <text:p>5</text:p>
          </table:table-cell>
          <table:table-cell table:style-name="ce4" table:number-columns-repeated="2"/>
          <table:table-cell office:value-type="float" office:value="7" calcext:value-type="float">
            <text:p>7</text:p>
          </table:table-cell>
          <table:table-cell table:style-name="ce4"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style-name="ce4"/>
          <table:table-cell table:number-columns-repeated="8"/>
        </table:table-row>
        <table:table-row table:style-name="ro1" table:number-rows-repeated="4">
          <table:table-cell table:number-columns-repeated="2"/>
          <table:table-cell table:style-name="ce4" table:number-columns-repeated="2"/>
          <table:table-cell/>
          <table:table-cell table:style-name="ce4" table:number-columns-repeated="2"/>
          <table:table-cell table:number-columns-repeated="62"/>
        </table:table-row>
        <table:table-row table:style-name="ro1" table:number-rows-repeated="11">
          <table:table-cell table:number-columns-repeated="2"/>
          <table:table-cell table:style-name="ce4" table:number-columns-repeated="2"/>
          <table:table-cell table:number-columns-repeated="65"/>
        </table:table-row>
        <table:table-row table:style-name="ro1" table:number-rows-repeated="1048541">
          <table:table-cell table:number-columns-repeated="69"/>
        </table:table-row>
        <table:table-row table:style-name="ro1">
          <table:table-cell table:number-columns-repeated="69"/>
        </table:table-row>
      </table:table>
      <table:named-expressions/>
      <table:database-ranges>
        <table:database-range table:name="__Anonymous_Sheet_DB__1" table:target-range-address="'total use of time per segment'.A5:'total use of time per segment'.D18" table:contains-header="false">
          <table:sort>
            <table:sort-by table:field-number="1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total use of time per segment'.A1:'total use of time per segment'.D19" table:buttons="'total use of time per segment'.A1 'total use of time per segment'.A4 'total use of time per segment'.B3" table:ignore-empty-rows="true">
          <table:source-cell-range table:cell-range-address="'Segment lengths'.A1:'Segment lengths'.D205"/>
          <table:data-pilot-field table:source-field-name="" table:is-data-layout-field="true" table:orientation="column" table:used-hierarchy="-1" table:function="auto">
            <table:data-pilot-level table:show-empty="true"/>
          </table:data-pilot-field>
          <table:data-pilot-field table:source-field-name="Segment" table:orientation="row" table:used-hierarchy="0" table:function="auto">
            <table:data-pilot-level table:show-empty="false">
              <table:data-pilot-members>
                <table:data-pilot-member table:name="BOARD OVERVIEW" table:display="true" table:show-details="true"/>
                <table:data-pilot-member table:name="CYCLES" table:display="true" table:show-details="true"/>
                <table:data-pilot-member table:name="DONE" table:display="false" table:show-details="true"/>
                <table:data-pilot-member table:name="FIRES" table:display="true" table:show-details="true"/>
                <table:data-pilot-member table:name="INBOX" table:display="true" table:show-details="true"/>
                <table:data-pilot-member table:name="INTRO" table:display="true" table:show-details="true"/>
                <table:data-pilot-member table:name="MARKETING BOX" table:display="true" table:show-details="true"/>
                <table:data-pilot-member table:name="MODULES CONTINUUM" table:display="true" table:show-details="true"/>
                <table:data-pilot-member table:name="MONEYBOX" table:display="true" table:show-details="true"/>
                <table:data-pilot-member table:name="NON-CORE MODULE CONTINUUM" table:display="true" table:show-details="true"/>
                <table:data-pilot-member table:name="NON-FUNCTIONAL CONTINUUM" table:display="true" table:show-details="true"/>
                <table:data-pilot-member table:name="OUTBOX" table:display="true" table:show-details="true"/>
                <table:data-pilot-member table:name="PRIORITY LANE" table:display="true" table:show-details="true"/>
                <table:data-pilot-member table:name="QUESTIONS" table:display="true" table:show-details="true"/>
                <table:data-pilot-member table:name="RECORDING ENDS" table:display="false" table:show-details="true"/>
                <table:data-pilot-member table:name="WATBO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uration" table:orientation="data" table:used-hierarchy="0" table:function="sum">
            <table:data-pilot-level table:show-empty="false">
              <table:data-pilot-members>
                <table:data-pilot-member table:name="00:00:04" table:display="true" table:show-details="true"/>
                <table:data-pilot-member table:name="00:00:10" table:display="true" table:show-details="true"/>
                <table:data-pilot-member table:name="00:00:12" table:display="true" table:show-details="true"/>
                <table:data-pilot-member table:name="00:00:13" table:display="true" table:show-details="true"/>
                <table:data-pilot-member table:name="00:00:14" table:display="true" table:show-details="true"/>
                <table:data-pilot-member table:name="00:00:15" table:display="true" table:show-details="true"/>
                <table:data-pilot-member table:name="00:00:16" table:display="true" table:show-details="true"/>
                <table:data-pilot-member table:name="00:00:17" table:display="true" table:show-details="true"/>
                <table:data-pilot-member table:name="00:00:20" table:display="true" table:show-details="true"/>
                <table:data-pilot-member table:name="00:00:22" table:display="true" table:show-details="true"/>
                <table:data-pilot-member table:name="00:00:23" table:display="true" table:show-details="true"/>
                <table:data-pilot-member table:name="00:00:24" table:display="true" table:show-details="true"/>
                <table:data-pilot-member table:name="00:00:25" table:display="true" table:show-details="true"/>
                <table:data-pilot-member table:name="00:00:28" table:display="true" table:show-details="true"/>
                <table:data-pilot-member table:name="00:00:30" table:display="true" table:show-details="true"/>
                <table:data-pilot-member table:name="00:00:32" table:display="true" table:show-details="true"/>
                <table:data-pilot-member table:name="00:00:33" table:display="true" table:show-details="true"/>
                <table:data-pilot-member table:name="00:00:35" table:display="true" table:show-details="true"/>
                <table:data-pilot-member table:name="00:00:38" table:display="true" table:show-details="true"/>
                <table:data-pilot-member table:name="00:00:40" table:display="true" table:show-details="true"/>
                <table:data-pilot-member table:name="00:00:42" table:display="true" table:show-details="true"/>
                <table:data-pilot-member table:name="00:00:43" table:display="true" table:show-details="true"/>
                <table:data-pilot-member table:name="00:00:45" table:display="true" table:show-details="true"/>
                <table:data-pilot-member table:name="00:00:47" table:display="true" table:show-details="true"/>
                <table:data-pilot-member table:name="00:00:50" table:display="true" table:show-details="true"/>
                <table:data-pilot-member table:name="00:00:55" table:display="true" table:show-details="true"/>
                <table:data-pilot-member table:name="00:00:57" table:display="true" table:show-details="true"/>
                <table:data-pilot-member table:name="00:01:05" table:display="true" table:show-details="true"/>
                <table:data-pilot-member table:name="00:01:10" table:display="true" table:show-details="true"/>
                <table:data-pilot-member table:name="00:01:13" table:display="true" table:show-details="true"/>
                <table:data-pilot-member table:name="00:01:15" table:display="true" table:show-details="true"/>
                <table:data-pilot-member table:name="00:01:18" table:display="true" table:show-details="true"/>
                <table:data-pilot-member table:name="00:01:20" table:display="true" table:show-details="true"/>
                <table:data-pilot-member table:name="00:01:25" table:display="true" table:show-details="true"/>
                <table:data-pilot-member table:name="00:01:26" table:display="true" table:show-details="true"/>
                <table:data-pilot-member table:name="00:01:29" table:display="true" table:show-details="true"/>
                <table:data-pilot-member table:name="00:01:31" table:display="true" table:show-details="true"/>
                <table:data-pilot-member table:name="00:01:35" table:display="true" table:show-details="true"/>
                <table:data-pilot-member table:name="00:01:40" table:display="true" table:show-details="true"/>
                <table:data-pilot-member table:name="00:01:43" table:display="true" table:show-details="true"/>
                <table:data-pilot-member table:name="00:01:45" table:display="true" table:show-details="true"/>
                <table:data-pilot-member table:name="00:01:54" table:display="true" table:show-details="true"/>
                <table:data-pilot-member table:name="00:02:00" table:display="true" table:show-details="true"/>
                <table:data-pilot-member table:name="00:02:06" table:display="true" table:show-details="true"/>
                <table:data-pilot-member table:name="00:02:07" table:display="true" table:show-details="true"/>
                <table:data-pilot-member table:name="00:02:10" table:display="true" table:show-details="true"/>
                <table:data-pilot-member table:name="00:02:13" table:display="true" table:show-details="true"/>
                <table:data-pilot-member table:name="00:02:15" table:display="true" table:show-details="true"/>
                <table:data-pilot-member table:name="00:02:17" table:display="true" table:show-details="true"/>
                <table:data-pilot-member table:name="00:02:20" table:display="true" table:show-details="true"/>
                <table:data-pilot-member table:name="00:02:25" table:display="true" table:show-details="true"/>
                <table:data-pilot-member table:name="00:02:28" table:display="true" table:show-details="true"/>
                <table:data-pilot-member table:name="00:02:30" table:display="true" table:show-details="true"/>
                <table:data-pilot-member table:name="00:02:35" table:display="true" table:show-details="true"/>
                <table:data-pilot-member table:name="00:02:40" table:display="true" table:show-details="true"/>
                <table:data-pilot-member table:name="00:02:53" table:display="true" table:show-details="true"/>
                <table:data-pilot-member table:name="00:02:57" table:display="true" table:show-details="true"/>
                <table:data-pilot-member table:name="00:03:00" table:display="true" table:show-details="true"/>
                <table:data-pilot-member table:name="00:03:05" table:display="true" table:show-details="true"/>
                <table:data-pilot-member table:name="00:03:17" table:display="true" table:show-details="true"/>
                <table:data-pilot-member table:name="00:03:20" table:display="true" table:show-details="true"/>
                <table:data-pilot-member table:name="00:03:30" table:display="true" table:show-details="true"/>
                <table:data-pilot-member table:name="00:03:43" table:display="true" table:show-details="true"/>
                <table:data-pilot-member table:name="00:03:45" table:display="true" table:show-details="true"/>
                <table:data-pilot-member table:name="00:04:00" table:display="true" table:show-details="true"/>
                <table:data-pilot-member table:name="00:04:04" table:display="true" table:show-details="true"/>
                <table:data-pilot-member table:name="00:04:05" table:display="true" table:show-details="true"/>
                <table:data-pilot-member table:name="00:04:15" table:display="true" table:show-details="true"/>
                <table:data-pilot-member table:name="00:04:40" table:display="true" table:show-details="true"/>
                <table:data-pilot-member table:name="00:04:50" table:display="true" table:show-details="true"/>
                <table:data-pilot-member table:name="00:05:05" table:display="true" table:show-details="true"/>
                <table:data-pilot-member table:name="00:05:10" table:display="true" table:show-details="true"/>
                <table:data-pilot-member table:name="00:05:15" table:display="true" table:show-details="true"/>
                <table:data-pilot-member table:name="00:05:20" table:display="true" table:show-details="true"/>
                <table:data-pilot-member table:name="00:05:30" table:display="true" table:show-details="true"/>
                <table:data-pilot-member table:name="00:05:32" table:display="true" table:show-details="true"/>
                <table:data-pilot-member table:name="00:05:39" table:display="true" table:show-details="true"/>
                <table:data-pilot-member table:name="00:05:45" table:display="true" table:show-details="true"/>
                <table:data-pilot-member table:name="00:05:50" table:display="true" table:show-details="true"/>
                <table:data-pilot-member table:name="00:05:55" table:display="true" table:show-details="true"/>
                <table:data-pilot-member table:name="00:06:15" table:display="true" table:show-details="true"/>
                <table:data-pilot-member table:name="00:06:20" table:display="true" table:show-details="true"/>
                <table:data-pilot-member table:name="00:06:25" table:display="true" table:show-details="true"/>
                <table:data-pilot-member table:name="00:06:40" table:display="true" table:show-details="true"/>
                <table:data-pilot-member table:name="00:07:00" table:display="true" table:show-details="true"/>
                <table:data-pilot-member table:name="00:07:13" table:display="true" table:show-details="true"/>
                <table:data-pilot-member table:name="00:07:23" table:display="true" table:show-details="true"/>
                <table:data-pilot-member table:name="00:07:25" table:display="true" table:show-details="true"/>
                <table:data-pilot-member table:name="00:07:52" table:display="true" table:show-details="true"/>
                <table:data-pilot-member table:name="00:07:56" table:display="true" table:show-details="true"/>
                <table:data-pilot-member table:name="00:08:05" table:display="true" table:show-details="true"/>
                <table:data-pilot-member table:name="00:08:59" table:display="true" table:show-details="true"/>
                <table:data-pilot-member table:name="00:09:35" table:display="true" table:show-details="true"/>
                <table:data-pilot-member table:name="00:09:36" table:display="true" table:show-details="true"/>
                <table:data-pilot-member table:name="00:09:40" table:display="true" table:show-details="true"/>
                <table:data-pilot-member table:name="00:09:55" table:display="true" table:show-details="true"/>
                <table:data-pilot-member table:name="00:10:11" table:display="true" table:show-details="true"/>
                <table:data-pilot-member table:name="00:10:45" table:display="true" table:show-details="true"/>
                <table:data-pilot-member table:name="00:10:55" table:display="true" table:show-details="true"/>
                <table:data-pilot-member table:name="00:12:10" table:display="true" table:show-details="true"/>
                <table:data-pilot-member table:name="00:12:20" table:display="true" table:show-details="true"/>
                <table:data-pilot-member table:name="00:12:28" table:display="true" table:show-details="true"/>
                <table:data-pilot-member table:name="00:12:33" table:display="true" table:show-details="true"/>
                <table:data-pilot-member table:name="00:12:45" table:display="true" table:show-details="true"/>
                <table:data-pilot-member table:name="00:12:47" table:display="true" table:show-details="true"/>
                <table:data-pilot-member table:name="00:12:50" table:display="true" table:show-details="true"/>
                <table:data-pilot-member table:name="00:13:00" table:display="true" table:show-details="true"/>
                <table:data-pilot-member table:name="00:13:20" table:display="true" table:show-details="true"/>
                <table:data-pilot-member table:name="00:13:30" table:display="true" table:show-details="true"/>
                <table:data-pilot-member table:name="00:13:55" table:display="true" table:show-details="true"/>
                <table:data-pilot-member table:name="00:14:55" table:display="true" table:show-details="true"/>
                <table:data-pilot-member table:name="00:15:30" table:display="true" table:show-details="true"/>
                <table:data-pilot-member table:name="00:15:45" table:display="true" table:show-details="true"/>
                <table:data-pilot-member table:name="00:18:25" table:display="true" table:show-details="true"/>
                <table:data-pilot-member table:name="00:18:52" table:display="true" table:show-details="true"/>
                <table:data-pilot-member table:name="00:20:05" table:display="true" table:show-details="true"/>
                <table:data-pilot-member table:name="00:20:18" table:display="true" table:show-details="true"/>
                <table:data-pilot-member table:name="00:20:20" table:display="true" table:show-details="true"/>
                <table:data-pilot-member table:name="00:22:0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uration" table:orientation="data" table:used-hierarchy="-1" table:function="average">
            <table:data-pilot-level/>
          </table:data-pilot-field>
          <table:data-pilot-field table:source-field-name="Segment" table:orientation="data" table:used-hierarchy="-1" table:function="count">
            <table:data-pilot-level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/00/0000</text:date>, <text:time style:data-style-name="N2" text:time-value="0000-00-00T00:00:01.4225837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2:41:15.201708000</meta:creation-date>
    <dc:date>2016-04-18T15:22:59.288290000</dc:date>
    <meta:editing-duration>P9DT17M24S</meta:editing-duration>
    <meta:editing-cycles>39</meta:editing-cycles>
    <meta:generator>LibreOffice/4.1.2.3$MacOSX_x86 LibreOffice_project/40b2d7fde7e8d2d7bc5a449dc65df4d08a7dd38</meta:generator>
    <meta:document-statistic meta:table-count="4" meta:cell-count="1374" meta:object-count="0"/>
  </office:meta>
</office:document-meta>
</file>